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rebuchet MS" svg:font-family="'Trebuchet MS'"/>
    <style:font-face style:name="Verdana" svg:font-family="Verdan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7.091cm"/>
    </style:style>
    <style:style style:name="Table1.B" style:family="table-column">
      <style:table-column-properties style:column-width="8.176cm"/>
    </style:style>
    <style:style style:name="Table1.C" style:family="table-column">
      <style:table-column-properties style:column-width="1.244cm"/>
    </style:style>
    <style:style style:name="Table1.A1" style:family="table-cell">
      <style:table-cell-properties style:vertical-align="top" fo:padding="0.176cm" fo:border="1pt solid #000000"/>
    </style:style>
    <style:style style:name="Table2" style:family="table">
      <style:table-properties style:width="16.51cm" fo:margin-left="0.176cm" table:align="left" style:writing-mode="lr-tb"/>
    </style:style>
    <style:style style:name="Table2.A" style:family="table-column">
      <style:table-column-properties style:column-width="5.08cm"/>
    </style:style>
    <style:style style:name="Table2.B" style:family="table-column">
      <style:table-column-properties style:column-width="3.175cm"/>
    </style:style>
    <style:style style:name="Table2.C" style:family="table-column">
      <style:table-column-properties style:column-width="4.128cm"/>
    </style:style>
    <style:style style:name="Table2.A1" style:family="table-cell">
      <style:table-cell-properties style:vertical-align="top" fo:padding="0.176cm" fo:border="1pt solid #000000"/>
    </style:style>
    <style:style style:name="Table2.A2" style:family="table-cell">
      <style:table-cell-properties style:vertical-align="top" fo:padding-left="0.176cm" fo:padding-right="0.176cm" fo:padding-top="0.141cm" fo:padding-bottom="0.141cm" fo:border="1pt solid #000000"/>
    </style:style>
    <style:style style:name="Table3" style:family="table">
      <style:table-properties style:width="16.51cm" fo:margin-left="0.176cm" table:align="left" style:writing-mode="lr-tb"/>
    </style:style>
    <style:style style:name="Table3.A" style:family="table-column">
      <style:table-column-properties style:column-width="1.005cm"/>
    </style:style>
    <style:style style:name="Table3.B" style:family="table-column">
      <style:table-column-properties style:column-width="0.767cm"/>
    </style:style>
    <style:style style:name="Table3.C" style:family="table-column">
      <style:table-column-properties style:column-width="2.937cm"/>
    </style:style>
    <style:style style:name="Table3.D" style:family="table-column">
      <style:table-column-properties style:column-width="11.8cm"/>
    </style:style>
    <style:style style:name="Table3.A1" style:family="table-cell">
      <style:table-cell-properties style:vertical-align="top" fo:padding="0.176cm" fo:border="1pt solid #000000"/>
    </style:style>
    <style:style style:name="Table4" style:family="table">
      <style:table-properties style:width="16.51cm" fo:margin-left="0.176cm" table:align="left" style:writing-mode="lr-tb"/>
    </style:style>
    <style:style style:name="Table4.A" style:family="table-column">
      <style:table-column-properties style:column-width="2.752cm"/>
    </style:style>
    <style:style style:name="Table4.A1" style:family="table-cell">
      <style:table-cell-properties style:vertical-align="top" fo:padding="0.176cm" fo:border="1pt solid #000000"/>
    </style:style>
    <style:style style:name="Table5" style:family="table">
      <style:table-properties style:width="16.51cm" fo:margin-left="0.176cm" table:align="left" style:writing-mode="lr-tb"/>
    </style:style>
    <style:style style:name="Table5.A" style:family="table-column">
      <style:table-column-properties style:column-width="2.064cm"/>
    </style:style>
    <style:style style:name="Table5.A1" style:family="table-cell">
      <style:table-cell-properties style:vertical-align="top" fo:padding="0.176cm" fo:border="1pt solid #000000"/>
    </style:style>
    <style:style style:name="Table6" style:family="table">
      <style:table-properties style:width="16.51cm" fo:margin-left="0.176cm" table:align="left" style:writing-mode="lr-tb"/>
    </style:style>
    <style:style style:name="Table6.A" style:family="table-column">
      <style:table-column-properties style:column-width="8.255cm"/>
    </style:style>
    <style:style style:name="Table6.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6.A2" style:family="table-cell">
      <style:table-cell-properties style:vertical-align="top" fo:padding-left="0.176cm" fo:padding-right="0.176cm" fo:padding-top="0.141cm" fo:padding-bottom="0.141cm" fo:border="1pt solid #dddddd"/>
    </style:style>
    <style:style style:name="Table6.B2" style:family="table-cell">
      <style:table-cell-properties style:vertical-align="top" fo:padding-left="0.176cm" fo:padding-right="0.176cm" fo:padding-top="0.141cm" fo:padding-bottom="0.141cm" fo:border="1pt solid #dddddd"/>
    </style:style>
    <style:style style:name="Table6.A3" style:family="table-cell">
      <style:table-cell-properties style:vertical-align="top" fo:padding-left="0.176cm" fo:padding-right="0.176cm" fo:padding-top="0.141cm" fo:padding-bottom="0.141cm" fo:border="1pt solid #dddddd"/>
    </style:style>
    <style:style style:name="Table6.B3" style:family="table-cell">
      <style:table-cell-properties style:vertical-align="top" fo:padding-left="0.176cm" fo:padding-right="0.176cm" fo:padding-top="0.141cm" fo:padding-bottom="0.141cm" fo:border="1pt solid #dddddd"/>
    </style:style>
    <style:style style:name="Table6.A4" style:family="table-cell">
      <style:table-cell-properties style:vertical-align="top" fo:padding-left="0.176cm" fo:padding-right="0.176cm" fo:padding-top="0.141cm" fo:padding-bottom="0.141cm" fo:border="1pt solid #dddddd"/>
    </style:style>
    <style:style style:name="Table6.B4" style:family="table-cell">
      <style:table-cell-properties style:vertical-align="top" fo:padding-left="0.176cm" fo:padding-right="0.176cm" fo:padding-top="0.141cm" fo:padding-bottom="0.141cm" fo:border="1pt solid #dddddd"/>
    </style:style>
    <style:style style:name="Table6.A5" style:family="table-cell">
      <style:table-cell-properties style:vertical-align="top" fo:padding-left="0.176cm" fo:padding-right="0.176cm" fo:padding-top="0.141cm" fo:padding-bottom="0.141cm" fo:border="1pt solid #dddddd"/>
    </style:style>
    <style:style style:name="Table6.B5" style:family="table-cell">
      <style:table-cell-properties style:vertical-align="top" fo:padding-left="0.176cm" fo:padding-right="0.176cm" fo:padding-top="0.141cm" fo:padding-bottom="0.141cm" fo:border="1pt solid #dddddd"/>
    </style:style>
    <style:style style:name="Table6.A6" style:family="table-cell">
      <style:table-cell-properties style:vertical-align="top" fo:padding-left="0.176cm" fo:padding-right="0.176cm" fo:padding-top="0.141cm" fo:padding-bottom="0.141cm" fo:border="1pt solid #dddddd"/>
    </style:style>
    <style:style style:name="Table6.B6" style:family="table-cell">
      <style:table-cell-properties style:vertical-align="top" fo:padding-left="0.176cm" fo:padding-right="0.176cm" fo:padding-top="0.141cm" fo:padding-bottom="0.141cm" fo:border="1pt solid #dddddd"/>
    </style:style>
    <style:style style:name="Table7" style:family="table">
      <style:table-properties style:width="16.51cm" fo:margin-left="0.176cm" table:align="left" style:writing-mode="lr-tb"/>
    </style:style>
    <style:style style:name="Table7.A" style:family="table-column">
      <style:table-column-properties style:column-width="8.255cm"/>
    </style:style>
    <style:style style:name="Table7.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7.A2" style:family="table-cell">
      <style:table-cell-properties style:vertical-align="top" fo:padding-left="0.176cm" fo:padding-right="0.176cm" fo:padding-top="0.141cm" fo:padding-bottom="0.141cm" fo:border="1pt solid #dddddd"/>
    </style:style>
    <style:style style:name="Table7.B2" style:family="table-cell">
      <style:table-cell-properties style:vertical-align="top" fo:padding-left="0.176cm" fo:padding-right="0.176cm" fo:padding-top="0.141cm" fo:padding-bottom="0.141cm" fo:border="1pt solid #dddddd"/>
    </style:style>
    <style:style style:name="Table7.A3" style:family="table-cell">
      <style:table-cell-properties style:vertical-align="top" fo:padding-left="0.176cm" fo:padding-right="0.176cm" fo:padding-top="0.141cm" fo:padding-bottom="0.141cm" fo:border="1pt solid #dddddd"/>
    </style:style>
    <style:style style:name="Table7.B3" style:family="table-cell">
      <style:table-cell-properties style:vertical-align="top" fo:padding-left="0.176cm" fo:padding-right="0.176cm" fo:padding-top="0.141cm" fo:padding-bottom="0.141cm" fo:border="1pt solid #dddddd"/>
    </style:style>
    <style:style style:name="Table7.A4" style:family="table-cell">
      <style:table-cell-properties style:vertical-align="top" fo:padding-left="0.176cm" fo:padding-right="0.176cm" fo:padding-top="0.141cm" fo:padding-bottom="0.141cm" fo:border="1pt solid #dddddd"/>
    </style:style>
    <style:style style:name="Table7.B4" style:family="table-cell">
      <style:table-cell-properties style:vertical-align="top" fo:padding-left="0.176cm" fo:padding-right="0.176cm" fo:padding-top="0.141cm" fo:padding-bottom="0.141cm" fo:border="1pt solid #dddddd"/>
    </style:style>
    <style:style style:name="Table7.A5" style:family="table-cell">
      <style:table-cell-properties style:vertical-align="top" fo:padding-left="0.176cm" fo:padding-right="0.176cm" fo:padding-top="0.141cm" fo:padding-bottom="0.141cm" fo:border="1pt solid #dddddd"/>
    </style:style>
    <style:style style:name="Table7.B5" style:family="table-cell">
      <style:table-cell-properties style:vertical-align="top" fo:padding-left="0.176cm" fo:padding-right="0.176cm" fo:padding-top="0.141cm" fo:padding-bottom="0.141cm" fo:border="1pt solid #dddddd"/>
    </style:style>
    <style:style style:name="Table8" style:family="table">
      <style:table-properties style:width="16.51cm" fo:margin-left="0.176cm" table:align="left" style:writing-mode="lr-tb"/>
    </style:style>
    <style:style style:name="Table8.A" style:family="table-column">
      <style:table-column-properties style:column-width="4.128cm"/>
    </style:style>
    <style:style style:name="Table8.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8.A2" style:family="table-cell">
      <style:table-cell-properties style:vertical-align="top" fo:padding-left="0.176cm" fo:padding-right="0.176cm" fo:padding-top="0.141cm" fo:padding-bottom="0.141cm" fo:border="1pt solid #dddddd"/>
    </style:style>
    <style:style style:name="Table8.B2" style:family="table-cell">
      <style:table-cell-properties style:vertical-align="top" fo:padding-left="0.176cm" fo:padding-right="0.176cm" fo:padding-top="0.141cm" fo:padding-bottom="0.141cm" fo:border="1pt solid #dddddd"/>
    </style:style>
    <style:style style:name="Table8.C2" style:family="table-cell">
      <style:table-cell-properties style:vertical-align="top" fo:padding-left="0.176cm" fo:padding-right="0.176cm" fo:padding-top="0.141cm" fo:padding-bottom="0.141cm" fo:border="1pt solid #dddddd"/>
    </style:style>
    <style:style style:name="Table8.D2" style:family="table-cell">
      <style:table-cell-properties style:vertical-align="top" fo:padding-left="0.176cm" fo:padding-right="0.176cm" fo:padding-top="0.141cm" fo:padding-bottom="0.141cm" fo:border="1pt solid #dddddd"/>
    </style:style>
    <style:style style:name="Table8.A3" style:family="table-cell">
      <style:table-cell-properties style:vertical-align="top" fo:padding-left="0.176cm" fo:padding-right="0.176cm" fo:padding-top="0.141cm" fo:padding-bottom="0.141cm" fo:border="1pt solid #dddddd"/>
    </style:style>
    <style:style style:name="Table8.B3" style:family="table-cell">
      <style:table-cell-properties style:vertical-align="top" fo:padding-left="0.176cm" fo:padding-right="0.176cm" fo:padding-top="0.141cm" fo:padding-bottom="0.141cm" fo:border="1pt solid #dddddd"/>
    </style:style>
    <style:style style:name="Table8.C3" style:family="table-cell">
      <style:table-cell-properties style:vertical-align="top" fo:padding-left="0.176cm" fo:padding-right="0.176cm" fo:padding-top="0.141cm" fo:padding-bottom="0.141cm" fo:border="1pt solid #dddddd"/>
    </style:style>
    <style:style style:name="Table8.D3" style:family="table-cell">
      <style:table-cell-properties style:vertical-align="top" fo:padding-left="0.176cm" fo:padding-right="0.176cm" fo:padding-top="0.141cm" fo:padding-bottom="0.141cm" fo:border="1pt solid #dddddd"/>
    </style:style>
    <style:style style:name="Table8.A4" style:family="table-cell">
      <style:table-cell-properties style:vertical-align="top" fo:padding-left="0.176cm" fo:padding-right="0.176cm" fo:padding-top="0.141cm" fo:padding-bottom="0.141cm" fo:border="1pt solid #dddddd"/>
    </style:style>
    <style:style style:name="Table8.B4" style:family="table-cell">
      <style:table-cell-properties style:vertical-align="top" fo:padding-left="0.176cm" fo:padding-right="0.176cm" fo:padding-top="0.141cm" fo:padding-bottom="0.141cm" fo:border="1pt solid #dddddd"/>
    </style:style>
    <style:style style:name="Table8.C4" style:family="table-cell">
      <style:table-cell-properties style:vertical-align="top" fo:padding-left="0.176cm" fo:padding-right="0.176cm" fo:padding-top="0.141cm" fo:padding-bottom="0.141cm" fo:border="1pt solid #dddddd"/>
    </style:style>
    <style:style style:name="Table8.D4" style:family="table-cell">
      <style:table-cell-properties style:vertical-align="top" fo:padding-left="0.176cm" fo:padding-right="0.176cm" fo:padding-top="0.141cm" fo:padding-bottom="0.141cm" fo:border="1pt solid #dddddd"/>
    </style:style>
    <style:style style:name="Table8.A5" style:family="table-cell">
      <style:table-cell-properties style:vertical-align="top" fo:padding-left="0.176cm" fo:padding-right="0.176cm" fo:padding-top="0.141cm" fo:padding-bottom="0.141cm" fo:border="1pt solid #dddddd"/>
    </style:style>
    <style:style style:name="Table8.B5" style:family="table-cell">
      <style:table-cell-properties style:vertical-align="top" fo:padding-left="0.176cm" fo:padding-right="0.176cm" fo:padding-top="0.141cm" fo:padding-bottom="0.141cm" fo:border="1pt solid #dddddd"/>
    </style:style>
    <style:style style:name="Table8.C5" style:family="table-cell">
      <style:table-cell-properties style:vertical-align="top" fo:padding-left="0.176cm" fo:padding-right="0.176cm" fo:padding-top="0.141cm" fo:padding-bottom="0.141cm" fo:border="1pt solid #dddddd"/>
    </style:style>
    <style:style style:name="Table8.D5" style:family="table-cell">
      <style:table-cell-properties style:vertical-align="top" fo:padding-left="0.176cm" fo:padding-right="0.176cm" fo:padding-top="0.141cm" fo:padding-bottom="0.141cm" fo:border="1pt solid #dddddd"/>
    </style:style>
    <style:style style:name="Table8.A6" style:family="table-cell">
      <style:table-cell-properties style:vertical-align="top" fo:padding-left="0.176cm" fo:padding-right="0.176cm" fo:padding-top="0.141cm" fo:padding-bottom="0.141cm" fo:border="1pt solid #dddddd"/>
    </style:style>
    <style:style style:name="Table8.B6" style:family="table-cell">
      <style:table-cell-properties style:vertical-align="top" fo:padding-left="0.176cm" fo:padding-right="0.176cm" fo:padding-top="0.141cm" fo:padding-bottom="0.141cm" fo:border="1pt solid #dddddd"/>
    </style:style>
    <style:style style:name="Table8.C6" style:family="table-cell">
      <style:table-cell-properties style:vertical-align="top" fo:padding-left="0.176cm" fo:padding-right="0.176cm" fo:padding-top="0.141cm" fo:padding-bottom="0.141cm" fo:border="1pt solid #dddddd"/>
    </style:style>
    <style:style style:name="Table8.D6" style:family="table-cell">
      <style:table-cell-properties style:vertical-align="top" fo:padding-left="0.176cm" fo:padding-right="0.176cm" fo:padding-top="0.141cm" fo:padding-bottom="0.141cm" fo:border="1pt solid #dddddd"/>
    </style:style>
    <style:style style:name="Table9" style:family="table">
      <style:table-properties style:width="16.51cm" fo:margin-left="0.176cm" table:align="left" style:writing-mode="lr-tb"/>
    </style:style>
    <style:style style:name="Table9.A" style:family="table-column">
      <style:table-column-properties style:column-width="8.255cm"/>
    </style:style>
    <style:style style:name="Table9.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9.A2" style:family="table-cell">
      <style:table-cell-properties style:vertical-align="top" fo:padding-left="0.176cm" fo:padding-right="0.176cm" fo:padding-top="0.141cm" fo:padding-bottom="0.141cm" fo:border="1pt solid #dddddd"/>
    </style:style>
    <style:style style:name="Table9.B2" style:family="table-cell">
      <style:table-cell-properties style:vertical-align="top" fo:padding-left="0.176cm" fo:padding-right="0.176cm" fo:padding-top="0.141cm" fo:padding-bottom="0.141cm" fo:border="1pt solid #dddddd"/>
    </style:style>
    <style:style style:name="Table9.A3" style:family="table-cell">
      <style:table-cell-properties style:vertical-align="top" fo:padding-left="0.176cm" fo:padding-right="0.176cm" fo:padding-top="0.141cm" fo:padding-bottom="0.141cm" fo:border="1pt solid #dddddd"/>
    </style:style>
    <style:style style:name="Table9.B3" style:family="table-cell">
      <style:table-cell-properties style:vertical-align="top" fo:padding-left="0.176cm" fo:padding-right="0.176cm" fo:padding-top="0.141cm" fo:padding-bottom="0.141cm" fo:border="1pt solid #dddddd"/>
    </style:style>
    <style:style style:name="Table9.A4" style:family="table-cell">
      <style:table-cell-properties style:vertical-align="top" fo:padding-left="0.176cm" fo:padding-right="0.176cm" fo:padding-top="0.141cm" fo:padding-bottom="0.141cm" fo:border="1pt solid #dddddd"/>
    </style:style>
    <style:style style:name="Table9.B4" style:family="table-cell">
      <style:table-cell-properties style:vertical-align="top" fo:padding-left="0.176cm" fo:padding-right="0.176cm" fo:padding-top="0.141cm" fo:padding-bottom="0.141cm" fo:border="1pt solid #dddddd"/>
    </style:style>
    <style:style style:name="Table9.A5" style:family="table-cell">
      <style:table-cell-properties style:vertical-align="top" fo:padding-left="0.176cm" fo:padding-right="0.176cm" fo:padding-top="0.141cm" fo:padding-bottom="0.141cm" fo:border="1pt solid #dddddd"/>
    </style:style>
    <style:style style:name="Table9.B5" style:family="table-cell">
      <style:table-cell-properties style:vertical-align="top" fo:padding-left="0.176cm" fo:padding-right="0.176cm" fo:padding-top="0.141cm" fo:padding-bottom="0.141cm" fo:border="1pt solid #dddddd"/>
    </style:style>
    <style:style style:name="Table9.A6" style:family="table-cell">
      <style:table-cell-properties style:vertical-align="top" fo:padding-left="0.176cm" fo:padding-right="0.176cm" fo:padding-top="0.141cm" fo:padding-bottom="0.141cm" fo:border="1pt solid #dddddd"/>
    </style:style>
    <style:style style:name="Table9.B6" style:family="table-cell">
      <style:table-cell-properties style:vertical-align="top" fo:padding-left="0.176cm" fo:padding-right="0.176cm" fo:padding-top="0.141cm" fo:padding-bottom="0.141cm" fo:border="1pt solid #dddddd"/>
    </style:style>
    <style:style style:name="Table10" style:family="table">
      <style:table-properties style:width="16.51cm" fo:margin-left="0.176cm" table:align="left" style:writing-mode="lr-tb"/>
    </style:style>
    <style:style style:name="Table10.A" style:family="table-column">
      <style:table-column-properties style:column-width="8.255cm"/>
    </style:style>
    <style:style style:name="Table10.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10.A2" style:family="table-cell">
      <style:table-cell-properties style:vertical-align="top" fo:padding-left="0.176cm" fo:padding-right="0.176cm" fo:padding-top="0.141cm" fo:padding-bottom="0.141cm" fo:border="1pt solid #dddddd"/>
    </style:style>
    <style:style style:name="Table10.B2" style:family="table-cell">
      <style:table-cell-properties style:vertical-align="top" fo:padding-left="0.176cm" fo:padding-right="0.176cm" fo:padding-top="0.141cm" fo:padding-bottom="0.141cm" fo:border="1pt solid #dddddd"/>
    </style:style>
    <style:style style:name="Table10.A3" style:family="table-cell">
      <style:table-cell-properties style:vertical-align="top" fo:padding-left="0.176cm" fo:padding-right="0.176cm" fo:padding-top="0.141cm" fo:padding-bottom="0.141cm" fo:border="1pt solid #dddddd"/>
    </style:style>
    <style:style style:name="Table10.B3" style:family="table-cell">
      <style:table-cell-properties style:vertical-align="top" fo:padding-left="0.176cm" fo:padding-right="0.176cm" fo:padding-top="0.141cm" fo:padding-bottom="0.141cm" fo:border="1pt solid #dddddd"/>
    </style:style>
    <style:style style:name="Table10.A4" style:family="table-cell">
      <style:table-cell-properties style:vertical-align="top" fo:padding-left="0.176cm" fo:padding-right="0.176cm" fo:padding-top="0.141cm" fo:padding-bottom="0.141cm" fo:border="1pt solid #dddddd"/>
    </style:style>
    <style:style style:name="Table10.B4" style:family="table-cell">
      <style:table-cell-properties style:vertical-align="top" fo:padding-left="0.176cm" fo:padding-right="0.176cm" fo:padding-top="0.141cm" fo:padding-bottom="0.141cm" fo:border="1pt solid #dddddd"/>
    </style:style>
    <style:style style:name="Table10.A5" style:family="table-cell">
      <style:table-cell-properties style:vertical-align="top" fo:padding-left="0.176cm" fo:padding-right="0.176cm" fo:padding-top="0.141cm" fo:padding-bottom="0.141cm" fo:border="1pt solid #dddddd"/>
    </style:style>
    <style:style style:name="Table10.B5" style:family="table-cell">
      <style:table-cell-properties style:vertical-align="top" fo:padding-left="0.176cm" fo:padding-right="0.176cm" fo:padding-top="0.141cm" fo:padding-bottom="0.141cm" fo:border="1pt solid #dddddd"/>
    </style:style>
    <style:style style:name="Table11" style:family="table">
      <style:table-properties style:width="16.51cm" fo:margin-left="0.176cm" table:align="left" style:writing-mode="lr-tb"/>
    </style:style>
    <style:style style:name="Table11.A" style:family="table-column">
      <style:table-column-properties style:column-width="4.128cm"/>
    </style:style>
    <style:style style:name="Table11.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11.A2" style:family="table-cell">
      <style:table-cell-properties style:vertical-align="top" fo:padding-left="0.176cm" fo:padding-right="0.176cm" fo:padding-top="0.141cm" fo:padding-bottom="0.141cm" fo:border="1pt solid #dddddd"/>
    </style:style>
    <style:style style:name="Table11.B2" style:family="table-cell">
      <style:table-cell-properties style:vertical-align="top" fo:padding-left="0.176cm" fo:padding-right="0.176cm" fo:padding-top="0.141cm" fo:padding-bottom="0.141cm" fo:border="1pt solid #dddddd"/>
    </style:style>
    <style:style style:name="Table11.C2" style:family="table-cell">
      <style:table-cell-properties style:vertical-align="top" fo:padding-left="0.176cm" fo:padding-right="0.176cm" fo:padding-top="0.141cm" fo:padding-bottom="0.141cm" fo:border="1pt solid #dddddd"/>
    </style:style>
    <style:style style:name="Table11.D2" style:family="table-cell">
      <style:table-cell-properties style:vertical-align="top" fo:padding-left="0.176cm" fo:padding-right="0.176cm" fo:padding-top="0.141cm" fo:padding-bottom="0.141cm" fo:border="1pt solid #dddddd"/>
    </style:style>
    <style:style style:name="Table11.A3" style:family="table-cell">
      <style:table-cell-properties style:vertical-align="top" fo:padding-left="0.176cm" fo:padding-right="0.176cm" fo:padding-top="0.141cm" fo:padding-bottom="0.141cm" fo:border="1pt solid #dddddd"/>
    </style:style>
    <style:style style:name="Table11.B3" style:family="table-cell">
      <style:table-cell-properties style:vertical-align="top" fo:padding-left="0.176cm" fo:padding-right="0.176cm" fo:padding-top="0.141cm" fo:padding-bottom="0.141cm" fo:border="1pt solid #dddddd"/>
    </style:style>
    <style:style style:name="Table11.C3" style:family="table-cell">
      <style:table-cell-properties style:vertical-align="top" fo:padding-left="0.176cm" fo:padding-right="0.176cm" fo:padding-top="0.141cm" fo:padding-bottom="0.141cm" fo:border="1pt solid #dddddd"/>
    </style:style>
    <style:style style:name="Table11.D3" style:family="table-cell">
      <style:table-cell-properties style:vertical-align="top" fo:padding-left="0.176cm" fo:padding-right="0.176cm" fo:padding-top="0.141cm" fo:padding-bottom="0.141cm" fo:border="1pt solid #dddddd"/>
    </style:style>
    <style:style style:name="Table11.A4" style:family="table-cell">
      <style:table-cell-properties style:vertical-align="top" fo:padding-left="0.176cm" fo:padding-right="0.176cm" fo:padding-top="0.141cm" fo:padding-bottom="0.141cm" fo:border="1pt solid #dddddd"/>
    </style:style>
    <style:style style:name="Table11.B4" style:family="table-cell">
      <style:table-cell-properties style:vertical-align="top" fo:padding-left="0.176cm" fo:padding-right="0.176cm" fo:padding-top="0.141cm" fo:padding-bottom="0.141cm" fo:border="1pt solid #dddddd"/>
    </style:style>
    <style:style style:name="Table11.C4" style:family="table-cell">
      <style:table-cell-properties style:vertical-align="top" fo:padding-left="0.176cm" fo:padding-right="0.176cm" fo:padding-top="0.141cm" fo:padding-bottom="0.141cm" fo:border="1pt solid #dddddd"/>
    </style:style>
    <style:style style:name="Table11.D4" style:family="table-cell">
      <style:table-cell-properties style:vertical-align="top" fo:padding-left="0.176cm" fo:padding-right="0.176cm" fo:padding-top="0.141cm" fo:padding-bottom="0.141cm" fo:border="1pt solid #dddddd"/>
    </style:style>
    <style:style style:name="Table11.A5" style:family="table-cell">
      <style:table-cell-properties style:vertical-align="top" fo:padding-left="0.176cm" fo:padding-right="0.176cm" fo:padding-top="0.141cm" fo:padding-bottom="0.141cm" fo:border="1pt solid #dddddd"/>
    </style:style>
    <style:style style:name="Table11.B5" style:family="table-cell">
      <style:table-cell-properties style:vertical-align="top" fo:padding-left="0.176cm" fo:padding-right="0.176cm" fo:padding-top="0.141cm" fo:padding-bottom="0.141cm" fo:border="1pt solid #dddddd"/>
    </style:style>
    <style:style style:name="Table11.C5" style:family="table-cell">
      <style:table-cell-properties style:vertical-align="top" fo:padding-left="0.176cm" fo:padding-right="0.176cm" fo:padding-top="0.141cm" fo:padding-bottom="0.141cm" fo:border="1pt solid #dddddd"/>
    </style:style>
    <style:style style:name="Table11.D5" style:family="table-cell">
      <style:table-cell-properties style:vertical-align="top" fo:padding-left="0.176cm" fo:padding-right="0.176cm" fo:padding-top="0.141cm" fo:padding-bottom="0.141cm" fo:border="1pt solid #dddddd"/>
    </style:style>
    <style:style style:name="Table11.A6" style:family="table-cell">
      <style:table-cell-properties style:vertical-align="top" fo:padding-left="0.176cm" fo:padding-right="0.176cm" fo:padding-top="0.141cm" fo:padding-bottom="0.141cm" fo:border-left="1pt solid #dddddd" fo:border-right="1pt solid #dddddd" fo:border-top="none" fo:border-bottom="1pt solid #dddddd"/>
    </style:style>
    <style:style style:name="Table11.B6" style:family="table-cell">
      <style:table-cell-properties style:vertical-align="middle" fo:padding-left="0.176cm" fo:padding-right="0.176cm" fo:padding-top="0.141cm" fo:padding-bottom="0.141cm" fo:border-left="1pt solid #dddddd" fo:border-right="1pt solid #dddddd" fo:border-top="none" fo:border-bottom="1pt solid #dddddd"/>
    </style:style>
    <style:style style:name="Table12" style:family="table">
      <style:table-properties style:width="16.51cm" fo:margin-left="0.176cm" table:align="left" style:writing-mode="lr-tb"/>
    </style:style>
    <style:style style:name="Table12.A" style:family="table-column">
      <style:table-column-properties style:column-width="3.302cm"/>
    </style:style>
    <style:style style:name="Table12.A1" style:family="table-cell">
      <style:table-cell-properties style:vertical-align="top" fo:background-color="#f0f0f0" fo:padding-left="0.176cm" fo:padding-right="0.176cm" fo:padding-top="0.141cm" fo:padding-bottom="0.141cm" fo:border="1pt solid #dddddd">
        <style:background-image/>
      </style:table-cell-properties>
    </style:style>
    <style:style style:name="Table12.A2" style:family="table-cell">
      <style:table-cell-properties style:vertical-align="top" fo:padding-left="0.176cm" fo:padding-right="0.176cm" fo:padding-top="0.141cm" fo:padding-bottom="0.141cm" fo:border="1pt solid #dddddd"/>
    </style:style>
    <style:style style:name="Table12.B2" style:family="table-cell">
      <style:table-cell-properties style:vertical-align="top" fo:padding-left="0.176cm" fo:padding-right="0.176cm" fo:padding-top="0.141cm" fo:padding-bottom="0.141cm" fo:border="1pt solid #dddddd"/>
    </style:style>
    <style:style style:name="Table12.C2" style:family="table-cell">
      <style:table-cell-properties style:vertical-align="top" fo:padding-left="0.176cm" fo:padding-right="0.176cm" fo:padding-top="0.141cm" fo:padding-bottom="0.141cm" fo:border="1pt solid #dddddd"/>
    </style:style>
    <style:style style:name="Table12.D2" style:family="table-cell">
      <style:table-cell-properties style:vertical-align="top" fo:padding-left="0.176cm" fo:padding-right="0.176cm" fo:padding-top="0.141cm" fo:padding-bottom="0.141cm" fo:border="1pt solid #dddddd"/>
    </style:style>
    <style:style style:name="Table12.E2" style:family="table-cell">
      <style:table-cell-properties style:vertical-align="top" fo:padding-left="0.176cm" fo:padding-right="0.176cm" fo:padding-top="0.141cm" fo:padding-bottom="0.141cm" fo:border="1pt solid #dddddd"/>
    </style:style>
    <style:style style:name="Table12.A3" style:family="table-cell">
      <style:table-cell-properties style:vertical-align="top" fo:padding-left="0.176cm" fo:padding-right="0.176cm" fo:padding-top="0.141cm" fo:padding-bottom="0.141cm" fo:border="1pt solid #dddddd"/>
    </style:style>
    <style:style style:name="Table12.B3" style:family="table-cell">
      <style:table-cell-properties style:vertical-align="top" fo:padding-left="0.176cm" fo:padding-right="0.176cm" fo:padding-top="0.141cm" fo:padding-bottom="0.141cm" fo:border="1pt solid #dddddd"/>
    </style:style>
    <style:style style:name="Table12.C3" style:family="table-cell">
      <style:table-cell-properties style:vertical-align="top" fo:padding-left="0.176cm" fo:padding-right="0.176cm" fo:padding-top="0.141cm" fo:padding-bottom="0.141cm" fo:border="1pt solid #dddddd"/>
    </style:style>
    <style:style style:name="Table12.D3" style:family="table-cell">
      <style:table-cell-properties style:vertical-align="top" fo:padding-left="0.176cm" fo:padding-right="0.176cm" fo:padding-top="0.141cm" fo:padding-bottom="0.141cm" fo:border="1pt solid #dddddd"/>
    </style:style>
    <style:style style:name="Table12.E3" style:family="table-cell">
      <style:table-cell-properties style:vertical-align="top" fo:padding-left="0.176cm" fo:padding-right="0.176cm" fo:padding-top="0.141cm" fo:padding-bottom="0.141cm" fo:border="1pt solid #dddddd"/>
    </style:style>
    <style:style style:name="Table12.A4" style:family="table-cell">
      <style:table-cell-properties style:vertical-align="top" fo:padding-left="0.176cm" fo:padding-right="0.176cm" fo:padding-top="0.141cm" fo:padding-bottom="0.141cm" fo:border="1pt solid #dddddd"/>
    </style:style>
    <style:style style:name="Table12.B4" style:family="table-cell">
      <style:table-cell-properties style:vertical-align="top" fo:padding-left="0.176cm" fo:padding-right="0.176cm" fo:padding-top="0.141cm" fo:padding-bottom="0.141cm" fo:border="1pt solid #dddddd"/>
    </style:style>
    <style:style style:name="Table12.C4" style:family="table-cell">
      <style:table-cell-properties style:vertical-align="top" fo:padding-left="0.176cm" fo:padding-right="0.176cm" fo:padding-top="0.141cm" fo:padding-bottom="0.141cm" fo:border="1pt solid #dddddd"/>
    </style:style>
    <style:style style:name="Table12.D4" style:family="table-cell">
      <style:table-cell-properties style:vertical-align="top" fo:padding-left="0.176cm" fo:padding-right="0.176cm" fo:padding-top="0.141cm" fo:padding-bottom="0.141cm" fo:border="1pt solid #dddddd"/>
    </style:style>
    <style:style style:name="Table12.E4" style:family="table-cell">
      <style:table-cell-properties style:vertical-align="top" fo:padding-left="0.176cm" fo:padding-right="0.176cm" fo:padding-top="0.141cm" fo:padding-bottom="0.141cm" fo:border="1pt solid #dddddd"/>
    </style:style>
    <style:style style:name="Table12.A5" style:family="table-cell">
      <style:table-cell-properties style:vertical-align="top" fo:padding-left="0.176cm" fo:padding-right="0.176cm" fo:padding-top="0.141cm" fo:padding-bottom="0.141cm" fo:border="1pt solid #dddddd"/>
    </style:style>
    <style:style style:name="Table12.B5" style:family="table-cell">
      <style:table-cell-properties style:vertical-align="top" fo:padding-left="0.176cm" fo:padding-right="0.176cm" fo:padding-top="0.141cm" fo:padding-bottom="0.141cm" fo:border="1pt solid #dddddd"/>
    </style:style>
    <style:style style:name="Table12.C5" style:family="table-cell">
      <style:table-cell-properties style:vertical-align="top" fo:padding-left="0.176cm" fo:padding-right="0.176cm" fo:padding-top="0.141cm" fo:padding-bottom="0.141cm" fo:border="1pt solid #dddddd"/>
    </style:style>
    <style:style style:name="Table12.D5" style:family="table-cell">
      <style:table-cell-properties style:vertical-align="top" fo:padding-left="0.176cm" fo:padding-right="0.176cm" fo:padding-top="0.141cm" fo:padding-bottom="0.141cm" fo:border="1pt solid #dddddd"/>
    </style:style>
    <style:style style:name="Table12.E5" style:family="table-cell">
      <style:table-cell-properties style:vertical-align="top" fo:padding-left="0.176cm" fo:padding-right="0.176cm" fo:padding-top="0.141cm" fo:padding-bottom="0.141cm" fo:border="1pt solid #dddddd"/>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0pt" style:font-size-asian="10pt" style:font-size-complex="10pt"/>
    </style:style>
    <style:style style:name="P3" style:family="paragraph" style:parent-style-name="Subtitle">
      <style:paragraph-properties fo:line-height="115%" fo:break-before="auto" fo:break-after="auto" style:writing-mode="lr-tb"/>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cm" fo:margin-right="0cm" fo:margin-top="0cm" fo:margin-bottom="0.282cm" fo:line-height="130%"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282cm" fo:line-height="13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Title">
      <style:paragraph-properties fo:line-height="115%" fo:break-before="page" style:writing-mode="lr-tb"/>
    </style:style>
    <style:style style:name="P10" style:family="paragraph" style:parent-style-name="Standard">
      <style:paragraph-properties fo:margin-top="0cm" fo:margin-bottom="0.282cm" fo:line-height="130%" fo:break-before="auto" fo:break-after="auto" style:writing-mode="lr-tb"/>
    </style:style>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2">
      <style:paragraph-properties fo:margin-top="0cm" fo:margin-bottom="0cm" fo:line-height="115%" fo:break-before="auto" fo:break-after="auto" style:writing-mode="lr-tb"/>
    </style:style>
    <style:style style:name="P13" style:family="paragraph" style:parent-style-name="Standard" style:list-style-name="LS3">
      <style:paragraph-properties fo:margin-top="0cm" fo:margin-bottom="0cm" fo:line-height="115%" fo:break-before="auto" fo:break-after="auto" style:writing-mode="lr-tb"/>
    </style:style>
    <style:style style:name="P14" style:family="paragraph" style:parent-style-name="Standard" style:list-style-name="LS2">
      <style:paragraph-properties fo:margin-top="0cm" fo:margin-bottom="0cm" fo:line-height="115%" style:writing-mode="lr-tb"/>
    </style:style>
    <style:style style:name="P15"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Verdana" fo:font-size="11pt"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P17"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Verdana" fo:font-size="11pt"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P1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1" style:family="paragraph" style:parent-style-name="Standard">
      <style:paragraph-properties fo:margin-left="0cm" fo:margin-right="0cm" fo:margin-top="0cm" fo:margin-bottom="0.282cm" fo:line-height="130%" fo:text-align="start" style:justify-single-word="false" fo:text-indent="0cm" style:auto-text-indent="false" fo:break-before="auto" fo:break-after="auto" style:writing-mode="lr-tb"/>
      <style:text-properties fo:color="#003366" style:text-line-through-style="none" style:font-name="Arial" fo:font-size="10pt" fo:font-style="normal" style:text-underline-style="none" fo:font-weight="normal" fo:background-color="#f0f0f0" style:font-name-asian="Arial" style:font-size-asian="10pt" style:font-style-asian="normal" style:font-weight-asian="normal" style:font-name-complex="Arial" style:font-size-complex="10pt" style:font-style-complex="normal" style:font-weight-complex="normal"/>
    </style:style>
    <style:style style:name="P22" style:family="paragraph" style:parent-style-name="Standard">
      <style:paragraph-properties fo:margin-left="0cm" fo:margin-right="0cm" fo:margin-top="0cm" fo:margin-bottom="0.282cm" fo:line-height="130%" fo:text-align="start" style:justify-single-word="false" fo:text-indent="0cm" style:auto-text-indent="false" fo:break-before="auto" fo:break-after="auto" style:writing-mode="lr-tb"/>
      <style:text-properties fo:color="#003366" style:text-line-through-style="none" style:font-name="Arial" fo:font-size="10pt" fo:font-style="normal" style:text-underline-style="none" fo:font-weight="bold" fo:background-color="#f0f0f0" style:font-name-asian="Arial" style:font-size-asian="10pt" style:font-style-asian="normal" style:font-weight-asian="bold" style:font-name-complex="Arial" style:font-size-complex="10pt" style:font-style-complex="normal" style:font-weight-complex="bold"/>
    </style:style>
    <style:style style:name="P23" style:family="paragraph" style:parent-style-name="Standard">
      <style:paragraph-properties fo:margin-left="0cm" fo:margin-right="0cm" fo:margin-top="0cm" fo:margin-bottom="0.282cm" fo:line-height="130%" fo:text-align="start" style:justify-single-word="false" fo:text-indent="0cm" style:auto-text-indent="false" fo:break-before="auto" fo:break-after="auto" style:writing-mode="lr-tb"/>
      <style:text-properties fo:color="#333333" style:text-line-through-styl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cm" fo:margin-right="0cm" fo:margin-top="0cm" fo:margin-bottom="0.282cm" fo:line-height="130%" fo:text-align="center" style:justify-single-word="false" fo:text-indent="0cm" style:auto-text-indent="false" fo:break-before="auto" fo:break-after="auto" style:writing-mode="lr-tb"/>
      <style:text-properties fo:color="#333333" style:text-line-through-styl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Standard">
      <style:paragraph-properties fo:margin-left="0cm" fo:margin-right="0cm" fo:margin-top="0cm" fo:margin-bottom="0.282cm" fo:line-height="115%" fo:text-align="start" style:justify-single-word="false" fo:text-indent="0cm" style:auto-text-indent="false" fo:break-before="auto" fo:break-after="auto" style:writing-mode="lr-tb"/>
      <style:text-properties fo:color="#333333" style:text-line-through-styl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26" style:family="paragraph" style:parent-style-name="Standard">
      <style:paragraph-properties fo:margin-left="0cm" fo:margin-right="0cm" fo:margin-top="0cm" fo:margin-bottom="0.282cm" fo:line-height="130%" fo:text-align="start" style:justify-single-word="false" fo:text-indent="0cm" style:auto-text-indent="false" fo:break-before="auto" fo:break-after="auto" style:writing-mode="lr-tb"/>
      <style:text-properties fo:color="#333333" style:text-line-through-style="none" style:font-name="Arial" fo:font-size="10pt" fo:font-style="normal" style:text-underline-style="none" fo:font-weight="bold" fo:background-color="#ffffff" style:font-name-asian="Arial" style:font-size-asian="10pt" style:font-style-asian="normal" style:font-weight-asian="bold" style:font-name-complex="Arial" style:font-size-complex="10pt" style:font-style-complex="normal" style:font-weight-complex="bold"/>
    </style:style>
    <style:style style:name="P27" style:family="paragraph" style:parent-style-name="Standard">
      <style:paragraph-properties fo:margin-left="0cm" fo:margin-right="0cm" fo:margin-top="0cm" fo:margin-bottom="0.282cm" fo:line-height="115%" fo:text-align="start" style:justify-single-word="false" fo:text-indent="0cm" style:auto-text-indent="false" fo:break-before="auto" fo:break-after="auto"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fo:break-before="auto" fo:break-after="auto" style:writing-mode="lr-tb"/>
    </style:style>
    <style:style style:name="P30" style:family="paragraph" style:parent-style-name="Standard">
      <style:paragraph-properties fo:margin-top="0.353cm" fo:margin-bottom="0cm" fo:line-height="115%" style:writing-mode="lr-tb"/>
    </style:style>
    <style:style style:name="P31" style:family="paragraph" style:parent-style-name="Standard">
      <style:paragraph-properties fo:margin-top="0cm" fo:margin-bottom="0.282cm" fo:line-height="130%" style:writing-mode="lr-tb"/>
    </style:style>
    <style:style style:name="P32" style:family="paragraph" style:parent-style-name="Standard">
      <style:paragraph-properties fo:margin-top="0cm" fo:margin-bottom="0.282cm" fo:line-height="115%" style:writing-mode="lr-tb"/>
    </style:style>
    <style:style style:name="P33" style:family="paragraph" style:parent-style-name="Standard">
      <style:paragraph-properties fo:margin-top="0cm" fo:margin-bottom="0.282cm" fo:line-height="130%" fo:break-before="auto" fo:break-after="auto" style:writing-mode="lr-tb"/>
    </style:style>
    <style:style style:name="P34" style:family="paragraph" style:parent-style-name="Heading_20_1">
      <style:paragraph-properties fo:line-height="115%" fo:break-before="auto" fo:break-after="auto" style:writing-mode="lr-tb"/>
    </style:style>
    <style:style style:name="P35" style:family="paragraph" style:parent-style-name="Heading_20_2" style:master-page-name="Standard">
      <style:paragraph-properties fo:line-height="115%" style:page-number="auto" fo:break-before="auto" fo:break-after="auto" style:writing-mode="lr-tb"/>
    </style:style>
    <style:style style:name="P36" style:family="paragraph" style:parent-style-name="Heading_20_2">
      <style:paragraph-properties fo:line-height="115%" fo:break-before="page" style:writing-mode="lr-tb"/>
    </style:style>
    <style:style style:name="P37" style:family="paragraph" style:parent-style-name="Heading_20_2">
      <style:paragraph-properties fo:line-height="115%" fo:break-before="auto" fo:break-after="auto" style:writing-mode="lr-tb"/>
    </style:style>
    <style:style style:name="P38" style:family="paragraph" style:parent-style-name="Heading_20_2">
      <style:paragraph-properties fo:margin-top="0.353cm" fo:margin-bottom="0cm" fo:line-height="115%" fo:break-before="auto" fo:break-after="auto" style:writing-mode="lr-tb"/>
    </style:style>
    <style:style style:name="P39" style:family="paragraph" style:parent-style-name="Heading_20_3">
      <style:paragraph-properties fo:line-height="115%" fo:break-before="auto" fo:break-after="auto" style:writing-mode="lr-tb"/>
    </style:style>
    <style:style style:name="P40" style:family="paragraph" style:parent-style-name="Heading_20_3">
      <style:paragraph-properties fo:margin-top="0.282cm" fo:margin-bottom="0cm" fo:line-height="115%" fo:break-before="auto" fo:break-after="auto" style:writing-mode="lr-tb"/>
    </style:style>
    <style:style style:name="P41" style:family="paragraph" style:parent-style-name="Heading_20_6">
      <style:paragraph-properties fo:line-height="115%" fo:break-before="auto" fo:break-after="auto" style:writing-mode="lr-tb"/>
    </style:style>
    <style:style style:name="P42" style:family="paragraph" style:parent-style-name="Heading_20_6">
      <style:paragraph-properties fo:margin-top="0.282cm" fo:margin-bottom="0cm" fo:line-height="115%" fo:break-before="auto" fo:break-after="auto" style:writing-mode="lr-tb"/>
    </style:style>
    <style:style style:name="T1" style:family="text">
      <style:text-properties fo:font-size="10pt" style:font-size-asian="10pt" style:font-size-complex="10pt"/>
    </style:style>
    <style:style style:name="T2" style:family="text">
      <style:text-properties fo:font-size="10pt" fo:background-color="#ffffff" style:font-size-asian="10pt" style:font-size-complex="10pt"/>
    </style:style>
    <style:style style:name="T3" style:family="text">
      <style:text-properties fo:font-weight="bold" style:font-weight-asian="bold" style:font-weight-complex="bold"/>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7" style:family="text">
      <style:text-properties fo:color="#333333" style:text-line-through-styl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333333" fo:font-size="10pt" fo:background-color="#ffffff" style:font-size-asian="10pt" style:font-size-complex="10pt"/>
    </style:style>
    <style:style style:name="T9" style:family="text">
      <style:text-properties fo:color="#333333" fo:font-size="10pt" fo:font-weight="bold" fo:background-color="#ffffff" style:font-size-asian="10pt" style:font-weight-asian="bold" style:font-size-complex="10pt" style:font-weight-complex="bold"/>
    </style:style>
    <style:style style:name="T10" style:family="text">
      <style:text-properties fo:color="#1155cc" style:text-underline-style="solid" style:text-underline-width="auto" style:text-underline-color="font-color"/>
    </style:style>
    <style:style style:name="T11" style:family="text">
      <style:text-properties fo:color="#003366" style:text-line-through-style="none" style:font-name="Arial" fo:font-size="10pt" fo:font-style="normal" style:text-underline-style="none" fo:font-weight="normal" fo:background-color="#f0f0f0" style:font-name-asian="Arial" style:font-size-asian="10pt" style:font-style-asian="normal" style:font-weight-asian="normal" style:font-name-complex="Arial" style:font-size-complex="10pt" style:font-style-complex="normal" style:font-weight-complex="normal"/>
    </style:style>
    <style:style style:name="T12" style:family="text">
      <style:text-properties fo:color="#003366" style:text-line-through-style="none" style:font-name="Arial" fo:font-size="10pt" fo:font-style="normal" style:text-underline-style="none" fo:font-weight="bold" fo:background-color="#f0f0f0" style:font-name-asian="Arial" style:font-size-asian="10pt" style:font-style-asian="normal" style:font-weight-asian="bold" style:font-name-complex="Arial" style:font-size-complex="10pt" style:font-style-complex="normal" style:font-weight-complex="bold"/>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0"><text:bookmark-start text:name="h.a4p84dvylv7i"/>TOC<text:bookmark-end text:name="h.a4p84dvylv7i"/></text:h>
      <text:list xml:id="list25235236" text:style-name="LS1">
        <text:list-item>
          <text:p text:style-name="P11">Executive Summary</text:p>
        </text:list-item>
      </text:list>
      <text:list xml:id="list25256873" text:style-name="LS2">
        <text:list-item>
          <text:p text:style-name="P12">Code metrics</text:p>
          <text:list>
            <text:list-item>
              <text:p text:style-name="P12">Volume</text:p>
            </text:list-item>
            <text:list-item>
              <text:p text:style-name="P12">Complexity</text:p>
            </text:list-item>
            <text:list-item>
              <text:p text:style-name="P12">Duplication</text:p>
            </text:list-item>
            <text:list-item>
              <text:p text:style-name="P12">Size</text:p>
            </text:list-item>
            <text:list-item>
              <text:p text:style-name="P12">Aggregation</text:p>
            </text:list-item>
          </text:list>
        </text:list-item>
        <text:list-item>
          <text:p text:style-name="P15">System Summary</text:p>
          <text:list>
            <text:list-item>
              <text:p text:style-name="P15">Metrics</text:p>
            </text:list-item>
            <text:list-item>
              <text:p text:style-name="P15">Trending</text:p>
            </text:list-item>
            <text:list-item>
              <text:p text:style-name="P15">Custom Data</text:p>
            </text:list-item>
          </text:list>
        </text:list-item>
        <text:list-item>
          <text:p text:style-name="P15">Anhang</text:p>
          <text:list>
            <text:list-item>
              <text:p text:style-name="P12">Your settings</text:p>
              <text:list>
                <text:list-item>
                  <text:p text:style-name="P12">General</text:p>
                </text:list-item>
                <text:list-item>
                  <text:p text:style-name="P14">Historical data</text:p>
                </text:list-item>
                <text:list-item>
                  <text:p text:style-name="P12">Eingegebene Werte</text:p>
                </text:list-item>
              </text:list>
            </text:list-item>
            <text:list-item>
              <text:p text:style-name="P12">Erklärung der Methodik</text:p>
              <text:list>
                <text:list-item>
                  <text:p text:style-name="P12">Cost Estimation</text:p>
                </text:list-item>
                <text:list-item>
                  <text:p text:style-name="P12">Erklärung der einzelnen Metriken</text:p>
                </text:list-item>
                <text:list-item>
                  <text:p text:style-name="P12"/>
                </text:list-item>
              </text:list>
            </text:list-item>
          </text:list>
        </text:list-item>
      </text:list>
      <text:h text:style-name="P36" text:outline-level="10"><text:bookmark-start text:name="h.xmggt6xjjwht"/><text:bookmark-start text:name="h.hk17xayknf9i"/>Volume<text:bookmark-end text:name="h.xmggt6xjjwht"/><text:bookmark-end text:name="h.hk17xayknf9i"/></text:h>
      <text:p text:style-name="P1">FH has a total of <text:span text:style-name="T1">70,101 </text:span><text:span text:style-name="T1">lines</text:span><text:span text:style-name="T1"> </text:span><text:span text:style-name="T1">of</text:span><text:span text:style-name="T1"> </text:span><text:span text:style-name="T1">C</text:span><text:span text:style-name="T1"># </text:span><text:span text:style-name="T1">code</text:span></text:p>
      <text:p text:style-name="P1"><text:span text:style-name="T1">and</text:span><text:span text:style-name="T1"> </text:span><text:span text:style-name="T1">a</text:span><text:span text:style-name="T1"> </text:span><text:span text:style-name="T1">total</text:span><text:span text:style-name="T1"> </text:span><text:span text:style-name="T1">of</text:span><text:span text:style-name="T1"> 4,544 </text:span><text:span text:style-name="T1">lines</text:span><text:span text:style-name="T1"> </text:span><text:span text:style-name="T1">of</text:span><text:span text:style-name="T1"> </text:span><text:span text:style-name="T1">code</text:span><text:span text:style-name="T1"> </text:span><text:span text:style-name="T1">comments</text:span></text:p>
      <text:p text:style-name="P2"/>
      <text:p text:style-name="P1"><text:span text:style-name="T1">The</text:span><text:span text:style-name="T1"> </text:span><text:span text:style-name="T1">code</text:span><text:span text:style-name="T1">/</text:span><text:span text:style-name="T1">comment</text:span><text:span text:style-name="T1"> </text:span><text:span text:style-name="T1">ratio</text:span><text:span text:style-name="T1"> </text:span><text:span text:style-name="T1">is</text:span><text:span text:style-name="T1"> 6.1%</text:span></text:p>
      <text:p text:style-name="P1"/>
      <text:p text:style-name="P1"><text:span text:style-name="T3">The</text:span><text:span text:style-name="T3"> </text:span><text:span text:style-name="T3">system</text:span><text:span text:style-name="T3">’</text:span><text:span text:style-name="T3">s</text:span><text:span text:style-name="T3"> </text:span><text:span text:style-name="T3">size</text:span><text:span text:style-name="T3"> </text:span><text:span text:style-name="T3">is</text:span><text:span text:style-name="T3"> </text:span><text:span text:style-name="T3">rated</text:span><text:span text:style-name="T3"> </text:span><text:span text:style-name="T3">with</text:span><text:span text:style-name="T3"> ‘0’</text:span></text:p>
      <text:p text:style-name="P1"/>
      <text:p text:style-name="P1">The code lines are roughly equivalent to a work amount of 217 person-months / <text:span text:style-name="T2">18 </text:span><text:span text:style-name="T2">person</text:span><text:span text:style-name="T2">-</text:span><text:span text:style-name="T2">years</text:span></text:p>
      <text:p text:style-name="P1">Based on your settings this gives a value of <text:span text:style-name="T2">USD 1,866,200</text:span></text:p>
      <text:p text:style-name="P1"/>
      <text:p text:style-name="P1"/>
      <text:p text:style-name="P1"/>
      <text:h text:style-name="P37" text:outline-level="10"><text:bookmark-start text:name="h.sq6higr51r4m"/>Complexity<text:bookmark-end text:name="h.sq6higr51r4m"/></text:h>
      <text:p text:style-name="P1"/>
      <text:h text:style-name="P39" text:outline-level="10"><text:bookmark-start text:name="h.ewmx0lkmrccg"/>Top<text:bookmark-end text:name="h.ewmx0lkmrccg"/> 50 Methods with highest cyclomatic complexity (CC)</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6">Method</text:p>
          </table:table-cell>
          <table:table-cell table:style-name="Table1.A1" office:value-type="string">
            <text:p text:style-name="P16">Location</text:p>
          </table:table-cell>
          <table:table-cell table:style-name="Table1.A1" office:value-type="string">
            <text:p text:style-name="P17">CC</text:p>
          </table:table-cell>
        </table:table-row>
        <table:table-row>
          <table:table-cell table:style-name="Table1.A1" office:value-type="string">
            <text:p text:style-name="P4"><text:span text:style-name="T6">ProcessClass</text:span><text:span text:style-name="T6">(</text:span><text:span text:style-name="T6">ClassMapping</text:span><text:span text:style-name="T6">)</text:span></text:p>
          </table:table-cell>
          <table:table-cell table:style-name="Table1.A1" office:value-type="string">
            <text:p text:style-name="P4"><text:span text:style-name="T6">XmlClassWriter</text:span><text:span text:style-name="T6">.</text:span><text:span text:style-name="T6">cs</text:span><text:span text:style-name="T6">;25</text:span></text:p>
          </table:table-cell>
          <table:table-cell table:style-name="Table1.A1" office:value-type="string">
            <text:p text:style-name="P18">21</text:p>
          </table:table-cell>
        </table:table-row>
        <table:table-row>
          <table:table-cell table:style-name="Table1.A1" office:value-type="string">
            <text:p text:style-name="P4"><text:span text:style-name="T6">WriteBaseCollectionAttributes</text:span><text:span text:style-name="T6">,</text:span><text:span text:style-name="T6">XmlElement</text:span><text:span text:style-name="T6">(</text:span><text:span text:style-name="T6">CollectionMapping</text:span><text:span text:style-name="T6">)</text:span></text:p>
          </table:table-cell>
          <table:table-cell table:style-name="Table1.A1" office:value-type="string">
            <text:p text:style-name="P4"><text:span text:style-name="T6">CollectionAttributeWriter</text:span><text:span text:style-name="T6">.</text:span><text:span text:style-name="T6">cs</text:span><text:span text:style-name="T6">;65</text:span></text:p>
          </table:table-cell>
          <table:table-cell table:style-name="Table1.A1" office:value-type="string">
            <text:p text:style-name="P18">19</text:p>
          </table:table-cell>
        </table:table-row>
        <table:table-row>
          <table:table-cell table:style-name="Table1.A1" office:value-type="string">
            <text:p text:style-name="P4"><text:span text:style-name="T6">AlterModel</text:span><text:span text:style-name="T6">(</text:span><text:span text:style-name="T6">ClassMappingBase</text:span><text:span text:style-name="T6">)</text:span></text:p>
          </table:table-cell>
          <table:table-cell table:style-name="Table1.A1" office:value-type="string">
            <text:p text:style-name="P4"><text:span text:style-name="T6">AutoMapping</text:span><text:span text:style-name="T6">.</text:span><text:span text:style-name="T6">cs</text:span><text:span text:style-name="T6">;39</text:span></text:p>
          </table:table-cell>
          <table:table-cell table:style-name="Table1.A1" office:value-type="string">
            <text:p text:style-name="P18">17</text:p>
          </table:table-cell>
        </table:table-row>
        <table:table-row>
          <table:table-cell table:style-name="Table1.A1" office:value-type="string">
            <text:p text:style-name="P4"><text:span text:style-name="T6">GetClassMapping</text:span><text:span text:style-name="T6">()</text:span></text:p>
          </table:table-cell>
          <table:table-cell table:style-name="Table1.A1" office:value-type="string">
            <text:p text:style-name="P4"><text:span text:style-name="T6">ClassMap</text:span><text:span text:style-name="T6">.</text:span><text:span text:style-name="T6">cs</text:span><text:span text:style-name="T6">;614</text:span></text:p>
          </table:table-cell>
          <table:table-cell table:style-name="Table1.A1" office:value-type="string">
            <text:p text:style-name="P18">17</text:p>
          </table:table-cell>
        </table:table-row>
        <table:table-row>
          <table:table-cell table:style-name="Table1.A1" office:value-type="string">
            <text:p text:style-name="P4"><text:span text:style-name="T6">ProcessSubclass</text:span><text:span text:style-name="T6">(</text:span><text:span text:style-name="T6">SubclassMapping</text:span><text:span text:style-name="T6">)</text:span></text:p>
          </table:table-cell>
          <table:table-cell table:style-name="Table1.A1" office:value-type="string">
            <text:p text:style-name="P4"><text:span text:style-name="T6">XmlSubclassWriter</text:span><text:span text:style-name="T6">.</text:span><text:span text:style-name="T6">cs</text:span><text:span text:style-name="T6">;26</text:span></text:p>
          </table:table-cell>
          <table:table-cell table:style-name="Table1.A1" office:value-type="string">
            <text:p text:style-name="P18">17</text:p>
          </table:table-cell>
        </table:table-row>
        <table:table-row>
          <table:table-cell table:style-name="Table1.A1" office:value-type="string">
            <text:p text:style-name="P4"><text:span text:style-name="T6">IsIntegralType</text:span><text:span text:style-name="T6">(</text:span><text:span text:style-name="T6">Type</text:span><text:span text:style-name="T6">)</text:span></text:p>
          </table:table-cell>
          <table:table-cell table:style-name="Table1.A1" office:value-type="string">
            <text:p text:style-name="P4"><text:span text:style-name="T6">GeneratorBuilder</text:span><text:span text:style-name="T6">.</text:span><text:span text:style-name="T6">cs</text:span><text:span text:style-name="T6">;46</text:span></text:p>
          </table:table-cell>
          <table:table-cell table:style-name="Table1.A1" office:value-type="string">
            <text:p text:style-name="P18">16</text:p>
          </table:table-cell>
        </table:table-row>
        <table:table-row>
          <table:table-cell table:style-name="Table1.A1" office:value-type="string">
            <text:p text:style-name="P4"><text:span text:style-name="T6">Create</text:span><text:span text:style-name="T6">()</text:span></text:p>
          </table:table-cell>
          <table:table-cell table:style-name="Table1.A1" office:value-type="string">
            <text:p text:style-name="P4"><text:span text:style-name="T6">IfxSQLIConnectionStringBuilder</text:span><text:span text:style-name="T6">.</text:span><text:span text:style-name="T6">cs</text:span><text:span text:style-name="T6">;185</text:span></text:p>
          </table:table-cell>
          <table:table-cell table:style-name="Table1.A1" office:value-type="string">
            <text:p text:style-name="P18">15</text:p>
          </table:table-cell>
        </table:table-row>
        <table:table-row>
          <table:table-cell table:style-name="Table1.A1" office:value-type="string">
            <text:p text:style-name="P4"><text:span text:style-name="T6">ProcessManyToOne</text:span><text:span text:style-name="T6">(</text:span><text:span text:style-name="T6">ManyToOneMapping</text:span><text:span text:style-name="T6">)</text:span></text:p>
          </table:table-cell>
          <table:table-cell table:style-name="Table1.A1" office:value-type="string">
            <text:p text:style-name="P4"><text:span text:style-name="T6">XmlManyToOneWriter</text:span><text:span text:style-name="T6">.</text:span><text:span text:style-name="T6">cs</text:span><text:span text:style-name="T6">;24</text:span></text:p>
          </table:table-cell>
          <table:table-cell table:style-name="Table1.A1" office:value-type="string">
            <text:p text:style-name="P18">15</text:p>
          </table:table-cell>
        </table:table-row>
        <table:table-row>
          <table:table-cell table:style-name="Table1.A1" office:value-type="string">
            <text:p text:style-name="P4"><text:span text:style-name="T6">CompileMappings</text:span><text:span text:style-name="T6">()</text:span></text:p>
          </table:table-cell>
          <table:table-cell table:style-name="Table1.A1" office:value-type="string">
            <text:p text:style-name="P4"><text:span text:style-name="T6">AutoPersistenceModel</text:span><text:span text:style-name="T6">.</text:span><text:span text:style-name="T6">cs</text:span><text:span text:style-name="T6">;141</text:span></text:p>
          </table:table-cell>
          <table:table-cell table:style-name="Table1.A1" office:value-type="string">
            <text:p text:style-name="P18">13</text:p>
          </table:table-cell>
        </table:table-row>
        <table:table-row>
          <table:table-cell table:style-name="Table1.A1" office:value-type="string">
            <text:p text:style-name="P4"><text:span text:style-name="T6">Create</text:span><text:span text:style-name="T6">()</text:span></text:p>
          </table:table-cell>
          <table:table-cell table:style-name="Table1.A1" office:value-type="string">
            <text:p text:style-name="P4"><text:span text:style-name="T6">IfxDRDAConnectionStringBuilder</text:span><text:span text:style-name="T6">.</text:span><text:span text:style-name="T6">cs</text:span><text:span text:style-name="T6">;199</text:span></text:p>
          </table:table-cell>
          <table:table-cell table:style-name="Table1.A1" office:value-type="string">
            <text:p text:style-name="P18">13</text:p>
          </table:table-cell>
        </table:table-row>
        <table:table-row>
          <table:table-cell table:style-name="Table1.A1" office:value-type="string">
            <text:p text:style-name="P4"><text:span text:style-name="T6">Resolve</text:span><text:span text:style-name="T6">(</text:span><text:span text:style-name="T6">Member</text:span><text:span text:style-name="T6">)</text:span></text:p>
          </table:table-cell>
          <table:table-cell table:style-name="Table1.A1" office:value-type="string">
            <text:p text:style-name="P4"><text:span text:style-name="T6">MemberAccessResolver</text:span><text:span text:style-name="T6">.</text:span><text:span text:style-name="T6">cs</text:span><text:span text:style-name="T6">;5</text:span></text:p>
          </table:table-cell>
          <table:table-cell table:style-name="Table1.A1" office:value-type="string">
            <text:p text:style-name="P18">13</text:p>
          </table:table-cell>
        </table:table-row>
        <table:table-row>
          <table:table-cell table:style-name="Table1.A1" office:value-type="string">
            <text:p text:style-name="P4"><text:span text:style-name="T6">ProcessColumn</text:span><text:span text:style-name="T6">(</text:span><text:span text:style-name="T6">ColumnMapping</text:span><text:span text:style-name="T6">)</text:span></text:p>
          </table:table-cell>
          <table:table-cell table:style-name="Table1.A1" office:value-type="string">
            <text:p text:style-name="P4"><text:span text:style-name="T6">XmlColumnWriter</text:span><text:span text:style-name="T6">.</text:span><text:span text:style-name="T6">cs</text:span><text:span text:style-name="T6">;18</text:span></text:p>
          </table:table-cell>
          <table:table-cell table:style-name="Table1.A1" office:value-type="string">
            <text:p text:style-name="P18">12</text:p>
          </table:table-cell>
        </table:table-row>
        <table:table-row>
          <table:table-cell table:style-name="Table1.A1" office:value-type="string">
            <text:p text:style-name="P4"><text:span text:style-name="T6">Equals</text:span><text:span text:style-name="T6">(</text:span><text:span text:style-name="T6">MappedMembers</text:span><text:span text:style-name="T6">)</text:span></text:p>
          </table:table-cell>
          <table:table-cell table:style-name="Table1.A1" office:value-type="string">
            <text:p text:style-name="P4"><text:span text:style-name="T6">MappedMembers</text:span><text:span text:style-name="T6">.</text:span><text:span text:style-name="T6">cs</text:span><text:span text:style-name="T6">;231</text:span></text:p>
          </table:table-cell>
          <table:table-cell table:style-name="Table1.A1" office:value-type="string">
            <text:p text:style-name="P18">11</text:p>
          </table:table-cell>
        </table:table-row>
        <table:table-row>
          <table:table-cell table:style-name="Table1.A1" office:value-type="string">
            <text:p text:style-name="P4"><text:span text:style-name="T6">AcceptVisitor</text:span><text:span text:style-name="T6">(</text:span><text:span text:style-name="T6">IMappingModelVisitor</text:span><text:span text:style-name="T6">)</text:span></text:p>
          </table:table-cell>
          <table:table-cell table:style-name="Table1.A1" office:value-type="string">
            <text:p text:style-name="P4"><text:span text:style-name="T6">CollectionMapping</text:span><text:span text:style-name="T6">.</text:span><text:span text:style-name="T6">cs</text:span><text:span text:style-name="T6">;34</text:span></text:p>
          </table:table-cell>
          <table:table-cell table:style-name="Table1.A1" office:value-type="string">
            <text:p text:style-name="P18">11</text:p>
          </table:table-cell>
        </table:table-row>
        <table:table-row>
          <table:table-cell table:style-name="Table1.A1" office:value-type="string">
            <text:p text:style-name="P4"><text:span text:style-name="T6">ProcessOneToOne</text:span><text:span text:style-name="T6">(</text:span><text:span text:style-name="T6">OneToOneMapping</text:span><text:span text:style-name="T6">)</text:span></text:p>
          </table:table-cell>
          <table:table-cell table:style-name="Table1.A1" office:value-type="string">
            <text:p text:style-name="P4"><text:span text:style-name="T6">XmlOneToOneWriter</text:span><text:span text:style-name="T6">.</text:span><text:span text:style-name="T6">cs</text:span><text:span text:style-name="T6">;18</text:span></text:p>
          </table:table-cell>
          <table:table-cell table:style-name="Table1.A1" office:value-type="string">
            <text:p text:style-name="P18">11</text:p>
          </table:table-cell>
        </table:table-row>
        <table:table-row>
          <table:table-cell table:style-name="Table1.A1" office:value-type="string">
            <text:p text:style-name="P4"><text:span text:style-name="T6">MapInheritanceTree</text:span><text:span text:style-name="T6">,</text:span><text:span text:style-name="T6">Type</text:span><text:span text:style-name="T6">,</text:span><text:span text:style-name="T6">ClassMappingBase</text:span><text:span text:style-name="T6">(</text:span><text:span text:style-name="T6">IList</text:span><text:span text:style-name="T6">&lt;</text:span><text:span text:style-name="T6">Member</text:span><text:span text:style-name="T6">&gt;)</text:span></text:p>
          </table:table-cell>
          <table:table-cell table:style-name="Table1.A1" office:value-type="string">
            <text:p text:style-name="P4"><text:span text:style-name="T6">AutoMapper</text:span><text:span text:style-name="T6">.</text:span><text:span text:style-name="T6">cs</text:span><text:span text:style-name="T6">;52</text:span></text:p>
          </table:table-cell>
          <table:table-cell table:style-name="Table1.A1" office:value-type="string">
            <text:p text:style-name="P18">10</text:p>
          </table:table-cell>
        </table:table-row>
        <text:soft-page-break/>
        <table:table-row>
          <table:table-cell table:style-name="Table1.A1" office:value-type="string">
            <text:p text:style-name="P4"><text:span text:style-name="T6">GetSubclassMapping</text:span><text:span text:style-name="T6">(</text:span><text:span text:style-name="T6">SubclassType</text:span><text:span text:style-name="T6">)</text:span></text:p>
          </table:table-cell>
          <table:table-cell table:style-name="Table1.A1" office:value-type="string">
            <text:p text:style-name="P4"><text:span text:style-name="T6">SubclassMap</text:span><text:span text:style-name="T6">.</text:span><text:span text:style-name="T6">cs</text:span><text:span text:style-name="T6">;284</text:span></text:p>
          </table:table-cell>
          <table:table-cell table:style-name="Table1.A1" office:value-type="string">
            <text:p text:style-name="P18">10</text:p>
          </table:table-cell>
        </table:table-row>
        <table:table-row>
          <table:table-cell table:style-name="Table1.A1" office:value-type="string">
            <text:p text:style-name="P4"><text:span text:style-name="T6">AcceptVisitor</text:span><text:span text:style-name="T6">(</text:span><text:span text:style-name="T6">IMappingModelVisitor</text:span><text:span text:style-name="T6">)</text:span></text:p>
          </table:table-cell>
          <table:table-cell table:style-name="Table1.A1" office:value-type="string">
            <text:p text:style-name="P4"><text:span text:style-name="T6">MappedMembers</text:span><text:span text:style-name="T6">.</text:span><text:span text:style-name="T6">cs</text:span><text:span text:style-name="T6">;188</text:span></text:p>
          </table:table-cell>
          <table:table-cell table:style-name="Table1.A1" office:value-type="string">
            <text:p text:style-name="P18">10</text:p>
          </table:table-cell>
        </table:table-row>
        <table:table-row>
          <table:table-cell table:style-name="Table1.A1" office:value-type="string">
            <text:p text:style-name="P4"><text:span text:style-name="T6">GetHashCode</text:span><text:span text:style-name="T6">()</text:span></text:p>
          </table:table-cell>
          <table:table-cell table:style-name="Table1.A1" office:value-type="string">
            <text:p text:style-name="P4"><text:span text:style-name="T6">MappedMembers</text:span><text:span text:style-name="T6">.</text:span><text:span text:style-name="T6">cs</text:span><text:span text:style-name="T6">;254</text:span></text:p>
          </table:table-cell>
          <table:table-cell table:style-name="Table1.A1" office:value-type="string">
            <text:p text:style-name="P18">10</text:p>
          </table:table-cell>
        </table:table-row>
        <table:table-row>
          <table:table-cell table:style-name="Table1.A1" office:value-type="string">
            <text:p text:style-name="P4"><text:span text:style-name="T6">ProcessAny</text:span><text:span text:style-name="T6">(</text:span><text:span text:style-name="T6">AnyMapping</text:span><text:span text:style-name="T6">)</text:span></text:p>
          </table:table-cell>
          <table:table-cell table:style-name="Table1.A1" office:value-type="string">
            <text:p text:style-name="P4"><text:span text:style-name="T6">XmlAnyWriter</text:span><text:span text:style-name="T6">.</text:span><text:span text:style-name="T6">cs</text:span><text:span text:style-name="T6">;24</text:span></text:p>
          </table:table-cell>
          <table:table-cell table:style-name="Table1.A1" office:value-type="string">
            <text:p text:style-name="P18">10</text:p>
          </table:table-cell>
        </table:table-row>
        <table:table-row>
          <table:table-cell table:style-name="Table1.A1" office:value-type="string">
            <text:p text:style-name="P4"><text:span text:style-name="T6">ProcessManyToMany</text:span><text:span text:style-name="T6">(</text:span><text:span text:style-name="T6">ManyToManyMapping</text:span><text:span text:style-name="T6">)</text:span></text:p>
          </table:table-cell>
          <table:table-cell table:style-name="Table1.A1" office:value-type="string">
            <text:p text:style-name="P4"><text:span text:style-name="T6">XmlManyToManyWriter</text:span><text:span text:style-name="T6">.</text:span><text:span text:style-name="T6">cs</text:span><text:span text:style-name="T6">;26</text:span></text:p>
          </table:table-cell>
          <table:table-cell table:style-name="Table1.A1" office:value-type="string">
            <text:p text:style-name="P18">10</text:p>
          </table:table-cell>
        </table:table-row>
        <table:table-row>
          <table:table-cell table:style-name="Table1.A1" office:value-type="string">
            <text:p text:style-name="P4"><text:span text:style-name="T6">ProcessProperty</text:span><text:span text:style-name="T6">(</text:span><text:span text:style-name="T6">PropertyMapping</text:span><text:span text:style-name="T6">)</text:span></text:p>
          </table:table-cell>
          <table:table-cell table:style-name="Table1.A1" office:value-type="string">
            <text:p text:style-name="P4"><text:span text:style-name="T6">XmlPropertyWriter</text:span><text:span text:style-name="T6">.</text:span><text:span text:style-name="T6">cs</text:span><text:span text:style-name="T6">;24</text:span></text:p>
          </table:table-cell>
          <table:table-cell table:style-name="Table1.A1" office:value-type="string">
            <text:p text:style-name="P18">10</text:p>
          </table:table-cell>
        </table:table-row>
        <table:table-row>
          <table:table-cell table:style-name="Table1.A1" office:value-type="string">
            <text:p text:style-name="P4"><text:span text:style-name="T6">EditDistance</text:span><text:span text:style-name="T6">,</text:span><text:span text:style-name="T6">string</text:span><text:span text:style-name="T6">(</text:span><text:span text:style-name="T6">string</text:span><text:span text:style-name="T6">)</text:span></text:p>
          </table:table-cell>
          <table:table-cell table:style-name="Table1.A1" office:value-type="string">
            <text:p text:style-name="P4"><text:span text:style-name="T6">StringLikeness</text:span><text:span text:style-name="T6">.</text:span><text:span text:style-name="T6">cs</text:span><text:span text:style-name="T6">;15</text:span></text:p>
          </table:table-cell>
          <table:table-cell table:style-name="Table1.A1" office:value-type="string">
            <text:p text:style-name="P18">10</text:p>
          </table:table-cell>
        </table:table-row>
        <table:table-row>
          <table:table-cell table:style-name="Table1.A1" office:value-type="string">
            <text:p text:style-name="P4"><text:span text:style-name="T6">ShouldMap</text:span><text:span text:style-name="T6">(</text:span><text:span text:style-name="T6">Type</text:span><text:span text:style-name="T6">)</text:span></text:p>
          </table:table-cell>
          <table:table-cell table:style-name="Table1.A1" office:value-type="string">
            <text:p text:style-name="P4"><text:span text:style-name="T6">AutoPersistenceModel</text:span><text:span text:style-name="T6">.</text:span><text:span text:style-name="T6">cs</text:span><text:span text:style-name="T6">;239</text:span></text:p>
          </table:table-cell>
          <table:table-cell table:style-name="Table1.A1" office:value-type="string">
            <text:p text:style-name="P18">9</text:p>
          </table:table-cell>
        </table:table-row>
        <table:table-row>
          <table:table-cell table:style-name="Table1.A1" office:value-type="string">
            <text:p text:style-name="P4"><text:span text:style-name="T6">GetCollectionMapping</text:span><text:span text:style-name="T6">()</text:span></text:p>
          </table:table-cell>
          <table:table-cell table:style-name="Table1.A1" office:value-type="string">
            <text:p text:style-name="P4"><text:span text:style-name="T6">ManyToManyPart</text:span><text:span text:style-name="T6">.</text:span><text:span text:style-name="T6">cs</text:span><text:span text:style-name="T6">;343</text:span></text:p>
          </table:table-cell>
          <table:table-cell table:style-name="Table1.A1" office:value-type="string">
            <text:p text:style-name="P18">9</text:p>
          </table:table-cell>
        </table:table-row>
        <table:table-row>
          <table:table-cell table:style-name="Table1.A1" office:value-type="string">
            <text:p text:style-name="P4"><text:span text:style-name="T6">ProcessHibernateMapping</text:span><text:span text:style-name="T6">(</text:span><text:span text:style-name="T6">HibernateMapping</text:span><text:span text:style-name="T6">)</text:span></text:p>
          </table:table-cell>
          <table:table-cell table:style-name="Table1.A1" office:value-type="string">
            <text:p text:style-name="P4"><text:span text:style-name="T6">XmlHibernateMappingWriter</text:span><text:span text:style-name="T6">.</text:span><text:span text:style-name="T6">cs</text:span><text:span text:style-name="T6">;28</text:span></text:p>
          </table:table-cell>
          <table:table-cell table:style-name="Table1.A1" office:value-type="string">
            <text:p text:style-name="P18">9</text:p>
          </table:table-cell>
        </table:table-row>
        <table:table-row>
          <table:table-cell table:style-name="Table1.A1" office:value-type="string">
            <text:p text:style-name="P4"><text:span text:style-name="T6">ProcessKeyManyToOne</text:span><text:span text:style-name="T6">(</text:span><text:span text:style-name="T6">KeyManyToOneMapping</text:span><text:span text:style-name="T6">)</text:span></text:p>
          </table:table-cell>
          <table:table-cell table:style-name="Table1.A1" office:value-type="string">
            <text:p text:style-name="P4"><text:span text:style-name="T6">XmlKeyManyToOneWriter</text:span><text:span text:style-name="T6">.</text:span><text:span text:style-name="T6">cs</text:span><text:span text:style-name="T6">;25</text:span></text:p>
          </table:table-cell>
          <table:table-cell table:style-name="Table1.A1" office:value-type="string">
            <text:p text:style-name="P18">9</text:p>
          </table:table-cell>
        </table:table-row>
        <table:table-row>
          <table:table-cell table:style-name="Table1.A1" office:value-type="string">
            <text:p text:style-name="P4"><text:span text:style-name="T6">AssertGenericListMatches</text:span><text:span text:style-name="T6">,</text:span><text:span text:style-name="T6">IEnumerable</text:span><text:span text:style-name="T6">(</text:span><text:span text:style-name="T6">IEnumerable</text:span><text:span text:style-name="T6">&lt;</text:span><text:span text:style-name="T6">TListElement</text:span><text:span text:style-name="T6">&gt;)</text:span></text:p>
          </table:table-cell>
          <table:table-cell table:style-name="Table1.A1" office:value-type="string">
            <text:p text:style-name="P4"><text:span text:style-name="T6">List</text:span><text:span text:style-name="T6">.</text:span><text:span text:style-name="T6">cs</text:span><text:span text:style-name="T6">;74</text:span></text:p>
          </table:table-cell>
          <table:table-cell table:style-name="Table1.A1" office:value-type="string">
            <text:p text:style-name="P18">9</text:p>
          </table:table-cell>
        </table:table-row>
        <table:table-row>
          <table:table-cell table:style-name="Table1.A1" office:value-type="string">
            <text:p text:style-name="P4"><text:span text:style-name="T6">GetInequalityComparisonMessage</text:span><text:span text:style-name="T6">(</text:span><text:span text:style-name="T6">object</text:span><text:span text:style-name="T6">)</text:span></text:p>
          </table:table-cell>
          <table:table-cell table:style-name="Table1.A1" office:value-type="string">
            <text:p text:style-name="P4"><text:span text:style-name="T6">Property</text:span><text:span text:style-name="T6">.</text:span><text:span text:style-name="T6">cs</text:span><text:span text:style-name="T6">;86</text:span></text:p>
          </table:table-cell>
          <table:table-cell table:style-name="Table1.A1" office:value-type="string">
            <text:p text:style-name="P18">9</text:p>
          </table:table-cell>
        </table:table-row>
        <table:table-row>
          <table:table-cell table:style-name="Table1.A1" office:value-type="string">
            <text:p text:style-name="P4"><text:span text:style-name="T6">FindMapping</text:span><text:span text:style-name="T6">(</text:span><text:span text:style-name="T6">Type</text:span><text:span text:style-name="T6">)</text:span></text:p>
          </table:table-cell>
          <table:table-cell table:style-name="Table1.A1" office:value-type="string">
            <text:p text:style-name="P4"><text:span text:style-name="T6">AutoPersistenceModel</text:span><text:span text:style-name="T6">.</text:span><text:span text:style-name="T6">cs</text:span><text:span text:style-name="T6">;274</text:span></text:p>
          </table:table-cell>
          <table:table-cell table:style-name="Table1.A1" office:value-type="string">
            <text:p text:style-name="P18">8</text:p>
          </table:table-cell>
        </table:table-row>
        <table:table-row>
          <table:table-cell table:style-name="Table1.A1" office:value-type="string">
            <text:p text:style-name="P4"><text:span text:style-name="T6">GetAnyMapping</text:span><text:span text:style-name="T6">()</text:span></text:p>
          </table:table-cell>
          <table:table-cell table:style-name="Table1.A1" office:value-type="string">
            <text:p text:style-name="P4"><text:span text:style-name="T6">AnyPart</text:span><text:span text:style-name="T6">.</text:span><text:span text:style-name="T6">cs</text:span><text:span text:style-name="T6">;157</text:span></text:p>
          </table:table-cell>
          <table:table-cell table:style-name="Table1.A1" office:value-type="string">
            <text:p text:style-name="P18">8</text:p>
          </table:table-cell>
        </table:table-row>
        <table:table-row>
          <table:table-cell table:style-name="Table1.A1" office:value-type="string">
            <text:p text:style-name="P4"><text:span text:style-name="T6">CreateComponentMapping</text:span><text:span text:style-name="T6">()</text:span></text:p>
          </table:table-cell>
          <table:table-cell table:style-name="Table1.A1" office:value-type="string">
            <text:p text:style-name="P4"><text:span text:style-name="T6">ComponentPartBase</text:span><text:span text:style-name="T6">.</text:span><text:span text:style-name="T6">cs</text:span><text:span text:style-name="T6">;147</text:span></text:p>
          </table:table-cell>
          <table:table-cell table:style-name="Table1.A1" office:value-type="string">
            <text:p text:style-name="P18">8</text:p>
          </table:table-cell>
        </table:table-row>
        <table:table-row>
          <table:table-cell table:style-name="Table1.A1" office:value-type="string">
            <text:p text:style-name="P4"><text:span text:style-name="T6">GetSubclassMapping</text:span><text:span text:style-name="T6">()</text:span></text:p>
          </table:table-cell>
          <table:table-cell table:style-name="Table1.A1" office:value-type="string">
            <text:p text:style-name="P4"><text:span text:style-name="T6">JoinedSubClassPart</text:span><text:span text:style-name="T6">.</text:span><text:span text:style-name="T6">cs</text:span><text:span text:style-name="T6">;137</text:span></text:p>
          </table:table-cell>
          <table:table-cell table:style-name="Table1.A1" office:value-type="string">
            <text:p text:style-name="P18">8</text:p>
          </table:table-cell>
        </table:table-row>
        <table:table-row>
          <table:table-cell table:style-name="Table1.A1" office:value-type="string">
            <text:p text:style-name="P4"><text:span text:style-name="T6">GetJoinMapping</text:span><text:span text:style-name="T6">()</text:span></text:p>
          </table:table-cell>
          <table:table-cell table:style-name="Table1.A1" office:value-type="string">
            <text:p text:style-name="P4"><text:span text:style-name="T6">JoinPart</text:span><text:span text:style-name="T6">.</text:span><text:span text:style-name="T6">cs</text:span><text:span text:style-name="T6">;138</text:span></text:p>
          </table:table-cell>
          <table:table-cell table:style-name="Table1.A1" office:value-type="string">
            <text:p text:style-name="P18">8</text:p>
          </table:table-cell>
        </table:table-row>
        <table:table-row>
          <table:table-cell table:style-name="Table1.A1" office:value-type="string">
            <text:p text:style-name="P4"><text:span text:style-name="T6">GetSubclassMapping</text:span><text:span text:style-name="T6">()</text:span></text:p>
          </table:table-cell>
          <table:table-cell table:style-name="Table1.A1" office:value-type="string">
            <text:p text:style-name="P4"><text:span text:style-name="T6">SubClassPart</text:span><text:span text:style-name="T6">.</text:span><text:span text:style-name="T6">cs</text:span><text:span text:style-name="T6">;33</text:span></text:p>
          </table:table-cell>
          <table:table-cell table:style-name="Table1.A1" office:value-type="string">
            <text:p text:style-name="P18">8</text:p>
          </table:table-cell>
        </table:table-row>
        <table:table-row>
          <table:table-cell table:style-name="Table1.A1" office:value-type="string">
            <text:p text:style-name="P4"><text:span text:style-name="T6">GetCollectionMapping</text:span><text:span text:style-name="T6">()</text:span></text:p>
          </table:table-cell>
          <table:table-cell table:style-name="Table1.A1" office:value-type="string">
            <text:p text:style-name="P4"><text:span text:style-name="T6">ToManyBase</text:span><text:span text:style-name="T6">.</text:span><text:span text:style-name="T6">cs</text:span><text:span text:style-name="T6">;723</text:span></text:p>
          </table:table-cell>
          <table:table-cell table:style-name="Table1.A1" office:value-type="string">
            <text:p text:style-name="P18">8</text:p>
          </table:table-cell>
        </table:table-row>
        <table:table-row>
          <table:table-cell table:style-name="Table1.A1" office:value-type="string">
            <text:p text:style-name="P4"><text:span text:style-name="T6">ProcessJoin</text:span><text:span text:style-name="T6">(</text:span><text:span text:style-name="T6">JoinMapping</text:span><text:span text:style-name="T6">)</text:span></text:p>
          </table:table-cell>
          <table:table-cell table:style-name="Table1.A1" office:value-type="string">
            <text:p text:style-name="P4"><text:span text:style-name="T6">XmlJoinWriter</text:span><text:span text:style-name="T6">.</text:span><text:span text:style-name="T6">cs</text:span><text:span text:style-name="T6">;26</text:span></text:p>
          </table:table-cell>
          <table:table-cell table:style-name="Table1.A1" office:value-type="string">
            <text:p text:style-name="P18">8</text:p>
          </table:table-cell>
        </table:table-row>
        <table:table-row>
          <table:table-cell table:style-name="Table1.A1" office:value-type="string">
            <text:p text:style-name="P4"><text:span text:style-name="T6">Sort</text:span><text:span text:style-name="T6">(</text:span><text:span text:style-name="T6">XmlNode</text:span><text:span text:style-name="T6">)</text:span></text:p>
          </table:table-cell>
          <table:table-cell table:style-name="Table1.A1" office:value-type="string">
            <text:p text:style-name="P4"><text:span text:style-name="T6">BaseXmlNodeSorter</text:span><text:span text:style-name="T6">.</text:span><text:span text:style-name="T6">cs</text:span><text:span text:style-name="T6">;13</text:span></text:p>
          </table:table-cell>
          <table:table-cell table:style-name="Table1.A1" office:value-type="string">
            <text:p text:style-name="P18">8</text:p>
          </table:table-cell>
        </table:table-row>
        <table:table-row>
          <table:table-cell table:style-name="Table1.A1" office:value-type="string">
            <text:p text:style-name="P4"><text:span text:style-name="T6">Convert</text:span><text:span text:style-name="T6">&lt;</text:span><text:span text:style-name="T6">T</text:span><text:span text:style-name="T6">&gt;(</text:span><text:span text:style-name="T6">BinaryExpression</text:span><text:span text:style-name="T6">)</text:span></text:p>
          </table:table-cell>
          <table:table-cell table:style-name="Table1.A1" office:value-type="string">
            <text:p text:style-name="P4"><text:span text:style-name="T6">ExpressionToSql</text:span><text:span text:style-name="T6">.</text:span><text:span text:style-name="T6">cs</text:span><text:span text:style-name="T6">;108</text:span></text:p>
          </table:table-cell>
          <table:table-cell table:style-name="Table1.A1" office:value-type="string">
            <text:p text:style-name="P18">8</text:p>
          </table:table-cell>
        </table:table-row>
        <table:table-row>
          <table:table-cell table:style-name="Table1.A1" office:value-type="string">
            <text:p text:style-name="P4"><text:span text:style-name="T6">TryMapProperty</text:span><text:span text:style-name="T6">,</text:span><text:span text:style-name="T6">ClassMappingBase</text:span><text:span text:style-name="T6">,</text:span><text:span text:style-name="T6">Member</text:span><text:span text:style-name="T6">(</text:span><text:span text:style-name="T6">IList</text:span><text:span text:style-name="T6">&lt;</text:span><text:span text:style-name="T6">Member</text:span><text:span text:style-name="T6">&gt;)</text:span></text:p>
          </table:table-cell>
          <table:table-cell table:style-name="Table1.A1" office:value-type="string">
            <text:p text:style-name="P4"><text:span text:style-name="T6">AutoMapper</text:span><text:span text:style-name="T6">.</text:span><text:span text:style-name="T6">cs</text:span><text:span text:style-name="T6">;162</text:span></text:p>
          </table:table-cell>
          <table:table-cell table:style-name="Table1.A1" office:value-type="string">
            <text:p text:style-name="P18">7</text:p>
          </table:table-cell>
        </table:table-row>
        <table:table-row>
          <table:table-cell table:style-name="Table1.A1" office:value-type="string">
            <text:p text:style-name="P4"><text:span text:style-name="T6">Add</text:span><text:span text:style-name="T6">,</text:span><text:span text:style-name="T6">Type</text:span><text:span text:style-name="T6">(</text:span><text:span text:style-name="T6">MissingConstructor</text:span><text:span text:style-name="T6">)</text:span></text:p>
          </table:table-cell>
          <table:table-cell table:style-name="Table1.A1" office:value-type="string">
            <text:p text:style-name="P4"><text:span text:style-name="T6">DefaultConventionFinder</text:span><text:span text:style-name="T6">.</text:span><text:span text:style-name="T6">cs</text:span><text:span text:style-name="T6">;129</text:span></text:p>
          </table:table-cell>
          <table:table-cell table:style-name="Table1.A1" office:value-type="string">
            <text:p text:style-name="P18">7</text:p>
          </table:table-cell>
        </table:table-row>
        <table:table-row>
          <table:table-cell table:style-name="Table1.A1" office:value-type="string">
            <text:p text:style-name="P4"><text:span text:style-name="T6">GuessNamingStrategy</text:span><text:span text:style-name="T6">(</text:span><text:span text:style-name="T6">string</text:span><text:span text:style-name="T6">)</text:span></text:p>
          </table:table-cell>
          <table:table-cell table:style-name="Table1.A1" office:value-type="string">
            <text:p text:style-name="P4"><text:span text:style-name="T6">Naming</text:span><text:span text:style-name="T6">.</text:span><text:span text:style-name="T6">cs</text:span><text:span text:style-name="T6">;27</text:span></text:p>
          </table:table-cell>
          <table:table-cell table:style-name="Table1.A1" office:value-type="string">
            <text:p text:style-name="P18">7</text:p>
          </table:table-cell>
        </table:table-row>
        <table:table-row>
          <table:table-cell table:style-name="Table1.A1" office:value-type="string">
            <text:p text:style-name="P4"><text:span text:style-name="T6">GetPropertyMapping</text:span><text:span text:style-name="T6">()</text:span></text:p>
          </table:table-cell>
          <table:table-cell table:style-name="Table1.A1" office:value-type="string">
            <text:p text:style-name="P4"><text:span text:style-name="T6">PropertyPart</text:span><text:span text:style-name="T6">.</text:span><text:span text:style-name="T6">cs</text:span><text:span text:style-name="T6">;319</text:span></text:p>
          </table:table-cell>
          <table:table-cell table:style-name="Table1.A1" office:value-type="string">
            <text:p text:style-name="P18">7</text:p>
          </table:table-cell>
        </table:table-row>
        <table:table-row>
          <table:table-cell table:style-name="Table1.A1" office:value-type="string">
            <text:p text:style-name="P4"><text:span text:style-name="T6">AcceptVisitor</text:span><text:span text:style-name="T6">(</text:span><text:span text:style-name="T6">IMappingModelVisitor</text:span><text:span text:style-name="T6">)</text:span></text:p>
          </table:table-cell>
          <table:table-cell table:style-name="Table1.A1" office:value-type="string">
            <text:p text:style-name="P4"><text:span text:style-name="T6">ClassMapping</text:span><text:span text:style-name="T6">.</text:span><text:span text:style-name="T6">cs</text:span><text:span text:style-name="T6">;69</text:span></text:p>
          </table:table-cell>
          <table:table-cell table:style-name="Table1.A1" office:value-type="string">
            <text:p text:style-name="P18">7</text:p>
          </table:table-cell>
        </table:table-row>
        <table:table-row>
          <table:table-cell table:style-name="Table1.A1" office:value-type="string">
            <text:p text:style-name="P4"><text:span text:style-name="T6">ProcessCollection</text:span><text:span text:style-name="T6">(</text:span><text:span text:style-name="T6">CollectionMapping</text:span><text:span text:style-name="T6">)</text:span></text:p>
          </table:table-cell>
          <table:table-cell table:style-name="Table1.A1" office:value-type="string">
            <text:p text:style-name="P4"><text:span text:style-name="T6">XmlCollectionWriter</text:span><text:span text:style-name="T6">.</text:span><text:span text:style-name="T6">cs</text:span><text:span text:style-name="T6">;29</text:span></text:p>
          </table:table-cell>
          <table:table-cell table:style-name="Table1.A1" office:value-type="string">
            <text:p text:style-name="P18">7</text:p>
          </table:table-cell>
        </table:table-row>
        <table:table-row>
          <table:table-cell table:style-name="Table1.A1" office:value-type="string">
            <text:p text:style-name="P4"><text:span text:style-name="T6">ProcessKey</text:span><text:span text:style-name="T6">(</text:span><text:span text:style-name="T6">KeyMapping</text:span><text:span text:style-name="T6">)</text:span></text:p>
          </table:table-cell>
          <table:table-cell table:style-name="Table1.A1" office:value-type="string">
            <text:p text:style-name="P4"><text:span text:style-name="T6">XmlKeyWriter</text:span><text:span text:style-name="T6">.</text:span><text:span text:style-name="T6">cs</text:span><text:span text:style-name="T6">;24</text:span></text:p>
          </table:table-cell>
          <table:table-cell table:style-name="Table1.A1" office:value-type="string">
            <text:p text:style-name="P18">7</text:p>
          </table:table-cell>
        </table:table-row>
        <text:soft-page-break/>
        <table:table-row>
          <table:table-cell table:style-name="Table1.A1" office:value-type="string">
            <text:p text:style-name="P4"><text:span text:style-name="T6">SortChildren</text:span><text:span text:style-name="T6">(</text:span><text:span text:style-name="T6">XmlNode</text:span><text:span text:style-name="T6">)</text:span></text:p>
          </table:table-cell>
          <table:table-cell table:style-name="Table1.A1" office:value-type="string">
            <text:p text:style-name="P4"><text:span text:style-name="T6">XmlClasslikeNodeSorter</text:span><text:span text:style-name="T6">.</text:span><text:span text:style-name="T6">cs</text:span><text:span text:style-name="T6">;60</text:span></text:p>
          </table:table-cell>
          <table:table-cell table:style-name="Table1.A1" office:value-type="string">
            <text:p text:style-name="P18">7</text:p>
          </table:table-cell>
        </table:table-row>
        <table:table-row>
          <table:table-cell table:style-name="Table1.A1" office:value-type="string">
            <text:p text:style-name="P4"><text:span text:style-name="T6">Convert</text:span><text:span text:style-name="T6">&lt;</text:span><text:span text:style-name="T6">T</text:span><text:span text:style-name="T6">&gt;(</text:span><text:span text:style-name="T6">Expression</text:span><text:span text:style-name="T6">&lt;</text:span><text:span text:style-name="T6">Func</text:span><text:span text:style-name="T6">&lt;</text:span><text:span text:style-name="T6">T</text:span><text:span text:style-name="T6">,</text:span><text:span text:style-name="T6">bool</text:span><text:span text:style-name="T6">&gt;&gt;)</text:span></text:p>
          </table:table-cell>
          <table:table-cell table:style-name="Table1.A1" office:value-type="string">
            <text:p text:style-name="P4"><text:span text:style-name="T6">ExpressionToSql</text:span><text:span text:style-name="T6">.</text:span><text:span text:style-name="T6">cs</text:span><text:span text:style-name="T6">;31</text:span></text:p>
          </table:table-cell>
          <table:table-cell table:style-name="Table1.A1" office:value-type="string">
            <text:p text:style-name="P18">7</text:p>
          </table:table-cell>
        </table:table-row>
        <table:table-row>
          <table:table-cell table:style-name="Table1.A1" office:value-type="string">
            <text:p text:style-name="P4"><text:span text:style-name="T6">SortByDistanceFrom</text:span><text:span text:style-name="T6">,</text:span><text:span text:style-name="T6">Type</text:span><text:span text:style-name="T6">(</text:span><text:span text:style-name="T6">IEnumerable</text:span><text:span text:style-name="T6">&lt;</text:span><text:span text:style-name="T6">IIndeterminateSubclassMappingProvider</text:span><text:span text:style-name="T6">&gt;)</text:span></text:p>
          </table:table-cell>
          <table:table-cell table:style-name="Table1.A1" office:value-type="string">
            <text:p text:style-name="P4"><text:span text:style-name="T6">SeparateSubclassVisitor</text:span><text:span text:style-name="T6">.</text:span><text:span text:style-name="T6">cs</text:span><text:span text:style-name="T6">;85</text:span></text:p>
          </table:table-cell>
          <table:table-cell table:style-name="Table1.A1" office:value-type="string">
            <text:p text:style-name="P18">7</text:p>
          </table:table-cell>
        </table:table-row>
        <table:table-row>
          <table:table-cell table:style-name="Table1.A1" office:value-type="string">
            <text:p text:style-name="P4"><text:span text:style-name="T6">ShouldMap</text:span><text:span text:style-name="T6">(</text:span><text:span text:style-name="T6">Member</text:span><text:span text:style-name="T6">)</text:span></text:p>
          </table:table-cell>
          <table:table-cell table:style-name="Table1.A1" office:value-type="string">
            <text:p text:style-name="P4"><text:span text:style-name="T6">HasManyToManyStep</text:span><text:span text:style-name="T6">.</text:span><text:span text:style-name="T6">cs</text:span><text:span text:style-name="T6">;22</text:span></text:p>
          </table:table-cell>
          <table:table-cell table:style-name="Table1.A1" office:value-type="string">
            <text:p text:style-name="P18">6</text:p>
          </table:table-cell>
        </table:table-row>
      </table:table>
      <text:p text:style-name="P1"/>
      <text:p text:style-name="P1"/>
      <text:h text:style-name="P39" text:outline-level="10"><text:bookmark-start text:name="h.76wo6k5g5rcw"/>Risk<text:bookmark-end text:name="h.76wo6k5g5rcw"/> categories</text:h>
      <text:p text:style-name="P1"/>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6">Category</text:p>
          </table:table-cell>
          <table:table-cell table:style-name="Table2.A1" office:value-type="string">
            <text:p text:style-name="P5"><text:span text:style-name="T4">Num</text:span><text:span text:style-name="T4">. </text:span><text:span text:style-name="T4">methods</text:span></text:p>
          </table:table-cell>
          <table:table-cell table:style-name="Table2.A1" office:value-type="string">
            <text:p text:style-name="P5"><text:span text:style-name="T4">Lines</text:span><text:span text:style-name="T4"> </text:span><text:span text:style-name="T4">of</text:span><text:span text:style-name="T4"> </text:span><text:span text:style-name="T4">code</text:span></text:p>
          </table:table-cell>
          <table:table-cell table:style-name="Table2.A1" office:value-type="string">
            <text:p text:style-name="P6">Percentage</text:p>
          </table:table-cell>
        </table:table-row>
        <table:table-row>
          <table:table-cell table:style-name="Table2.A2" office:value-type="string">
            <text:p text:style-name="P7"><text:span text:style-name="T7">Untestable</text:span><text:span text:style-name="T7">, </text:span><text:span text:style-name="T7">very</text:span><text:span text:style-name="T7"> </text:span><text:span text:style-name="T7">high</text:span><text:span text:style-name="T7"> </text:span><text:span text:style-name="T7">risk</text:span></text:p>
          </table:table-cell>
          <table:table-cell table:style-name="Table2.A1" office:value-type="string">
            <text:p text:style-name="P6">0</text:p>
          </table:table-cell>
          <table:table-cell table:style-name="Table2.A1" office:value-type="string">
            <text:p text:style-name="P6">-</text:p>
          </table:table-cell>
          <table:table-cell table:style-name="Table2.A1" office:value-type="string">
            <text:p text:style-name="P6">-</text:p>
          </table:table-cell>
        </table:table-row>
        <table:table-row>
          <table:table-cell table:style-name="Table2.A2" office:value-type="string">
            <text:p text:style-name="P7"><text:span text:style-name="T7">Complex</text:span><text:span text:style-name="T7">, </text:span><text:span text:style-name="T7">high</text:span><text:span text:style-name="T7"> </text:span><text:span text:style-name="T7">risk</text:span></text:p>
          </table:table-cell>
          <table:table-cell table:style-name="Table2.A1" office:value-type="string">
            <text:p text:style-name="P6">1</text:p>
          </table:table-cell>
          <table:table-cell table:style-name="Table2.A1" office:value-type="string">
            <text:p text:style-name="P6">46</text:p>
          </table:table-cell>
          <table:table-cell table:style-name="Table2.A1" office:value-type="string">
            <text:p text:style-name="P6">&gt; 0.1</text:p>
          </table:table-cell>
        </table:table-row>
        <table:table-row>
          <table:table-cell table:style-name="Table2.A2" office:value-type="string">
            <text:p text:style-name="P7"><text:span text:style-name="T7">More</text:span><text:span text:style-name="T7"> </text:span><text:span text:style-name="T7">complex</text:span><text:span text:style-name="T7">, </text:span><text:span text:style-name="T7">moderate</text:span><text:span text:style-name="T7"> </text:span><text:span text:style-name="T7">risk</text:span></text:p>
          </table:table-cell>
          <table:table-cell table:style-name="Table2.A1" office:value-type="string">
            <text:p text:style-name="P6">22</text:p>
          </table:table-cell>
          <table:table-cell table:style-name="Table2.A1" office:value-type="string">
            <text:p text:style-name="P6">687</text:p>
          </table:table-cell>
          <table:table-cell table:style-name="Table2.A1" office:value-type="string">
            <text:p text:style-name="P6">0.1</text:p>
          </table:table-cell>
        </table:table-row>
        <table:table-row>
          <table:table-cell table:style-name="Table2.A2" office:value-type="string">
            <text:p text:style-name="P7"><text:span text:style-name="T7">Simple</text:span><text:span text:style-name="T7">, </text:span><text:span text:style-name="T7">without</text:span><text:span text:style-name="T7"> </text:span><text:span text:style-name="T7">much</text:span><text:span text:style-name="T7"> </text:span><text:span text:style-name="T7">risk</text:span></text:p>
          </table:table-cell>
          <table:table-cell table:style-name="Table2.A1" office:value-type="string">
            <text:p text:style-name="P6">7290</text:p>
          </table:table-cell>
          <table:table-cell table:style-name="Table2.A1" office:value-type="string">
            <text:p text:style-name="P6">42694</text:p>
          </table:table-cell>
          <table:table-cell table:style-name="Table2.A1" office:value-type="string">
            <text:p text:style-name="P6">60.9</text:p>
          </table:table-cell>
        </table:table-row>
      </table:table>
      <text:p text:style-name="P1"/>
      <text:p text:style-name="P1"/>
      <text:p text:style-name="P4"><text:span text:style-name="T3">Based</text:span><text:span text:style-name="T3"> </text:span><text:span text:style-name="T3">on</text:span><text:span text:style-name="T3"> </text:span><text:span text:style-name="T3">this</text:span><text:span text:style-name="T3"> </text:span><text:span text:style-name="T3">distribution</text:span><text:span text:style-name="T3">, </text:span><text:span text:style-name="T3">the</text:span><text:span text:style-name="T3"> </text:span><text:span text:style-name="T3">system</text:span><text:span text:style-name="T3">’</text:span><text:span text:style-name="T3">s</text:span><text:span text:style-name="T3"> </text:span><text:span text:style-name="T3">complexity</text:span><text:span text:style-name="T3"> </text:span><text:span text:style-name="T3">is</text:span><text:span text:style-name="T3"> </text:span><text:span text:style-name="T3">rated</text:span><text:span text:style-name="T3"> ‘2’</text:span></text:p>
      <text:p text:style-name="P1"/>
      <text:h text:style-name="P37" text:outline-level="10"><text:bookmark-start text:name="h.10zqourwxdu8"/>Duplication<text:bookmark-end text:name="h.10zqourwxdu8"/></text:h>
      <text:p text:style-name="P1"/>
      <text:h text:style-name="P40" text:outline-level="10"><text:bookmark-start text:name="h.qw2epjxkjrbs"/>Top<text:bookmark-end text:name="h.qw2epjxkjrbs"/> 50 clone sets</text:h>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text:span text:style-name="T4">Total</text:span><text:span text:style-name="T4"> </text:span><text:span text:style-name="T4">number</text:span></text:p>
            <text:p text:style-name="P5"><text:span text:style-name="T4">of</text:span><text:span text:style-name="T4"> </text:span><text:span text:style-name="T4">Lines</text:span></text:p>
          </table:table-cell>
          <table:table-cell table:style-name="Table3.A1" office:value-type="string">
            <text:p text:style-name="P6">Instances</text:p>
          </table:table-cell>
          <table:table-cell table:style-name="Table3.A1" office:value-type="string">
            <text:p text:style-name="P5"><text:span text:style-name="T4">Instance</text:span><text:span text:style-name="T4"> </text:span><text:span text:style-name="T4">Length</text:span></text:p>
            <text:p text:style-name="P5"><text:span text:style-name="T4">(</text:span><text:span text:style-name="T4">low</text:span><text:span text:style-name="T4">/</text:span><text:span text:style-name="T4">high</text:span><text:span text:style-name="T4">/</text:span><text:span text:style-name="T4">avg</text:span><text:span text:style-name="T4">.)</text:span></text:p>
          </table:table-cell>
          <table:table-cell table:style-name="Table3.A1" office:value-type="string">
            <text:p text:style-name="P5"><text:span text:style-name="T4">Instance</text:span><text:span text:style-name="T4"> </text:span><text:span text:style-name="T4">locations</text:span></text:p>
          </table:table-cell>
        </table:table-row>
        <table:table-row>
          <table:table-cell table:style-name="Table3.A1" office:value-type="string">
            <text:p text:style-name="P18">422</text:p>
          </table:table-cell>
          <table:table-cell table:style-name="Table3.A1" office:value-type="string">
            <text:p text:style-name="P18">2</text:p>
          </table:table-cell>
          <table:table-cell table:style-name="Table3.A1" office:value-type="string">
            <text:p text:style-name="P18">211/211/211</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37 (211)</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36 (211)</text:span></text:p>
          </table:table-cell>
        </table:table-row>
        <table:table-row>
          <table:table-cell table:style-name="Table3.A1" office:value-type="string">
            <text:p text:style-name="P18">422</text:p>
          </table:table-cell>
          <table:table-cell table:style-name="Table3.A1" office:value-type="string">
            <text:p text:style-name="P18">2</text:p>
          </table:table-cell>
          <table:table-cell table:style-name="Table3.A1" office:value-type="string">
            <text:p text:style-name="P18">211/211/211</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37 (211)</text:span></text:p>
            <text:p text:style-name="P4"><text:soft-page-break/><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36 (211)</text:span></text:p>
          </table:table-cell>
        </table:table-row>
        <table:table-row>
          <table:table-cell table:style-name="Table3.A1" office:value-type="string">
            <text:p text:style-name="P18">332</text:p>
          </table:table-cell>
          <table:table-cell table:style-name="Table3.A1" office:value-type="string">
            <text:p text:style-name="P18">4</text:p>
          </table:table-cell>
          <table:table-cell table:style-name="Table3.A1" office:value-type="string">
            <text:p text:style-name="P18">83/83/8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36 (8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36 (83)</text:span></text:p>
          </table:table-cell>
        </table:table-row>
        <table:table-row>
          <table:table-cell table:style-name="Table3.A1" office:value-type="string">
            <text:p text:style-name="P18">332</text:p>
          </table:table-cell>
          <table:table-cell table:style-name="Table3.A1" office:value-type="string">
            <text:p text:style-name="P18">4</text:p>
          </table:table-cell>
          <table:table-cell table:style-name="Table3.A1" office:value-type="string">
            <text:p text:style-name="P18">83/83/8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36 (8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36 (83)</text:span></text:p>
          </table:table-cell>
        </table:table-row>
        <table:table-row>
          <table:table-cell table:style-name="Table3.A1" office:value-type="string">
            <text:p text:style-name="P18">332</text:p>
          </table:table-cell>
          <table:table-cell table:style-name="Table3.A1" office:value-type="string">
            <text:p text:style-name="P18">4</text:p>
          </table:table-cell>
          <table:table-cell table:style-name="Table3.A1" office:value-type="string">
            <text:p text:style-name="P18">83/83/8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36 (8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36 (83)</text:span></text:p>
          </table:table-cell>
        </table:table-row>
        <table:table-row>
          <table:table-cell table:style-name="Table3.A1" office:value-type="string">
            <text:p text:style-name="P18">332</text:p>
          </table:table-cell>
          <table:table-cell table:style-name="Table3.A1" office:value-type="string">
            <text:p text:style-name="P18">4</text:p>
          </table:table-cell>
          <table:table-cell table:style-name="Table3.A1" office:value-type="string">
            <text:p text:style-name="P18">83/83/8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37 (8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36 (8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36 (83)</text:span></text:p>
          </table:table-cell>
        </table:table-row>
        <table:table-row>
          <table:table-cell table:style-name="Table3.A1" office:value-type="string">
            <text:p text:style-name="P18">326</text:p>
          </table:table-cell>
          <table:table-cell table:style-name="Table3.A1" office:value-type="string">
            <text:p text:style-name="P18">3</text:p>
          </table:table-cell>
          <table:table-cell table:style-name="Table3.A1" office:value-type="string">
            <text:p text:style-name="P18">105/116/108,7</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105)</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116)</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105)</text:span></text:p>
          </table:table-cell>
        </table:table-row>
        <table:table-row>
          <table:table-cell table:style-name="Table3.A1" office:value-type="string">
            <text:p text:style-name="P18">326</text:p>
          </table:table-cell>
          <table:table-cell table:style-name="Table3.A1" office:value-type="string">
            <text:p text:style-name="P18">3</text:p>
          </table:table-cell>
          <table:table-cell table:style-name="Table3.A1" office:value-type="string">
            <text:p text:style-name="P18">105/116/108,7</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105)</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116)</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105)</text:span></text:p>
          </table:table-cell>
        </table:table-row>
        <table:table-row>
          <table:table-cell table:style-name="Table3.A1" office:value-type="string">
            <text:p text:style-name="P18">326</text:p>
          </table:table-cell>
          <table:table-cell table:style-name="Table3.A1" office:value-type="string">
            <text:p text:style-name="P18">3</text:p>
          </table:table-cell>
          <table:table-cell table:style-name="Table3.A1" office:value-type="string">
            <text:p text:style-name="P18">105/116/108,7</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105)</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116)</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105)</text:span></text:p>
          </table:table-cell>
        </table:table-row>
        <table:table-row>
          <table:table-cell table:style-name="Table3.A1" office:value-type="string">
            <text:p text:style-name="P18">311</text:p>
          </table:table-cell>
          <table:table-cell table:style-name="Table3.A1" office:value-type="string">
            <text:p text:style-name="P18">5</text:p>
          </table:table-cell>
          <table:table-cell table:style-name="Table3.A1" office:value-type="string">
            <text:p text:style-name="P18">60/66/62,2</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66)</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6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60)</text:span></text:p>
          </table:table-cell>
        </table:table-row>
        <table:table-row>
          <table:table-cell table:style-name="Table3.A1" office:value-type="string">
            <text:p text:style-name="P18">311</text:p>
          </table:table-cell>
          <table:table-cell table:style-name="Table3.A1" office:value-type="string">
            <text:p text:style-name="P18">5</text:p>
          </table:table-cell>
          <table:table-cell table:style-name="Table3.A1" office:value-type="string">
            <text:p text:style-name="P18">60/66/62,2</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66)</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6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60)</text:span></text:p>
            <text:p text:style-name="P4"><text:soft-page-break/><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60)</text:span></text:p>
          </table:table-cell>
        </table:table-row>
        <table:table-row>
          <table:table-cell table:style-name="Table3.A1" office:value-type="string">
            <text:p text:style-name="P18">311</text:p>
          </table:table-cell>
          <table:table-cell table:style-name="Table3.A1" office:value-type="string">
            <text:p text:style-name="P18">5</text:p>
          </table:table-cell>
          <table:table-cell table:style-name="Table3.A1" office:value-type="string">
            <text:p text:style-name="P18">60/66/62,2</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66)</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6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60)</text:span></text:p>
          </table:table-cell>
        </table:table-row>
        <table:table-row>
          <table:table-cell table:style-name="Table3.A1" office:value-type="string">
            <text:p text:style-name="P18">311</text:p>
          </table:table-cell>
          <table:table-cell table:style-name="Table3.A1" office:value-type="string">
            <text:p text:style-name="P18">5</text:p>
          </table:table-cell>
          <table:table-cell table:style-name="Table3.A1" office:value-type="string">
            <text:p text:style-name="P18">60/66/62,2</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66)</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6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60)</text:span></text:p>
          </table:table-cell>
        </table:table-row>
        <table:table-row>
          <table:table-cell table:style-name="Table3.A1" office:value-type="string">
            <text:p text:style-name="P18">311</text:p>
          </table:table-cell>
          <table:table-cell table:style-name="Table3.A1" office:value-type="string">
            <text:p text:style-name="P18">5</text:p>
          </table:table-cell>
          <table:table-cell table:style-name="Table3.A1" office:value-type="string">
            <text:p text:style-name="P18">60/66/62,2</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66)</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6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6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60)</text:span></text:p>
          </table:table-cell>
        </table:table-row>
        <table:table-row>
          <table:table-cell table:style-name="Table3.A1" office:value-type="string">
            <text:p text:style-name="P18">306</text:p>
          </table:table-cell>
          <table:table-cell table:style-name="Table3.A1" office:value-type="string">
            <text:p text:style-name="P18">3</text:p>
          </table:table-cell>
          <table:table-cell table:style-name="Table3.A1" office:value-type="string">
            <text:p text:style-name="P18">102/102/102</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8 (102)</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7 (102)</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7 (102)</text:span></text:p>
          </table:table-cell>
        </table:table-row>
        <table:table-row>
          <table:table-cell table:style-name="Table3.A1" office:value-type="string">
            <text:p text:style-name="P18">306</text:p>
          </table:table-cell>
          <table:table-cell table:style-name="Table3.A1" office:value-type="string">
            <text:p text:style-name="P18">3</text:p>
          </table:table-cell>
          <table:table-cell table:style-name="Table3.A1" office:value-type="string">
            <text:p text:style-name="P18">102/102/102</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8 (102)</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7 (102)</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7 (102)</text:span></text:p>
          </table:table-cell>
        </table:table-row>
        <table:table-row>
          <table:table-cell table:style-name="Table3.A1" office:value-type="string">
            <text:p text:style-name="P18">306</text:p>
          </table:table-cell>
          <table:table-cell table:style-name="Table3.A1" office:value-type="string">
            <text:p text:style-name="P18">3</text:p>
          </table:table-cell>
          <table:table-cell table:style-name="Table3.A1" office:value-type="string">
            <text:p text:style-name="P18">102/102/102</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8 (102)</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7 (102)</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7 (102)</text:span></text:p>
          </table:table-cell>
        </table:table-row>
        <table:table-row>
          <table:table-cell table:style-name="Table3.A1" office:value-type="string">
            <text:p text:style-name="P18">304</text:p>
          </table:table-cell>
          <table:table-cell table:style-name="Table3.A1" office:value-type="string">
            <text:p text:style-name="P18">2</text:p>
          </table:table-cell>
          <table:table-cell table:style-name="Table3.A1" office:value-type="string">
            <text:p text:style-name="P18">152/152/152</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8 (152)</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7 (152)</text:span></text:p>
          </table:table-cell>
        </table:table-row>
        <table:table-row>
          <table:table-cell table:style-name="Table3.A1" office:value-type="string">
            <text:p text:style-name="P18">304</text:p>
          </table:table-cell>
          <table:table-cell table:style-name="Table3.A1" office:value-type="string">
            <text:p text:style-name="P18">2</text:p>
          </table:table-cell>
          <table:table-cell table:style-name="Table3.A1" office:value-type="string">
            <text:p text:style-name="P18">152/152/152</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8 (152)</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7 (152)</text:span></text:p>
          </table:table-cell>
        </table:table-row>
        <table:table-row>
          <table:table-cell table:style-name="Table3.A1" office:value-type="string">
            <text:p text:style-name="P18">300</text:p>
          </table:table-cell>
          <table:table-cell table:style-name="Table3.A1" office:value-type="string">
            <text:p text:style-name="P18">5</text:p>
          </table:table-cell>
          <table:table-cell table:style-name="Table3.A1" office:value-type="string">
            <text:p text:style-name="P18">58/63/60</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1 (58)</text:span></text:p>
          </table:table-cell>
        </table:table-row>
        <table:table-row>
          <table:table-cell table:style-name="Table3.A1" office:value-type="string">
            <text:p text:style-name="P18">300</text:p>
          </table:table-cell>
          <table:table-cell table:style-name="Table3.A1" office:value-type="string">
            <text:p text:style-name="P18">5</text:p>
          </table:table-cell>
          <table:table-cell table:style-name="Table3.A1" office:value-type="string">
            <text:p text:style-name="P18">58/63/60</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1 (58)</text:span></text:p>
          </table:table-cell>
        </table:table-row>
        <text:soft-page-break/>
        <table:table-row>
          <table:table-cell table:style-name="Table3.A1" office:value-type="string">
            <text:p text:style-name="P18">300</text:p>
          </table:table-cell>
          <table:table-cell table:style-name="Table3.A1" office:value-type="string">
            <text:p text:style-name="P18">5</text:p>
          </table:table-cell>
          <table:table-cell table:style-name="Table3.A1" office:value-type="string">
            <text:p text:style-name="P18">58/63/60</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1 (58)</text:span></text:p>
          </table:table-cell>
        </table:table-row>
        <table:table-row>
          <table:table-cell table:style-name="Table3.A1" office:value-type="string">
            <text:p text:style-name="P18">300</text:p>
          </table:table-cell>
          <table:table-cell table:style-name="Table3.A1" office:value-type="string">
            <text:p text:style-name="P18">5</text:p>
          </table:table-cell>
          <table:table-cell table:style-name="Table3.A1" office:value-type="string">
            <text:p text:style-name="P18">58/63/60</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1 (58)</text:span></text:p>
          </table:table-cell>
        </table:table-row>
        <table:table-row>
          <table:table-cell table:style-name="Table3.A1" office:value-type="string">
            <text:p text:style-name="P18">300</text:p>
          </table:table-cell>
          <table:table-cell table:style-name="Table3.A1" office:value-type="string">
            <text:p text:style-name="P18">5</text:p>
          </table:table-cell>
          <table:table-cell table:style-name="Table3.A1" office:value-type="string">
            <text:p text:style-name="P18">58/63/60</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1 (63)</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1 (58)</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1 (58)</text:span></text:p>
          </table:table-cell>
        </table:table-row>
        <table:table-row>
          <table:table-cell table:style-name="Table3.A1" office:value-type="string">
            <text:p text:style-name="P18">288</text:p>
          </table:table-cell>
          <table:table-cell table:style-name="Table3.A1" office:value-type="string">
            <text:p text:style-name="P18">3</text:p>
          </table:table-cell>
          <table:table-cell table:style-name="Table3.A1" office:value-type="string">
            <text:p text:style-name="P18">96/96/96</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24 (96)</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23 (96)</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23 (96)</text:span></text:p>
          </table:table-cell>
        </table:table-row>
        <table:table-row>
          <table:table-cell table:style-name="Table3.A1" office:value-type="string">
            <text:p text:style-name="P18">288</text:p>
          </table:table-cell>
          <table:table-cell table:style-name="Table3.A1" office:value-type="string">
            <text:p text:style-name="P18">3</text:p>
          </table:table-cell>
          <table:table-cell table:style-name="Table3.A1" office:value-type="string">
            <text:p text:style-name="P18">96/96/96</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24 (96)</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23 (96)</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23 (96)</text:span></text:p>
          </table:table-cell>
        </table:table-row>
        <table:table-row>
          <table:table-cell table:style-name="Table3.A1" office:value-type="string">
            <text:p text:style-name="P18">288</text:p>
          </table:table-cell>
          <table:table-cell table:style-name="Table3.A1" office:value-type="string">
            <text:p text:style-name="P18">3</text:p>
          </table:table-cell>
          <table:table-cell table:style-name="Table3.A1" office:value-type="string">
            <text:p text:style-name="P18">96/96/96</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24 (96)</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23 (96)</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23 (96)</text:span></text:p>
          </table:table-cell>
        </table:table-row>
        <table:table-row>
          <table:table-cell table:style-name="Table3.A1" office:value-type="string">
            <text:p text:style-name="P18">246</text:p>
          </table:table-cell>
          <table:table-cell table:style-name="Table3.A1" office:value-type="string">
            <text:p text:style-name="P18">3</text:p>
          </table:table-cell>
          <table:table-cell table:style-name="Table3.A1" office:value-type="string">
            <text:p text:style-name="P18">82/82/82</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HasManyCollectionConventionTests</text:span><text:span text:style-name="T6">.</text:span><text:span text:style-name="T6">cs</text:span><text:span text:style-name="T6">;19 (82)</text:span></text:p>
            <text:p text:style-name="P4"><text:span text:style-name="T6">ConventionsTests</text:span><text:span text:style-name="T6">/</text:span><text:span text:style-name="T6">ApplyingToModel</text:span><text:span text:style-name="T6">/</text:span><text:span text:style-name="T6">HasManyToManyCollectionConventionTests</text:span><text:span text:style-name="T6">.</text:span><text:span text:style-name="T6">cs</text:span><text:span text:style-name="T6">;19 (82)</text:span></text:p>
            <text:p text:style-name="P4"><text:span text:style-name="T6">ConventionsTests</text:span><text:span text:style-name="T6">/</text:span><text:span text:style-name="T6">ApplyingToModel</text:span><text:span text:style-name="T6">/</text:span><text:span text:style-name="T6">HasManyToManyConventionTests</text:span><text:span text:style-name="T6">.</text:span><text:span text:style-name="T6">cs</text:span><text:span text:style-name="T6">;18 (82)</text:span></text:p>
          </table:table-cell>
        </table:table-row>
        <table:table-row>
          <table:table-cell table:style-name="Table3.A1" office:value-type="string">
            <text:p text:style-name="P18">246</text:p>
          </table:table-cell>
          <table:table-cell table:style-name="Table3.A1" office:value-type="string">
            <text:p text:style-name="P18">3</text:p>
          </table:table-cell>
          <table:table-cell table:style-name="Table3.A1" office:value-type="string">
            <text:p text:style-name="P18">82/82/82</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HasManyCollectionConventionTests</text:span><text:span text:style-name="T6">.</text:span><text:span text:style-name="T6">cs</text:span><text:span text:style-name="T6">;19 (82)</text:span></text:p>
            <text:p text:style-name="P4"><text:span text:style-name="T6">ConventionsTests</text:span><text:span text:style-name="T6">/</text:span><text:span text:style-name="T6">ApplyingToModel</text:span><text:span text:style-name="T6">/</text:span><text:span text:style-name="T6">HasManyToManyCollectionConventionTests</text:span><text:span text:style-name="T6">.</text:span><text:span text:style-name="T6">cs</text:span><text:span text:style-name="T6">;19 (82)</text:span></text:p>
            <text:p text:style-name="P4"><text:span text:style-name="T6">ConventionsTests</text:span><text:span text:style-name="T6">/</text:span><text:span text:style-name="T6">ApplyingToModel</text:span><text:span text:style-name="T6">/</text:span><text:span text:style-name="T6">HasManyToManyConventionTests</text:span><text:span text:style-name="T6">.</text:span><text:span text:style-name="T6">cs</text:span><text:span text:style-name="T6">;18 (82)</text:span></text:p>
          </table:table-cell>
        </table:table-row>
        <table:table-row>
          <table:table-cell table:style-name="Table3.A1" office:value-type="string">
            <text:p text:style-name="P18">246</text:p>
          </table:table-cell>
          <table:table-cell table:style-name="Table3.A1" office:value-type="string">
            <text:p text:style-name="P18">3</text:p>
          </table:table-cell>
          <table:table-cell table:style-name="Table3.A1" office:value-type="string">
            <text:p text:style-name="P18">82/82/82</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HasManyCollectionConventionTests</text:span><text:span text:style-name="T6">.</text:span><text:span text:style-name="T6">cs</text:span><text:span text:style-name="T6">;19 (82)</text:span></text:p>
            <text:p text:style-name="P4"><text:span text:style-name="T6">ConventionsTests</text:span><text:span text:style-name="T6">/</text:span><text:span text:style-name="T6">ApplyingToModel</text:span><text:span text:style-name="T6">/</text:span><text:span text:style-name="T6">HasManyToManyCollectionConventionTests</text:span><text:span text:style-name="T6">.</text:span><text:span text:style-name="T6">cs</text:span><text:span text:style-name="T6">;19 (82)</text:span></text:p>
            <text:p text:style-name="P4"><text:span text:style-name="T6">ConventionsTests</text:span><text:span text:style-name="T6">/</text:span><text:span text:style-name="T6">ApplyingToModel</text:span><text:span text:style-name="T6">/</text:span><text:span text:style-name="T6">HasManyToManyConventionTests</text:span><text:span text:style-name="T6">.</text:span><text:span text:style-name="T6">cs</text:span><text:span text:style-name="T6">;18 (82)</text:span></text:p>
          </table:table-cell>
        </table:table-row>
        <table:table-row>
          <table:table-cell table:style-name="Table3.A1" office:value-type="string">
            <text:p text:style-name="P18">244</text:p>
          </table:table-cell>
          <table:table-cell table:style-name="Table3.A1" office:value-type="string">
            <text:p text:style-name="P18">2</text:p>
          </table:table-cell>
          <table:table-cell table:style-name="Table3.A1" office:value-type="string">
            <text:p text:style-name="P18">116/128/122</text:p>
          </table:table-cell>
          <table:table-cell table:style-name="Table3.A1" office:value-type="string">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128)</text:span></text:p>
            <text:p text:style-name="P4"><text:soft-page-break/><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116)</text:span></text:p>
          </table:table-cell>
        </table:table-row>
        <table:table-row>
          <table:table-cell table:style-name="Table3.A1" office:value-type="string">
            <text:p text:style-name="P18">244</text:p>
          </table:table-cell>
          <table:table-cell table:style-name="Table3.A1" office:value-type="string">
            <text:p text:style-name="P18">2</text:p>
          </table:table-cell>
          <table:table-cell table:style-name="Table3.A1" office:value-type="string">
            <text:p text:style-name="P18">116/128/122</text:p>
          </table:table-cell>
          <table:table-cell table:style-name="Table3.A1" office:value-type="string">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75 (128)</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70 (116)</text:span></text:p>
          </table:table-cell>
        </table:table-row>
        <table:table-row>
          <table:table-cell table:style-name="Table3.A1" office:value-type="string">
            <text:p text:style-name="P18">228</text:p>
          </table:table-cell>
          <table:table-cell table:style-name="Table3.A1" office:value-type="string">
            <text:p text:style-name="P18">2</text:p>
          </table:table-cell>
          <table:table-cell table:style-name="Table3.A1" office:value-type="string">
            <text:p text:style-name="P18">114/114/114</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HasManyToManyCollectionConventionTests</text:span><text:span text:style-name="T6">.</text:span><text:span text:style-name="T6">cs</text:span><text:span text:style-name="T6">;19 (114)</text:span></text:p>
            <text:p text:style-name="P4"><text:span text:style-name="T6">ConventionsTests</text:span><text:span text:style-name="T6">/</text:span><text:span text:style-name="T6">ApplyingToModel</text:span><text:span text:style-name="T6">/</text:span><text:span text:style-name="T6">HasManyToManyConventionTests</text:span><text:span text:style-name="T6">.</text:span><text:span text:style-name="T6">cs</text:span><text:span text:style-name="T6">;18 (114)</text:span></text:p>
          </table:table-cell>
        </table:table-row>
        <table:table-row>
          <table:table-cell table:style-name="Table3.A1" office:value-type="string">
            <text:p text:style-name="P18">228</text:p>
          </table:table-cell>
          <table:table-cell table:style-name="Table3.A1" office:value-type="string">
            <text:p text:style-name="P18">2</text:p>
          </table:table-cell>
          <table:table-cell table:style-name="Table3.A1" office:value-type="string">
            <text:p text:style-name="P18">114/114/114</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HasManyToManyCollectionConventionTests</text:span><text:span text:style-name="T6">.</text:span><text:span text:style-name="T6">cs</text:span><text:span text:style-name="T6">;19 (114)</text:span></text:p>
            <text:p text:style-name="P4"><text:span text:style-name="T6">ConventionsTests</text:span><text:span text:style-name="T6">/</text:span><text:span text:style-name="T6">ApplyingToModel</text:span><text:span text:style-name="T6">/</text:span><text:span text:style-name="T6">HasManyToManyConventionTests</text:span><text:span text:style-name="T6">.</text:span><text:span text:style-name="T6">cs</text:span><text:span text:style-name="T6">;18 (114)</text:span></text:p>
          </table:table-cell>
        </table:table-row>
        <table:table-row>
          <table:table-cell table:style-name="Table3.A1" office:value-type="string">
            <text:p text:style-name="P18">212</text:p>
          </table:table-cell>
          <table:table-cell table:style-name="Table3.A1" office:value-type="string">
            <text:p text:style-name="P18">4</text:p>
          </table:table-cell>
          <table:table-cell table:style-name="Table3.A1" office:value-type="string">
            <text:p text:style-name="P18">53/53/5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77 (5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67 (5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66 (5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66 (53)</text:span></text:p>
          </table:table-cell>
        </table:table-row>
        <table:table-row>
          <table:table-cell table:style-name="Table3.A1" office:value-type="string">
            <text:p text:style-name="P18">212</text:p>
          </table:table-cell>
          <table:table-cell table:style-name="Table3.A1" office:value-type="string">
            <text:p text:style-name="P18">4</text:p>
          </table:table-cell>
          <table:table-cell table:style-name="Table3.A1" office:value-type="string">
            <text:p text:style-name="P18">53/53/5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77 (5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67 (5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66 (5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66 (53)</text:span></text:p>
          </table:table-cell>
        </table:table-row>
        <table:table-row>
          <table:table-cell table:style-name="Table3.A1" office:value-type="string">
            <text:p text:style-name="P18">212</text:p>
          </table:table-cell>
          <table:table-cell table:style-name="Table3.A1" office:value-type="string">
            <text:p text:style-name="P18">4</text:p>
          </table:table-cell>
          <table:table-cell table:style-name="Table3.A1" office:value-type="string">
            <text:p text:style-name="P18">53/53/5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77 (5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67 (5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66 (5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66 (53)</text:span></text:p>
          </table:table-cell>
        </table:table-row>
        <table:table-row>
          <table:table-cell table:style-name="Table3.A1" office:value-type="string">
            <text:p text:style-name="P18">212</text:p>
          </table:table-cell>
          <table:table-cell table:style-name="Table3.A1" office:value-type="string">
            <text:p text:style-name="P18">4</text:p>
          </table:table-cell>
          <table:table-cell table:style-name="Table3.A1" office:value-type="string">
            <text:p text:style-name="P18">53/53/53</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77 (53)</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67 (53)</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66 (53)</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66 (53)</text:span></text:p>
          </table:table-cell>
        </table:table-row>
        <table:table-row>
          <table:table-cell table:style-name="Table3.A1" office:value-type="string">
            <text:p text:style-name="P18">208</text:p>
          </table:table-cell>
          <table:table-cell table:style-name="Table3.A1" office:value-type="string">
            <text:p text:style-name="P18">5</text:p>
          </table:table-cell>
          <table:table-cell table:style-name="Table3.A1" office:value-type="string">
            <text:p text:style-name="P18">40/44/41,6</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35 (4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47 (44)</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36 (44)</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26 (4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35 (40)</text:span></text:p>
          </table:table-cell>
        </table:table-row>
        <table:table-row>
          <table:table-cell table:style-name="Table3.A1" office:value-type="string">
            <text:p text:style-name="P18">208</text:p>
          </table:table-cell>
          <table:table-cell table:style-name="Table3.A1" office:value-type="string">
            <text:p text:style-name="P18">5</text:p>
          </table:table-cell>
          <table:table-cell table:style-name="Table3.A1" office:value-type="string">
            <text:p text:style-name="P18">40/44/41,6</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35 (4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47 (44)</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36 (44)</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26 (40)</text:span></text:p>
            <text:p text:style-name="P4"><text:soft-page-break/><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35 (40)</text:span></text:p>
          </table:table-cell>
        </table:table-row>
        <table:table-row>
          <table:table-cell table:style-name="Table3.A1" office:value-type="string">
            <text:p text:style-name="P18">208</text:p>
          </table:table-cell>
          <table:table-cell table:style-name="Table3.A1" office:value-type="string">
            <text:p text:style-name="P18">5</text:p>
          </table:table-cell>
          <table:table-cell table:style-name="Table3.A1" office:value-type="string">
            <text:p text:style-name="P18">40/44/41,6</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35 (4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47 (44)</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36 (44)</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26 (4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35 (40)</text:span></text:p>
          </table:table-cell>
        </table:table-row>
        <table:table-row>
          <table:table-cell table:style-name="Table3.A1" office:value-type="string">
            <text:p text:style-name="P18">208</text:p>
          </table:table-cell>
          <table:table-cell table:style-name="Table3.A1" office:value-type="string">
            <text:p text:style-name="P18">5</text:p>
          </table:table-cell>
          <table:table-cell table:style-name="Table3.A1" office:value-type="string">
            <text:p text:style-name="P18">40/44/41,6</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35 (4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47 (44)</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36 (44)</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26 (4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35 (40)</text:span></text:p>
          </table:table-cell>
        </table:table-row>
        <table:table-row>
          <table:table-cell table:style-name="Table3.A1" office:value-type="string">
            <text:p text:style-name="P18">208</text:p>
          </table:table-cell>
          <table:table-cell table:style-name="Table3.A1" office:value-type="string">
            <text:p text:style-name="P18">5</text:p>
          </table:table-cell>
          <table:table-cell table:style-name="Table3.A1" office:value-type="string">
            <text:p text:style-name="P18">40/44/41,6</text:p>
          </table:table-cell>
          <table:table-cell table:style-name="Table3.A1" office:value-type="string">
            <text:p text:style-name="P4"><text:span text:style-name="T6">MappingModel</text:span><text:span text:style-name="T6">/</text:span><text:span text:style-name="T6">Output</text:span><text:span text:style-name="T6">/</text:span><text:span text:style-name="T6">XmlBagWriterTester</text:span><text:span text:style-name="T6">.</text:span><text:span text:style-name="T6">cs</text:span><text:span text:style-name="T6">;135 (40)</text:span></text:p>
            <text:p text:style-name="P4"><text:span text:style-name="T6">MappingModel</text:span><text:span text:style-name="T6">/</text:span><text:span text:style-name="T6">Output</text:span><text:span text:style-name="T6">/</text:span><text:span text:style-name="T6">XmlMapWriterTester</text:span><text:span text:style-name="T6">.</text:span><text:span text:style-name="T6">cs</text:span><text:span text:style-name="T6">;147 (44)</text:span></text:p>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136 (44)</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126 (40)</text:span></text:p>
            <text:p text:style-name="P4"><text:span text:style-name="T6">MappingModel</text:span><text:span text:style-name="T6">/</text:span><text:span text:style-name="T6">Output</text:span><text:span text:style-name="T6">/</text:span><text:span text:style-name="T6">XmlSetWriterTester</text:span><text:span text:style-name="T6">.</text:span><text:span text:style-name="T6">cs</text:span><text:span text:style-name="T6">;135 (40)</text:span></text:p>
          </table:table-cell>
        </table:table-row>
        <table:table-row>
          <table:table-cell table:style-name="Table3.A1" office:value-type="string">
            <text:p text:style-name="P18">201</text:p>
          </table:table-cell>
          <table:table-cell table:style-name="Table3.A1" office:value-type="string">
            <text:p text:style-name="P18">2</text:p>
          </table:table-cell>
          <table:table-cell table:style-name="Table3.A1" office:value-type="string">
            <text:p text:style-name="P18">96/105/100,5</text:p>
          </table:table-cell>
          <table:table-cell table:style-name="Table3.A1" office:value-type="string">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10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96)</text:span></text:p>
          </table:table-cell>
        </table:table-row>
        <table:table-row>
          <table:table-cell table:style-name="Table3.A1" office:value-type="string">
            <text:p text:style-name="P18">201</text:p>
          </table:table-cell>
          <table:table-cell table:style-name="Table3.A1" office:value-type="string">
            <text:p text:style-name="P18">2</text:p>
          </table:table-cell>
          <table:table-cell table:style-name="Table3.A1" office:value-type="string">
            <text:p text:style-name="P18">96/105/100,5</text:p>
          </table:table-cell>
          <table:table-cell table:style-name="Table3.A1" office:value-type="string">
            <text:p text:style-name="P4"><text:span text:style-name="T6">MappingModel</text:span><text:span text:style-name="T6">/</text:span><text:span text:style-name="T6">Output</text:span><text:span text:style-name="T6">/</text:span><text:span text:style-name="T6">XmlListWriterTester</text:span><text:span text:style-name="T6">.</text:span><text:span text:style-name="T6">cs</text:span><text:span text:style-name="T6">;75 (105)</text:span></text:p>
            <text:p text:style-name="P4"><text:span text:style-name="T6">MappingModel</text:span><text:span text:style-name="T6">/</text:span><text:span text:style-name="T6">Output</text:span><text:span text:style-name="T6">/</text:span><text:span text:style-name="T6">XmlArrayWriterTester</text:span><text:span text:style-name="T6">.</text:span><text:span text:style-name="T6">cs</text:span><text:span text:style-name="T6">;70 (96)</text:span></text:p>
          </table:table-cell>
        </table:table-row>
        <table:table-row>
          <table:table-cell table:style-name="Table3.A1" office:value-type="string">
            <text:p text:style-name="P18">194</text:p>
          </table:table-cell>
          <table:table-cell table:style-name="Table3.A1" office:value-type="string">
            <text:p text:style-name="P18">2</text:p>
          </table:table-cell>
          <table:table-cell table:style-name="Table3.A1" office:value-type="string">
            <text:p text:style-name="P18">97/97/97</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VersionConventionTests</text:span><text:span text:style-name="T6">.</text:span><text:span text:style-name="T6">cs</text:span><text:span text:style-name="T6">;48 (97)</text:span></text:p>
            <text:p text:style-name="P4"><text:span text:style-name="T6">ConventionsTests</text:span><text:span text:style-name="T6">/</text:span><text:span text:style-name="T6">ApplyingToModel</text:span><text:span text:style-name="T6">/</text:span><text:span text:style-name="T6">IdConventionTests</text:span><text:span text:style-name="T6">.</text:span><text:span text:style-name="T6">cs</text:span><text:span text:style-name="T6">;50 (97)</text:span></text:p>
          </table:table-cell>
        </table:table-row>
        <table:table-row>
          <table:table-cell table:style-name="Table3.A1" office:value-type="string">
            <text:p text:style-name="P18">194</text:p>
          </table:table-cell>
          <table:table-cell table:style-name="Table3.A1" office:value-type="string">
            <text:p text:style-name="P18">2</text:p>
          </table:table-cell>
          <table:table-cell table:style-name="Table3.A1" office:value-type="string">
            <text:p text:style-name="P18">97/97/97</text:p>
          </table:table-cell>
          <table:table-cell table:style-name="Table3.A1" office:value-type="string">
            <text:p text:style-name="P4"><text:span text:style-name="T6">ConventionsTests</text:span><text:span text:style-name="T6">/</text:span><text:span text:style-name="T6">ApplyingToModel</text:span><text:span text:style-name="T6">/</text:span><text:span text:style-name="T6">VersionConventionTests</text:span><text:span text:style-name="T6">.</text:span><text:span text:style-name="T6">cs</text:span><text:span text:style-name="T6">;48 (97)</text:span></text:p>
            <text:p text:style-name="P4"><text:span text:style-name="T6">ConventionsTests</text:span><text:span text:style-name="T6">/</text:span><text:span text:style-name="T6">ApplyingToModel</text:span><text:span text:style-name="T6">/</text:span><text:span text:style-name="T6">IdConventionTests</text:span><text:span text:style-name="T6">.</text:span><text:span text:style-name="T6">cs</text:span><text:span text:style-name="T6">;50 (97)</text:span></text:p>
          </table:table-cell>
        </table:table-row>
        <table:table-row>
          <table:table-cell table:style-name="Table3.A1" office:value-type="string">
            <text:p text:style-name="P18">184</text:p>
          </table:table-cell>
          <table:table-cell table:style-name="Table3.A1" office:value-type="string">
            <text:p text:style-name="P18">4</text:p>
          </table:table-cell>
          <table:table-cell table:style-name="Table3.A1" office:value-type="string">
            <text:p text:style-name="P18">46/46/46</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24 (46)</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24 (46)</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23 (46)</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23 (46)</text:span></text:p>
          </table:table-cell>
        </table:table-row>
        <table:table-row>
          <table:table-cell table:style-name="Table3.A1" office:value-type="string">
            <text:p text:style-name="P18">184</text:p>
          </table:table-cell>
          <table:table-cell table:style-name="Table3.A1" office:value-type="string">
            <text:p text:style-name="P18">4</text:p>
          </table:table-cell>
          <table:table-cell table:style-name="Table3.A1" office:value-type="string">
            <text:p text:style-name="P18">46/46/46</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24 (46)</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24 (46)</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23 (46)</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23 (46)</text:span></text:p>
          </table:table-cell>
        </table:table-row>
        <table:table-row>
          <table:table-cell table:style-name="Table3.A1" office:value-type="string">
            <text:p text:style-name="P18">184</text:p>
          </table:table-cell>
          <table:table-cell table:style-name="Table3.A1" office:value-type="string">
            <text:p text:style-name="P18">4</text:p>
          </table:table-cell>
          <table:table-cell table:style-name="Table3.A1" office:value-type="string">
            <text:p text:style-name="P18">46/46/46</text:p>
          </table:table-cell>
          <table:table-cell table:style-name="Table3.A1" office:value-type="string">
            <text:p text:style-name="P4"><text:span text:style-name="T6">ConventionsTests</text:span><text:span text:style-name="T6">/</text:span><text:span text:style-name="T6">OverridingFluentInterface</text:span><text:span text:style-name="T6">/</text:span><text:span text:style-name="T6">HasManyToManyConventionTests</text:span><text:span text:style-name="T6">.</text:span><text:span text:style-name="T6">cs</text:span><text:span text:style-name="T6">;124 (46)</text:span></text:p>
            <text:p text:style-name="P4"><text:span text:style-name="T6">ConventionsTests</text:span><text:span text:style-name="T6">/</text:span><text:span text:style-name="T6">OverridingFluentInterface</text:span><text:span text:style-name="T6">/</text:span><text:span text:style-name="T6">HasManyConventionTests</text:span><text:span text:style-name="T6">.</text:span><text:span text:style-name="T6">cs</text:span><text:span text:style-name="T6">;124 (46)</text:span></text:p>
            <text:p text:style-name="P4"><text:span text:style-name="T6">ConventionsTests</text:span><text:span text:style-name="T6">/</text:span><text:span text:style-name="T6">OverridingFluentInterface</text:span><text:span text:style-name="T6">/</text:span><text:span text:style-name="T6">HasManyCollectionConventionTests</text:span><text:span text:style-name="T6">.</text:span><text:span text:style-name="T6">cs</text:span><text:span text:style-name="T6">;123 (46)</text:span></text:p>
            <text:p text:style-name="P4"><text:span text:style-name="T6">ConventionsTests</text:span><text:span text:style-name="T6">/</text:span><text:span text:style-name="T6">OverridingFluentInterface</text:span><text:span text:style-name="T6">/</text:span><text:span text:style-name="T6">HasManyToManyCollectionConventionTests</text:span><text:span text:style-name="T6">.</text:span><text:span text:style-name="T6">cs</text:span><text:span text:style-name="T6">;123 (46)</text:span></text:p>
          </table:table-cell>
        </table:table-row>
      </table:table>
      <text:p text:style-name="P1"/>
      <text:p text:style-name="P1">A total of 214 clone instances were detected, involving 5,743 lines in 82 files.</text:p>
      <text:p text:style-name="P1">The duplication density is 6.4%.</text:p>
      <text:p text:style-name="P1"><text:soft-page-break/></text:p>
      <text:p text:style-name="P1"><text:span text:style-name="T3">Based on these figures, the system’s redundancy is rated ‘0’</text:span>.</text:p>
      <text:p text:style-name="P1"/>
      <text:h text:style-name="P37" text:outline-level="10"><text:bookmark-start text:name="h.ju9h3gs8rgcl"/>Method<text:bookmark-end text:name="h.ju9h3gs8rgcl"/> size (SLOC)</text:h>
      <text:p text:style-name="P1">&lt;ranking of largest methods&gt;</text:p>
      <text:p text:style-name="P1">1123 methods (representing 70.5% percent of the code) are classified as ‘small, no risk’</text:p>
      <text:p text:style-name="P1">407 methods (19.6%) are classified as ‘moderate, low risk’ </text:p>
      <text:p text:style-name="P1">69 methods (7.5%) are classified as ‘large, highrisk’</text:p>
      <text:p text:style-name="P1">13 methods (2.4%) are classified as ‘very large, very high risk’</text:p>
      <text:p text:style-name="P1"/>
      <text:p text:style-name="P1">Average method size, highest, lowest, within 1 Std.abweichung</text:p>
      <text:p text:style-name="P1"/>
      <text:p text:style-name="P1">Based on this distribution, the system’s method size is rated ‘+’</text:p>
      <text:p text:style-name="P1"/>
      <text:h text:style-name="P34" text:outline-level="10"><text:bookmark-start text:name="h.w0dfjytopn3b"/>Aggregation<text:bookmark-end text:name="h.w0dfjytopn3b"/></text:h>
      <text:p text:style-name="P1">Each of the above measurements for itself can be challenged. There may be false positives. But if a piece of code is conspicuous in more than one category, it almost certainly pinpoints an issue.</text:p>
      <text:p text:style-name="P1"/>
      <text:p text:style-name="P1">&lt;ranking of methods over aggregated values&gt;</text:p>
      <text:p text:style-name="P1"/>
      <table:table table:name="Table4" table:style-name="Table4">
        <table:table-column table:style-name="Table4.A" table:number-columns-repeated="6"/>
        <table:table-row>
          <table:table-cell table:style-name="Table4.A1" office:value-type="string">
            <text:p text:style-name="P5"><text:span text:style-name="T4">Method</text:span><text:span text:style-name="T4"> </text:span><text:span text:style-name="T4">name</text:span></text:p>
          </table:table-cell>
          <table:table-cell table:style-name="Table4.A1" office:value-type="string">
            <text:p text:style-name="P6">Complexity</text:p>
          </table:table-cell>
          <table:table-cell table:style-name="Table4.A1" office:value-type="string">
            <text:p text:style-name="P6">Size</text:p>
          </table:table-cell>
          <table:table-cell table:style-name="Table4.A1" office:value-type="string">
            <text:p text:style-name="P5"><text:span text:style-name="T4">No</text:span><text:span text:style-name="T4">. </text:span><text:span text:style-name="T4">of</text:span><text:span text:style-name="T4"> </text:span><text:span text:style-name="T4">clone</text:span><text:span text:style-name="T4"> </text:span><text:span text:style-name="T4">lines</text:span></text:p>
          </table:table-cell>
          <table:table-cell table:style-name="Table4.A1" office:value-type="string">
            <text:p text:style-name="P6">Coverage</text:p>
          </table:table-cell>
          <table:table-cell table:style-name="Table4.A1" office:value-type="string">
            <text:p text:style-name="P5"><text:span text:style-name="T4">Aggr</text:span><text:span text:style-name="T4">. </text:span><text:span text:style-name="T4">rating</text:span></text:p>
          </table:table-cell>
        </table:table-row>
      </table:table>
      <text:p text:style-name="P1"/>
      <text:p text:style-name="P1">1123 methods (representing 70.5% percent of the code) have a rating ‘low risk’</text:p>
      <text:p text:style-name="P1">407 methods (19.6%) are rated ‘moderate, low risk’ </text:p>
      <text:p text:style-name="P1">69 methods (7.5%) are rated ‘high risk’</text:p>
      <text:p text:style-name="P1">13 methods (2.4%) are classified as ‘very high risk’</text:p>
      <text:p text:style-name="P1"/>
      <text:h text:style-name="P34" text:outline-level="10"><text:bookmark-start text:name="h.jcm2d9zgyumo"/>System<text:bookmark-end text:name="h.jcm2d9zgyumo"/> Summary</text:h>
      <text:p text:style-name="P1">Based on the ratings for the individual categories, the overall system maintainability profile is::</text:p>
      <text:p text:style-name="P1"/>
      <table:table table:name="Table5" table:style-name="Table5">
        <table:table-column table:style-name="Table5.A" table:number-columns-repeated="8"/>
        <table:table-row>
          <table:table-cell table:style-name="Table5.A1" office:value-type="string">
            <text:p text:style-name="P6"/>
          </table:table-cell>
          <table:table-cell table:style-name="Table5.A1" office:value-type="string">
            <text:p text:style-name="P20">Volume</text:p>
          </table:table-cell>
          <table:table-cell table:style-name="Table5.A1" office:value-type="string">
            <text:p text:style-name="P5"><text:span text:style-name="T5">CC</text:span><text:span text:style-name="T5">/</text:span><text:span text:style-name="T5">Unit</text:span></text:p>
          </table:table-cell>
          <table:table-cell table:style-name="Table5.A1" office:value-type="string">
            <text:p text:style-name="P5"><text:span text:style-name="T5">Dupl</text:span><text:span text:style-name="T5">.</text:span></text:p>
          </table:table-cell>
          <table:table-cell table:style-name="Table5.A1" office:value-type="string">
            <text:p text:style-name="P5"><text:span text:style-name="T5">Unit</text:span><text:span text:style-name="T5"> </text:span><text:span text:style-name="T5">size</text:span></text:p>
          </table:table-cell>
          <table:table-cell table:style-name="Table5.A1" office:value-type="string">
            <text:p text:style-name="P5"><text:span text:style-name="T5">Interf</text:span><text:span text:style-name="T5">. </text:span></text:p>
          </table:table-cell>
          <table:table-cell table:style-name="Table5.A1" office:value-type="string">
            <text:p text:style-name="P20">Coverage</text:p>
          </table:table-cell>
          <table:table-cell table:style-name="Table5.A1" office:value-type="string">
            <text:p text:style-name="P6"/>
          </table:table-cell>
        </table:table-row>
        <table:table-row>
          <table:table-cell table:style-name="Table5.A1" office:value-type="string">
            <text:p text:style-name="P6"/>
          </table:table-cell>
          <table:table-cell table:style-name="Table5.A1" office:value-type="string">
            <text:p text:style-name="P20">-</text:p>
          </table:table-cell>
          <table:table-cell table:style-name="Table5.A1" office:value-type="string">
            <text:p text:style-name="P20">--</text:p>
          </table:table-cell>
          <table:table-cell table:style-name="Table5.A1" office:value-type="string">
            <text:p text:style-name="P20">o</text:p>
          </table:table-cell>
          <table:table-cell table:style-name="Table5.A1" office:value-type="string">
            <text:p text:style-name="P20">+</text:p>
          </table:table-cell>
          <table:table-cell table:style-name="Table5.A1" office:value-type="string">
            <text:p text:style-name="P6"/>
          </table:table-cell>
          <table:table-cell table:style-name="Table5.A1" office:value-type="string">
            <text:p text:style-name="P20">+</text:p>
          </table:table-cell>
          <table:table-cell table:style-name="Table5.A1" office:value-type="string">
            <text:p text:style-name="P6"/>
          </table:table-cell>
        </table:table-row>
        <table:table-row>
          <table:table-cell table:style-name="Table5.A1" office:value-type="string">
            <text:p text:style-name="P20">analysability</text:p>
          </table:table-cell>
          <table:table-cell table:style-name="Table5.A1" office:value-type="string">
            <text:p text:style-name="P20">x</text:p>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20">x</text:p>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20">+</text:p>
          </table:table-cell>
        </table:table-row>
        <table:table-row>
          <table:table-cell table:style-name="Table5.A1" office:value-type="string">
            <text:p text:style-name="P20">changeability</text:p>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20">x</text:p>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20">-</text:p>
          </table:table-cell>
        </table:table-row>
        <table:table-row>
          <table:table-cell table:style-name="Table5.A1" office:value-type="string">
            <text:p text:style-name="P20">stability</text:p>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20">x</text:p>
          </table:table-cell>
          <table:table-cell table:style-name="Table5.A1" office:value-type="string">
            <text:p text:style-name="P20">+</text:p>
          </table:table-cell>
        </table:table-row>
        <text:soft-page-break/>
        <table:table-row>
          <table:table-cell table:style-name="Table5.A1" office:value-type="string">
            <text:p text:style-name="P20">testability</text:p>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6"/>
          </table:table-cell>
          <table:table-cell table:style-name="Table5.A1" office:value-type="string">
            <text:p text:style-name="P20">x</text:p>
          </table:table-cell>
          <table:table-cell table:style-name="Table5.A1" office:value-type="string">
            <text:p text:style-name="P20">-</text:p>
          </table:table-cell>
        </table:table-row>
      </table:table>
      <text:p text:style-name="P1"/>
      <text:p text:style-name="P28">The system’s maintainability measure is 0.2</text:p>
      <text:p text:style-name="P1"/>
      <text:p text:style-name="P1"/>
      <text:p text:style-name="P9"><text:bookmark-start text:name="h.4qwx7e4gozed"/>APPENDIX<text:bookmark-end text:name="h.4qwx7e4gozed"/></text:p>
      <text:p text:style-name="P1"/>
      <text:p text:style-name="P3"><text:bookmark-start text:name="h.jjsp8takdh7s"/>A<text:bookmark-end text:name="h.jjsp8takdh7s"/>.I Your settings</text:p>
      <text:h text:style-name="P38" text:outline-level="10"><text:bookmark-start text:name="h.31ykfom8d256"/>A<text:bookmark-end text:name="h.31ykfom8d256"/>.I.1 General</text:h>
      <text:list xml:id="list25238542" text:style-name="LS3">
        <text:list-item>
          <text:p text:style-name="P13">Currency: USD</text:p>
        </text:list-item>
        <text:list-item>
          <text:p text:style-name="P13">Man-hour price: 50$</text:p>
        </text:list-item>
        <text:list-item>
          <text:p text:style-name="P13">Hours in a week: 40</text:p>
        </text:list-item>
        <text:list-item>
          <text:p text:style-name="P13">Weeks in a month: 4.3</text:p>
        </text:list-item>
        <text:list-item>
          <text:p text:style-name="P13">Hours per month: 172</text:p>
        </text:list-item>
      </text:list>
      <text:h text:style-name="P38" text:outline-level="10"><text:bookmark-start text:name="h.6ywxmcsme9gl"/>A<text:bookmark-end text:name="h.6ywxmcsme9gl"/>.I.2 Historical data</text:h>
      <text:h text:style-name="P38" text:outline-level="10"><text:bookmark-start text:name="h.6ywxmcsme9gl1"/>A<text:bookmark-end text:name="h.6ywxmcsme9gl1"/>.I.2 Custom values to map against analysis results</text:h>
      <text:h text:style-name="P30" text:outline-level="10"/>
      <text:p text:style-name="P1"/>
      <text:p text:style-name="P3"><text:bookmark-start text:name="h.6a6933r73t5l"/>A<text:bookmark-end text:name="h.6a6933r73t5l"/>.II Methodology</text:p>
      <text:h text:style-name="P37" text:outline-level="10"><text:bookmark-start text:name="h.pzufv13dfuef"/>A<text:bookmark-end text:name="h.pzufv13dfuef"/>.II.1 Cost and Effort Estimation</text:h>
      <text:p text:style-name="P1"/>
      <text:p text:style-name="P1">Project costs are estimated using the <text:a xlink:type="simple" xlink:href="http://en.wikipedia.org/wiki/COCOMO"><text:span text:style-name="T10">Basic</text:span></text:a><text:a xlink:type="simple" xlink:href="http://en.wikipedia.org/wiki/COCOMO"><text:span text:style-name="T10"> </text:span></text:a><text:a xlink:type="simple" xlink:href="http://en.wikipedia.org/wiki/COCOMO"><text:span text:style-name="T10">COCOMO</text:span></text:a><text:a xlink:type="simple" xlink:href="http://en.wikipedia.org/wiki/COCOMO"><text:span text:style-name="T10"> </text:span></text:a><text:a xlink:type="simple" xlink:href="http://en.wikipedia.org/wiki/COCOMO"><text:span text:style-name="T10">model</text:span></text:a>, which computes software development effort and cost as a function of the projects size (the number of source code lines, to be precise). The used coefficients are: a=2.4 and b=1.05. The COCOMO model <text:s/>is meant to include the design, specification drafting, reviewing and management overhead that goes along with producing quality software. However it does not account for differences in hardware constraints, personnel quality and experience, use of modern tools and techniques, and so on.</text:p>
      <text:p text:style-name="P1"/>
      <text:p text:style-name="P1">Keep in mind that the value given here is a very rough guess, based solely on the C# part of the project under analysis.</text:p>
      <text:p text:style-name="P1"/>
      <text:p text:style-name="P1">For the calculation of costs from effort, the following values are used:</text:p>
      <text:p text:style-name="P1"/>
      <text:h text:style-name="P37" text:outline-level="10"><text:bookmark-start text:name="h.lwwbvyuf8os6"/>A<text:bookmark-end text:name="h.lwwbvyuf8os6"/>.II.2 Methodology</text:h>
      <text:p text:style-name="P1"/>
      <text:p text:style-name="P1">The software assessment methodology used here is basically a simplified version of the <text:a xlink:type="simple" xlink:href="http://www.sig.eu/blobs/Research/Scientific%20publication/HeitlagerKuipersVisser-Quatic2007_08.pdf"><text:span text:style-name="T10">Maintainability</text:span></text:a><text:a xlink:type="simple" xlink:href="http://www.sig.eu/blobs/Research/Scientific%20publication/HeitlagerKuipersVisser-Quatic2007_08.pdf"><text:span text:style-name="T10"> </text:span></text:a><text:a xlink:type="simple" xlink:href="http://www.sig.eu/blobs/Research/Scientific%20publication/HeitlagerKuipersVisser-Quatic2007_08.pdf"><text:span text:style-name="T10">Model</text:span></text:a> originally developed by the <text:a xlink:type="simple" xlink:href="http://www.sig.eu/"><text:span text:style-name="T10">Software</text:span></text:a><text:a xlink:type="simple" xlink:href="http://www.sig.eu/"><text:span text:style-name="T10"> </text:span></text:a><text:a xlink:type="simple" xlink:href="http://www.sig.eu/"><text:span text:style-name="T10">Improvement</text:span></text:a><text:a xlink:type="simple" xlink:href="http://www.sig.eu/"><text:span text:style-name="T10"> </text:span></text:a><text:a xlink:type="simple" xlink:href="http://www.sig.eu/"><text:span text:style-name="T10">Group</text:span></text:a>.</text:p>
      <text:p text:style-name="P1"/>
      <text:p text:style-name="P1">1. Measure basic source code metrics</text:p>
      <text:p text:style-name="P1">2. rank them on a scale from +2 (very good) to -2 (very bad)</text:p>
      <text:p text:style-name="P1">3. combine the scales to get an overall system scale</text:p>
      <text:h text:style-name="P39" text:outline-level="10"><text:bookmark-start text:name="h.d76mrf32m8et"/>A<text:bookmark-end text:name="h.d76mrf32m8et"/>.II.2.a Volume</text:h>
      <text:p text:style-name="P1"><text:soft-page-break/><text:span text:style-name="T8">based</text:span><text:span text:style-name="T8"> </text:span><text:span text:style-name="T8">on</text:span><text:span text:style-name="T8"> </text:span><text:span text:style-name="T8">the</text:span><text:span text:style-name="T8"> </text:span><text:span text:style-name="T8">number</text:span><text:span text:style-name="T8"> </text:span><text:span text:style-name="T8">of</text:span><text:span text:style-name="T8"> </text:span><text:span text:style-name="T8">lines</text:span><text:span text:style-name="T8"> </text:span><text:span text:style-name="T8">of</text:span><text:span text:style-name="T8"> </text:span><text:span text:style-name="T8">code</text:span></text:p>
      <text:p text:style-name="P1"/>
      <table:table table:name="Table6" table:style-name="Table6">
        <table:table-column table:style-name="Table6.A" table:number-columns-repeated="2"/>
        <table:table-row>
          <table:table-cell table:style-name="Table6.A1" office:value-type="string">
            <text:p text:style-name="P21">Rank</text:p>
          </table:table-cell>
          <table:table-cell table:style-name="Table6.A1" office:value-type="string">
            <text:p text:style-name="P21">LOC</text:p>
          </table:table-cell>
        </table:table-row>
        <table:table-row>
          <table:table-cell table:style-name="Table6.A2" office:value-type="string">
            <text:p text:style-name="P23">-2</text:p>
          </table:table-cell>
          <table:table-cell table:style-name="Table6.B2" office:value-type="string">
            <text:p text:style-name="P23">&gt; 1,300,000</text:p>
          </table:table-cell>
        </table:table-row>
        <table:table-row>
          <table:table-cell table:style-name="Table6.A3" office:value-type="string">
            <text:p text:style-name="P23">-1</text:p>
          </table:table-cell>
          <table:table-cell table:style-name="Table6.B3" office:value-type="string">
            <text:p text:style-name="P23">&gt; 650,000</text:p>
          </table:table-cell>
        </table:table-row>
        <table:table-row>
          <table:table-cell table:style-name="Table6.A4" office:value-type="string">
            <text:p text:style-name="P23">0</text:p>
          </table:table-cell>
          <table:table-cell table:style-name="Table6.B4" office:value-type="string">
            <text:p text:style-name="P23">&gt; 245,000</text:p>
          </table:table-cell>
        </table:table-row>
        <table:table-row>
          <table:table-cell table:style-name="Table6.A5" office:value-type="string">
            <text:p text:style-name="P23">1</text:p>
          </table:table-cell>
          <table:table-cell table:style-name="Table6.B5" office:value-type="string">
            <text:p text:style-name="P23">&gt; 65,000</text:p>
          </table:table-cell>
        </table:table-row>
        <table:table-row>
          <table:table-cell table:style-name="Table6.A6" office:value-type="string">
            <text:p text:style-name="P23">2</text:p>
          </table:table-cell>
          <table:table-cell table:style-name="Table6.B6" office:value-type="string">
            <text:p text:style-name="P23">&gt; 0</text:p>
          </table:table-cell>
        </table:table-row>
      </table:table>
      <text:p text:style-name="P1"/>
      <text:h text:style-name="P39" text:outline-level="10"><text:bookmark-start text:name="h.9hcfz6x1wyg8"/>A<text:bookmark-end text:name="h.9hcfz6x1wyg8"/>.II.2.b Complexity</text:h>
      <text:p text:style-name="P1"/>
      <text:h text:style-name="P41" text:outline-level="10"><text:bookmark-start text:name="h.pjay4d7kkoy9"/>General<text:bookmark-end text:name="h.pjay4d7kkoy9"/></text:h>
      <text:p text:style-name="P1">Cyclomatic complexity of a method is a source code metric that counts the number of decisions that can be taken in a method. In C#, the CC of a method is 1 + {the number of following expressions found in the body of the method}: </text:p>
      <text:p text:style-name="P1"/>
      <text:p text:style-name="P1"><text:span text:style-name="T13">if</text:span><text:span text:style-name="T13"> | </text:span><text:span text:style-name="T13">while</text:span><text:span text:style-name="T13"> | </text:span><text:span text:style-name="T13">for</text:span><text:span text:style-name="T13"> | </text:span><text:span text:style-name="T13">foreach</text:span><text:span text:style-name="T13"> | </text:span><text:span text:style-name="T13">case</text:span><text:span text:style-name="T13"> | </text:span><text:span text:style-name="T13">default</text:span><text:span text:style-name="T13"> | </text:span><text:span text:style-name="T13">continue</text:span><text:span text:style-name="T13"> | </text:span><text:span text:style-name="T13">goto</text:span><text:span text:style-name="T13"> | &amp;&amp; | || | </text:span><text:span text:style-name="T13">catch</text:span><text:span text:style-name="T13"> | </text:span><text:span text:style-name="T13">ternary</text:span><text:span text:style-name="T13"> </text:span><text:span text:style-name="T13">operator</text:span><text:span text:style-name="T13"> ?: | ??</text:span> </text:p>
      <text:p text:style-name="P1"/>
      <text:p text:style-name="P1">The following expressions are not counted: </text:p>
      <text:p text:style-name="P1"/>
      <text:p text:style-name="P1"><text:span text:style-name="T13">else</text:span><text:span text:style-name="T13"> | </text:span><text:span text:style-name="T13">do</text:span><text:span text:style-name="T13"> | </text:span><text:span text:style-name="T13">switch</text:span><text:span text:style-name="T13"> | </text:span><text:span text:style-name="T13">try</text:span><text:span text:style-name="T13"> | </text:span><text:span text:style-name="T13">using</text:span><text:span text:style-name="T13"> | </text:span><text:span text:style-name="T13">throw</text:span><text:span text:style-name="T13"> | </text:span><text:span text:style-name="T13">finally</text:span><text:span text:style-name="T13"> | </text:span><text:span text:style-name="T13">return</text:span><text:span text:style-name="T13"> | </text:span><text:span text:style-name="T13">object</text:span><text:span text:style-name="T13"> </text:span><text:span text:style-name="T13">creation</text:span><text:span text:style-name="T13"> | </text:span><text:span text:style-name="T13">method</text:span><text:span text:style-name="T13"> </text:span><text:span text:style-name="T13">call</text:span><text:span text:style-name="T13"> | </text:span><text:span text:style-name="T13">field</text:span><text:span text:style-name="T13"> </text:span><text:span text:style-name="T13">access</text:span> </text:p>
      <text:p text:style-name="P1"/>
      <text:h text:style-name="P41" text:outline-level="10"><text:bookmark-start text:name="h.2vrcjaoprygc"/>Assessment<text:bookmark-end text:name="h.2vrcjaoprygc"/> method</text:h>
      <text:p text:style-name="P10"><text:span text:style-name="T8">A</text:span><text:span text:style-name="T8"> </text:span><text:span text:style-name="T8">first</text:span><text:span text:style-name="T8"> </text:span><text:span text:style-name="T8">pass</text:span><text:span text:style-name="T8"> </text:span><text:span text:style-name="T8">determines</text:span><text:span text:style-name="T8"> </text:span><text:span text:style-name="T8">the</text:span><text:span text:style-name="T8"> </text:span><text:span text:style-name="T8">CC</text:span><text:span text:style-name="T8"> </text:span><text:span text:style-name="T8">for</text:span><text:span text:style-name="T8"> </text:span><text:span text:style-name="T8">each</text:span><text:span text:style-name="T8"> </text:span><text:span text:style-name="T8">method</text:span><text:span text:style-name="T8"> </text:span><text:span text:style-name="T8">of</text:span><text:span text:style-name="T8"> </text:span><text:span text:style-name="T8">the</text:span><text:span text:style-name="T8"> </text:span><text:span text:style-name="T8">project</text:span><text:span text:style-name="T8">. </text:span><text:span text:style-name="T8">According</text:span><text:span text:style-name="T8"> </text:span><text:span text:style-name="T8">to</text:span><text:span text:style-name="T8"> </text:span><text:span text:style-name="T8">their</text:span><text:span text:style-name="T8"> </text:span><text:span text:style-name="T8">CC</text:span><text:span text:style-name="T8"> </text:span><text:span text:style-name="T8">value</text:span><text:span text:style-name="T8">, </text:span><text:span text:style-name="T8">methods</text:span><text:span text:style-name="T8"> </text:span><text:span text:style-name="T8">are</text:span><text:span text:style-name="T8"> </text:span><text:span text:style-name="T8">categorized</text:span><text:span text:style-name="T8"> </text:span><text:span text:style-name="T8">as</text:span><text:span text:style-name="T8"> </text:span><text:span text:style-name="T8">follows</text:span><text:span text:style-name="T8">:</text:span></text:p>
      <table:table table:name="Table7" table:style-name="Table7">
        <table:table-column table:style-name="Table7.A" table:number-columns-repeated="2"/>
        <table:table-row>
          <table:table-cell table:style-name="Table7.A1" office:value-type="string">
            <text:p text:style-name="P21">Eval</text:p>
          </table:table-cell>
          <table:table-cell table:style-name="Table7.A1" office:value-type="string">
            <text:p text:style-name="P21">Complexity</text:p>
          </table:table-cell>
        </table:table-row>
        <table:table-row>
          <table:table-cell table:style-name="Table7.A2" office:value-type="string">
            <text:p text:style-name="P7"><text:span text:style-name="T7">Untestable</text:span><text:span text:style-name="T7">, </text:span><text:span text:style-name="T7">very</text:span><text:span text:style-name="T7"> </text:span><text:span text:style-name="T7">high</text:span><text:span text:style-name="T7"> </text:span><text:span text:style-name="T7">risk</text:span></text:p>
          </table:table-cell>
          <table:table-cell table:style-name="Table7.B2" office:value-type="string">
            <text:p text:style-name="P23">&gt; 50</text:p>
          </table:table-cell>
        </table:table-row>
        <table:table-row>
          <table:table-cell table:style-name="Table7.A3" office:value-type="string">
            <text:p text:style-name="P7"><text:span text:style-name="T7">Complex</text:span><text:span text:style-name="T7">, </text:span><text:span text:style-name="T7">high</text:span><text:span text:style-name="T7"> </text:span><text:span text:style-name="T7">risk</text:span></text:p>
          </table:table-cell>
          <table:table-cell table:style-name="Table7.B3" office:value-type="string">
            <text:p text:style-name="P23">20 - 50</text:p>
          </table:table-cell>
        </table:table-row>
        <table:table-row>
          <table:table-cell table:style-name="Table7.A4" office:value-type="string">
            <text:p text:style-name="P7"><text:span text:style-name="T7">More</text:span><text:span text:style-name="T7"> </text:span><text:span text:style-name="T7">complex</text:span><text:span text:style-name="T7">, </text:span><text:span text:style-name="T7">moderate</text:span><text:span text:style-name="T7"> </text:span><text:span text:style-name="T7">risk</text:span></text:p>
          </table:table-cell>
          <table:table-cell table:style-name="Table7.B4" office:value-type="string">
            <text:p text:style-name="P23">10 - 19</text:p>
          </table:table-cell>
        </table:table-row>
        <table:table-row>
          <table:table-cell table:style-name="Table7.A5" office:value-type="string">
            <text:p text:style-name="P7"><text:span text:style-name="T7">Simple</text:span><text:span text:style-name="T7">, </text:span><text:span text:style-name="T7">without</text:span><text:span text:style-name="T7"> </text:span><text:span text:style-name="T7">much</text:span><text:span text:style-name="T7"> </text:span><text:span text:style-name="T7">risk</text:span></text:p>
          </table:table-cell>
          <table:table-cell table:style-name="Table7.B5" office:value-type="string">
            <text:p text:style-name="P23">0 - 9</text:p>
          </table:table-cell>
        </table:table-row>
      </table:table>
      <text:p text:style-name="P10"/>
      <text:p text:style-name="P10"><text:soft-page-break/><text:span text:style-name="T8">In</text:span><text:span text:style-name="T8"> </text:span><text:span text:style-name="T8">a</text:span><text:span text:style-name="T8"> </text:span><text:span text:style-name="T8">second</text:span><text:span text:style-name="T8"> </text:span><text:span text:style-name="T8">step</text:span><text:span text:style-name="T8">, </text:span><text:span text:style-name="T8">the</text:span><text:span text:style-name="T8"> </text:span><text:span text:style-name="T8">methods</text:span><text:span text:style-name="T8"> </text:span><text:span text:style-name="T8">source</text:span><text:span text:style-name="T8"> </text:span><text:span text:style-name="T8">code</text:span><text:span text:style-name="T8"> </text:span><text:span text:style-name="T8">lines</text:span><text:span text:style-name="T8"> </text:span><text:span text:style-name="T8">for</text:span><text:span text:style-name="T8"> </text:span><text:span text:style-name="T8">each</text:span><text:span text:style-name="T8"> </text:span><text:span text:style-name="T8">CC</text:span><text:span text:style-name="T8"> </text:span><text:span text:style-name="T8">category</text:span><text:span text:style-name="T8"> </text:span><text:span text:style-name="T8">are</text:span><text:span text:style-name="T8"> </text:span><text:span text:style-name="T8">summed</text:span><text:span text:style-name="T8"> </text:span><text:span text:style-name="T8">up</text:span><text:span text:style-name="T8"> </text:span><text:span text:style-name="T8">and</text:span><text:span text:style-name="T8"> </text:span><text:span text:style-name="T8">the</text:span><text:span text:style-name="T8"> </text:span><text:span text:style-name="T8">results</text:span><text:span text:style-name="T8"> </text:span><text:span text:style-name="T8">are</text:span><text:span text:style-name="T8"> </text:span><text:span text:style-name="T8">expressed</text:span><text:span text:style-name="T8"> </text:span><text:span text:style-name="T8">as</text:span><text:span text:style-name="T8"> </text:span><text:span text:style-name="T8">percentage</text:span><text:span text:style-name="T8"> </text:span><text:span text:style-name="T8">of</text:span><text:span text:style-name="T8"> </text:span><text:span text:style-name="T8">the</text:span><text:span text:style-name="T8"> </text:span><text:span text:style-name="T8">project</text:span><text:span text:style-name="T8">’</text:span><text:span text:style-name="T8">s</text:span><text:span text:style-name="T8"> </text:span><text:span text:style-name="T8">overall</text:span><text:span text:style-name="T8"> </text:span><text:span text:style-name="T8">volume</text:span><text:span text:style-name="T8">. </text:span><text:span text:style-name="T8">These</text:span><text:span text:style-name="T8"> </text:span><text:span text:style-name="T8">values</text:span><text:span text:style-name="T8"> </text:span><text:span text:style-name="T8">are</text:span><text:span text:style-name="T8"> </text:span><text:span text:style-name="T8">then</text:span><text:span text:style-name="T8"> </text:span><text:span text:style-name="T8">ranked</text:span><text:span text:style-name="T8"> </text:span><text:span text:style-name="T8">according</text:span><text:span text:style-name="T8"> </text:span><text:span text:style-name="T8">to</text:span><text:span text:style-name="T8"> </text:span><text:span text:style-name="T8">the</text:span><text:span text:style-name="T8"> </text:span><text:span text:style-name="T8">following</text:span><text:span text:style-name="T8"> </text:span><text:span text:style-name="T8">table</text:span><text:span text:style-name="T8">:</text:span></text:p>
      <table:table table:name="Table8" table:style-name="Table8">
        <table:table-column table:style-name="Table8.A" table:number-columns-repeated="4"/>
        <table:table-row>
          <table:table-cell table:style-name="Table8.A1" office:value-type="string">
            <text:p text:style-name="P21">Rank</text:p>
          </table:table-cell>
          <table:table-cell table:style-name="Table8.A1" office:value-type="string">
            <text:p text:style-name="P21">Complex</text:p>
          </table:table-cell>
          <table:table-cell table:style-name="Table8.A1" office:value-type="string">
            <text:p text:style-name="P7"><text:span text:style-name="T11">More</text:span><text:span text:style-name="T11"> </text:span><text:span text:style-name="T11">complex</text:span></text:p>
          </table:table-cell>
          <table:table-cell table:style-name="Table8.A1" office:value-type="string">
            <text:p text:style-name="P21">Untestable</text:p>
          </table:table-cell>
        </table:table-row>
        <table:table-row>
          <table:table-cell table:style-name="Table8.A2" office:value-type="string">
            <text:p text:style-name="P23">2</text:p>
          </table:table-cell>
          <table:table-cell table:style-name="Table8.B2" office:value-type="string">
            <text:p text:style-name="P23">&lt; 25%</text:p>
          </table:table-cell>
          <table:table-cell table:style-name="Table8.C2" office:value-type="string">
            <text:p text:style-name="P23">&lt; 0%</text:p>
          </table:table-cell>
          <table:table-cell table:style-name="Table8.D2" office:value-type="string">
            <text:p text:style-name="P23">&lt; 0%</text:p>
          </table:table-cell>
        </table:table-row>
        <table:table-row>
          <table:table-cell table:style-name="Table8.A3" office:value-type="string">
            <text:p text:style-name="P23">1</text:p>
          </table:table-cell>
          <table:table-cell table:style-name="Table8.B3" office:value-type="string">
            <text:p text:style-name="P23">&lt; 30%</text:p>
          </table:table-cell>
          <table:table-cell table:style-name="Table8.C3" office:value-type="string">
            <text:p text:style-name="P23">&lt; 5%</text:p>
          </table:table-cell>
          <table:table-cell table:style-name="Table8.D3" office:value-type="string">
            <text:p text:style-name="P23">&lt; 0%</text:p>
          </table:table-cell>
        </table:table-row>
        <table:table-row>
          <table:table-cell table:style-name="Table8.A4" office:value-type="string">
            <text:p text:style-name="P23">0</text:p>
          </table:table-cell>
          <table:table-cell table:style-name="Table8.B4" office:value-type="string">
            <text:p text:style-name="P23">&lt; 40%</text:p>
          </table:table-cell>
          <table:table-cell table:style-name="Table8.C4" office:value-type="string">
            <text:p text:style-name="P23">&lt; 10%</text:p>
          </table:table-cell>
          <table:table-cell table:style-name="Table8.D4" office:value-type="string">
            <text:p text:style-name="P23">&lt; 0%</text:p>
          </table:table-cell>
        </table:table-row>
        <table:table-row>
          <table:table-cell table:style-name="Table8.A5" office:value-type="string">
            <text:p text:style-name="P23">-1</text:p>
          </table:table-cell>
          <table:table-cell table:style-name="Table8.B5" office:value-type="string">
            <text:p text:style-name="P23">&lt; 50%</text:p>
          </table:table-cell>
          <table:table-cell table:style-name="Table8.C5" office:value-type="string">
            <text:p text:style-name="P23">&lt; 15%</text:p>
          </table:table-cell>
          <table:table-cell table:style-name="Table8.D5" office:value-type="string">
            <text:p text:style-name="P23">&lt; 5%</text:p>
          </table:table-cell>
        </table:table-row>
        <table:table-row>
          <table:table-cell table:style-name="Table8.A6" office:value-type="string">
            <text:p text:style-name="P23">-2</text:p>
          </table:table-cell>
          <table:table-cell table:style-name="Table8.B6" office:value-type="string">
            <text:p text:style-name="P23">otherwise</text:p>
          </table:table-cell>
          <table:table-cell table:style-name="Table8.C6" office:value-type="string">
            <text:p text:style-name="P8"/>
          </table:table-cell>
          <table:table-cell table:style-name="Table8.D6" office:value-type="string">
            <text:p text:style-name="P8"/>
          </table:table-cell>
        </table:table-row>
      </table:table>
      <text:p text:style-name="P1"/>
      <text:h text:style-name="P39" text:outline-level="10"><text:bookmark-start text:name="h.gz12zrethuz"/>A<text:bookmark-end text:name="h.gz12zrethuz"/>.II.2.c Code duplication</text:h>
      <text:h text:style-name="P42" text:outline-level="10"><text:bookmark-start text:name="h.6891bqlpjorm"/>General<text:bookmark-end text:name="h.6891bqlpjorm"/></text:h>
      <text:p text:style-name="P1">Detection of duplicated code fragment (code clones) is a pure text-based operation and does not take syntactical structures into account (e.g., namespace/class/method definitions, begin-end blocks, sequence of statements...). The comparison happens against the pure code statements, i.e. whitespaces, blank lines and/or comments are ignored. Therefore, the number of lines of two clones may vary. A clone is detected, if the number of duplicated lines is at least 6.</text:p>
      <text:p text:style-name="P1"/>
      <text:p text:style-name="P1">A <text:span text:style-name="T13">clone</text:span><text:span text:style-name="T13"> </text:span><text:span text:style-name="T13">instance</text:span> is a concrete occurence of source code lines that is a duplicate of another occurence elsewhere (according to the above definition). A <text:span text:style-name="T13">clone</text:span><text:span text:style-name="T13"> </text:span><text:span text:style-name="T13">set</text:span> is a set of all clone instances that are considered to be duplicates of each other.</text:p>
      <text:p text:style-name="P1"/>
      <text:h text:style-name="P42" text:outline-level="10"><text:bookmark-start text:name="h.z3a1hony8dpc"/>Assessment<text:bookmark-end text:name="h.z3a1hony8dpc"/> method</text:h>
      <text:p text:style-name="P1">The project is rated based on the density of duplications, expressed in percentage of cloned lines as a portion of the system’s total lines (the volume). The following ranking is applied</text:p>
      <text:p text:style-name="P28"/>
      <table:table table:name="Table9" table:style-name="Table9">
        <table:table-column table:style-name="Table9.A" table:number-columns-repeated="2"/>
        <table:table-row>
          <table:table-cell table:style-name="Table9.A1" office:value-type="string">
            <text:p text:style-name="P21">Rank</text:p>
          </table:table-cell>
          <table:table-cell table:style-name="Table9.A1" office:value-type="string">
            <text:p text:style-name="P21">Duplication</text:p>
          </table:table-cell>
        </table:table-row>
        <table:table-row>
          <table:table-cell table:style-name="Table9.A2" office:value-type="string">
            <text:p text:style-name="P23">-2</text:p>
          </table:table-cell>
          <table:table-cell table:style-name="Table9.B2" office:value-type="string">
            <text:p text:style-name="P23">&gt; 20%</text:p>
          </table:table-cell>
        </table:table-row>
        <table:table-row>
          <table:table-cell table:style-name="Table9.A3" office:value-type="string">
            <text:p text:style-name="P23">-1</text:p>
          </table:table-cell>
          <table:table-cell table:style-name="Table9.B3" office:value-type="string">
            <text:p text:style-name="P23">&gt; 10 - 19.9%</text:p>
          </table:table-cell>
        </table:table-row>
        <table:table-row>
          <table:table-cell table:style-name="Table9.A4" office:value-type="string">
            <text:p text:style-name="P23">0</text:p>
          </table:table-cell>
          <table:table-cell table:style-name="Table9.B4" office:value-type="string">
            <text:p text:style-name="P23">&gt; 5 - 9.9%</text:p>
          </table:table-cell>
        </table:table-row>
        <text:soft-page-break/>
        <table:table-row>
          <table:table-cell table:style-name="Table9.A5" office:value-type="string">
            <text:p text:style-name="P23">1</text:p>
          </table:table-cell>
          <table:table-cell table:style-name="Table9.B5" office:value-type="string">
            <text:p text:style-name="P23">&gt; 3 + 4.9%</text:p>
          </table:table-cell>
        </table:table-row>
        <table:table-row>
          <table:table-cell table:style-name="Table9.A6" office:value-type="string">
            <text:p text:style-name="P23">2</text:p>
          </table:table-cell>
          <table:table-cell table:style-name="Table9.B6" office:value-type="string">
            <text:p text:style-name="P23">&gt; 0 - 2.9%</text:p>
          </table:table-cell>
        </table:table-row>
      </table:table>
      <text:p text:style-name="P1"/>
      <text:h text:style-name="P39" text:outline-level="10"><text:bookmark-start text:name="h.8l143zrh0thb"/>A<text:bookmark-end text:name="h.8l143zrh0thb"/>.II.2.d Size</text:h>
      <text:p text:style-name="P1"/>
      <text:h text:style-name="P42" text:outline-level="10"><text:bookmark-start text:name="h.6891bqlpjorm1"/>General<text:bookmark-end text:name="h.6891bqlpjorm1"/></text:h>
      <text:p text:style-name="P32"><text:span text:style-name="T8">Source lines of code (SLOC) per method. Note that the sum of may greatly differ from the system volume, since it does not take syntactical constructs higher levels (e.g. classes, namespaces) nor other types of declarations (e.g. fields, automatic properties, events) into account.</text:span></text:p>
      <text:p text:style-name="P10"><text:span text:style-name="T8">A first pass consists in determining the percentage of LOC belonging to methods that are in a certain range of LOCS</text:span></text:p>
      <text:p text:style-name="P31"><text:span text:style-name="T8"/></text:p>
      <text:h text:style-name="P41" text:outline-level="10"><text:bookmark-start text:name="h.2vrcjaoprygc1"/>Assessment<text:bookmark-end text:name="h.2vrcjaoprygc1"/> method</text:h>
      <text:p text:style-name="P31"><text:span text:style-name="T8">A first pass determines the SLOC for each method of the project. According to their SLOC value, methods are categorized as follows:</text:span></text:p>
      <table:table table:name="Table10" table:style-name="Table10">
        <table:table-column table:style-name="Table10.A" table:number-columns-repeated="2"/>
        <table:table-row>
          <table:table-cell table:style-name="Table10.A1" office:value-type="string">
            <text:p text:style-name="P21">Eval</text:p>
          </table:table-cell>
          <table:table-cell table:style-name="Table10.A1" office:value-type="string">
            <text:p text:style-name="P21">LOCs</text:p>
          </table:table-cell>
        </table:table-row>
        <table:table-row>
          <table:table-cell table:style-name="Table10.A2" office:value-type="string">
            <text:p text:style-name="P27"><text:span text:style-name="T7">very large, very high risk</text:span></text:p>
          </table:table-cell>
          <table:table-cell table:style-name="Table10.B2" office:value-type="string">
            <text:p text:style-name="P23">&gt; 100</text:p>
          </table:table-cell>
        </table:table-row>
        <table:table-row>
          <table:table-cell table:style-name="Table10.A3" office:value-type="string">
            <text:p text:style-name="P25">large, highrisk</text:p>
          </table:table-cell>
          <table:table-cell table:style-name="Table10.B3" office:value-type="string">
            <text:p text:style-name="P23">50 - 99</text:p>
          </table:table-cell>
        </table:table-row>
        <table:table-row>
          <table:table-cell table:style-name="Table10.A4" office:value-type="string">
            <text:p text:style-name="P25">moderate, low risk</text:p>
          </table:table-cell>
          <table:table-cell table:style-name="Table10.B4" office:value-type="string">
            <text:p text:style-name="P23">10 - 49</text:p>
          </table:table-cell>
        </table:table-row>
        <table:table-row>
          <table:table-cell table:style-name="Table10.A5" office:value-type="string">
            <text:p text:style-name="P25">small, no risk</text:p>
          </table:table-cell>
          <table:table-cell table:style-name="Table10.B5" office:value-type="string">
            <text:p text:style-name="P23">0 - 9</text:p>
          </table:table-cell>
        </table:table-row>
      </table:table>
      <text:p text:style-name="P10"><text:span text:style-name="T8"/></text:p>
      <text:p text:style-name="P10"><text:span text:style-name="T8">In a second step, the methods source code lines for each SLOC category are summed up and the results are expressed as percentage of the project’s overall volume. These values are then ranked according to the following table:</text:span></text:p>
      <table:table table:name="Table11" table:style-name="Table11">
        <table:table-column table:style-name="Table11.A" table:number-columns-repeated="4"/>
        <table:table-row>
          <table:table-cell table:style-name="Table11.A1" office:value-type="string">
            <text:p text:style-name="P21">Rank</text:p>
          </table:table-cell>
          <table:table-cell table:style-name="Table11.A1" office:value-type="string">
            <text:p text:style-name="P21">Medium</text:p>
          </table:table-cell>
          <table:table-cell table:style-name="Table11.A1" office:value-type="string">
            <text:p text:style-name="P21">High</text:p>
          </table:table-cell>
          <table:table-cell table:style-name="Table11.A1" office:value-type="string">
            <text:p text:style-name="P7"><text:span text:style-name="T11">Very</text:span><text:span text:style-name="T11"> </text:span><text:span text:style-name="T11">High</text:span></text:p>
          </table:table-cell>
        </table:table-row>
        <table:table-row>
          <table:table-cell table:style-name="Table11.A2" office:value-type="string">
            <text:p text:style-name="P23">2</text:p>
          </table:table-cell>
          <table:table-cell table:style-name="Table11.B2" office:value-type="string">
            <text:p text:style-name="P23">&lt; 25%</text:p>
          </table:table-cell>
          <table:table-cell table:style-name="Table11.C2" office:value-type="string">
            <text:p text:style-name="P23">&lt; 0%</text:p>
          </table:table-cell>
          <table:table-cell table:style-name="Table11.D2" office:value-type="string">
            <text:p text:style-name="P23">&lt; 0%</text:p>
          </table:table-cell>
        </table:table-row>
        <table:table-row>
          <table:table-cell table:style-name="Table11.A3" office:value-type="string">
            <text:p text:style-name="P23">1</text:p>
          </table:table-cell>
          <table:table-cell table:style-name="Table11.B3" office:value-type="string">
            <text:p text:style-name="P23">&lt; 30%</text:p>
          </table:table-cell>
          <table:table-cell table:style-name="Table11.C3" office:value-type="string">
            <text:p text:style-name="P23">&lt; 5%</text:p>
          </table:table-cell>
          <table:table-cell table:style-name="Table11.D3" office:value-type="string">
            <text:p text:style-name="P23">&lt; 0%</text:p>
          </table:table-cell>
        </table:table-row>
        <table:table-row>
          <table:table-cell table:style-name="Table11.A4" office:value-type="string">
            <text:p text:style-name="P23">0</text:p>
          </table:table-cell>
          <table:table-cell table:style-name="Table11.B4" office:value-type="string">
            <text:p text:style-name="P23">&lt; 40%</text:p>
          </table:table-cell>
          <table:table-cell table:style-name="Table11.C4" office:value-type="string">
            <text:p text:style-name="P23">&lt; 10%</text:p>
          </table:table-cell>
          <table:table-cell table:style-name="Table11.D4" office:value-type="string">
            <text:p text:style-name="P23">&lt; 0%</text:p>
          </table:table-cell>
        </table:table-row>
        <text:soft-page-break/>
        <table:table-row>
          <table:table-cell table:style-name="Table11.A5" office:value-type="string">
            <text:p text:style-name="P23">-1</text:p>
          </table:table-cell>
          <table:table-cell table:style-name="Table11.B5" office:value-type="string">
            <text:p text:style-name="P23">&lt; 50%</text:p>
          </table:table-cell>
          <table:table-cell table:style-name="Table11.C5" office:value-type="string">
            <text:p text:style-name="P23">&lt; 15%</text:p>
          </table:table-cell>
          <table:table-cell table:style-name="Table11.D5" office:value-type="string">
            <text:p text:style-name="P23">&lt; 5%</text:p>
          </table:table-cell>
        </table:table-row>
        <table:table-row>
          <table:table-cell table:style-name="Table11.A6" office:value-type="string">
            <text:p text:style-name="P23">-2</text:p>
          </table:table-cell>
          <table:table-cell table:style-name="Table11.B6" table:number-columns-spanned="3" office:value-type="string">
            <text:p text:style-name="P24">otherwise</text:p>
          </table:table-cell>
          <table:covered-table-cell/>
          <table:covered-table-cell/>
        </table:table-row>
      </table:table>
      <text:p text:style-name="P10"><text:span text:style-name="T8">Rank</text:span><text:span text:style-name="T8"> </text:span><text:span text:style-name="T8">is</text:span><text:span text:style-name="T8"> -- </text:span><text:span text:style-name="T8">otherwise</text:span></text:p>
      <text:p text:style-name="P1"/>
      <text:h text:style-name="P39" text:outline-level="10"><text:bookmark-start text:name="h.2w57zilawaf"/>A<text:bookmark-end text:name="h.2w57zilawaf"/>.II.2.f Aggregation of individual metrics</text:h>
      <text:p text:style-name="P10"><text:span text:style-name="T9">The</text:span><text:span text:style-name="T9"> </text:span><text:span text:style-name="T9">second</text:span><text:span text:style-name="T9"> </text:span><text:span text:style-name="T9">step</text:span><text:span text:style-name="T9"> </text:span><text:span text:style-name="T9">is</text:span><text:span text:style-name="T9"> </text:span><text:span text:style-name="T9">to</text:span><text:span text:style-name="T9"> </text:span><text:span text:style-name="T9">combine</text:span><text:span text:style-name="T9"> </text:span><text:span text:style-name="T9">them</text:span><text:span text:style-name="T9">, </text:span><text:span text:style-name="T9">by</text:span><text:span text:style-name="T9"> </text:span><text:span text:style-name="T9">doing</text:span><text:span text:style-name="T9"> </text:span><text:span text:style-name="T9">a</text:span><text:span text:style-name="T9"> </text:span><text:span text:style-name="T9">simple</text:span><text:span text:style-name="T9"> </text:span><text:span text:style-name="T9">average</text:span><text:span text:style-name="T9">, </text:span><text:span text:style-name="T9">using</text:span><text:span text:style-name="T9"> </text:span><text:span text:style-name="T9">the</text:span><text:span text:style-name="T9"> </text:span><text:span text:style-name="T9">following</text:span><text:span text:style-name="T9"> </text:span><text:span text:style-name="T9">mapping</text:span><text:span text:style-name="T9"> </text:span><text:span text:style-name="T9">table</text:span><text:span text:style-name="T9"> :</text:span></text:p>
      <table:table table:name="Table12" table:style-name="Table12">
        <table:table-column table:style-name="Table12.A" table:number-columns-repeated="5"/>
        <table:table-row>
          <table:table-cell table:style-name="Table12.A1" office:value-type="string">
            <text:p text:style-name="P22"><text:s/></text:p>
          </table:table-cell>
          <table:table-cell table:style-name="Table12.A1" office:value-type="string">
            <text:p text:style-name="P22">Volume</text:p>
          </table:table-cell>
          <table:table-cell table:style-name="Table12.A1" office:value-type="string">
            <text:p text:style-name="P22">Complexity</text:p>
          </table:table-cell>
          <table:table-cell table:style-name="Table12.A1" office:value-type="string">
            <text:p text:style-name="P22">Duplications</text:p>
          </table:table-cell>
          <table:table-cell table:style-name="Table12.A1" office:value-type="string">
            <text:p text:style-name="P7"><text:span text:style-name="T12">Unit</text:span><text:span text:style-name="T12"> </text:span><text:span text:style-name="T12">size</text:span></text:p>
          </table:table-cell>
        </table:table-row>
        <table:table-row>
          <table:table-cell table:style-name="Table12.A2" office:value-type="string">
            <text:p text:style-name="P26">analysability</text:p>
          </table:table-cell>
          <table:table-cell table:style-name="Table12.B2" office:value-type="string">
            <text:p text:style-name="P7"><draw:frame draw:style-name="fr1" draw:name="graphics1" text:anchor-type="as-char" svg:width="0.423cm" svg:height="0.423cm" draw:z-index="0"><draw:image/></draw:frame></text:p>
          </table:table-cell>
          <table:table-cell table:style-name="Table12.C2" office:value-type="string">
            <text:p text:style-name="P26"><text:s/></text:p>
          </table:table-cell>
          <table:table-cell table:style-name="Table12.D2" office:value-type="string">
            <text:p text:style-name="P7"><draw:frame draw:style-name="fr1" draw:name="1" text:anchor-type="as-char" svg:width="0.423cm" svg:height="0.423cm" draw:z-index="1"><draw:image/></draw:frame></text:p>
          </table:table-cell>
          <table:table-cell table:style-name="Table12.E2" office:value-type="string">
            <text:p text:style-name="P7"><draw:frame draw:style-name="fr1" draw:name="2" text:anchor-type="as-char" svg:width="0.423cm" svg:height="0.423cm" draw:z-index="2"><draw:image/></draw:frame></text:p>
          </table:table-cell>
        </table:table-row>
        <table:table-row>
          <table:table-cell table:style-name="Table12.A3" office:value-type="string">
            <text:p text:style-name="P26">changeability</text:p>
          </table:table-cell>
          <table:table-cell table:style-name="Table12.B3" office:value-type="string">
            <text:p text:style-name="P26"><text:s/></text:p>
          </table:table-cell>
          <table:table-cell table:style-name="Table12.C3" office:value-type="string">
            <text:p text:style-name="P7"><draw:frame draw:style-name="fr1" draw:name="3" text:anchor-type="as-char" svg:width="0.423cm" svg:height="0.423cm" draw:z-index="3"><draw:image/></draw:frame></text:p>
          </table:table-cell>
          <table:table-cell table:style-name="Table12.D3" office:value-type="string">
            <text:p text:style-name="P7"><draw:frame draw:style-name="fr1" draw:name="4" text:anchor-type="as-char" svg:width="0.423cm" svg:height="0.423cm" draw:z-index="4"><draw:image/></draw:frame></text:p>
          </table:table-cell>
          <table:table-cell table:style-name="Table12.E3" office:value-type="string">
            <text:p text:style-name="P26"><text:s/></text:p>
          </table:table-cell>
        </table:table-row>
        <table:table-row>
          <table:table-cell table:style-name="Table12.A4" office:value-type="string">
            <text:p text:style-name="P26">stability</text:p>
          </table:table-cell>
          <table:table-cell table:style-name="Table12.B4" office:value-type="string">
            <text:p text:style-name="P26"><text:s/></text:p>
          </table:table-cell>
          <table:table-cell table:style-name="Table12.C4" office:value-type="string">
            <text:p text:style-name="P26"><text:s/></text:p>
          </table:table-cell>
          <table:table-cell table:style-name="Table12.D4" office:value-type="string">
            <text:p text:style-name="P26"><text:s/></text:p>
          </table:table-cell>
          <table:table-cell table:style-name="Table12.E4" office:value-type="string">
            <text:p text:style-name="P26"><text:s/></text:p>
          </table:table-cell>
        </table:table-row>
        <table:table-row>
          <table:table-cell table:style-name="Table12.A5" office:value-type="string">
            <text:p text:style-name="P26">testability</text:p>
          </table:table-cell>
          <table:table-cell table:style-name="Table12.B5" office:value-type="string">
            <text:p text:style-name="P26"><text:s/></text:p>
          </table:table-cell>
          <table:table-cell table:style-name="Table12.C5" office:value-type="string">
            <text:p text:style-name="P7"><draw:frame draw:style-name="fr1" draw:name="5" text:anchor-type="as-char" svg:width="0.423cm" svg:height="0.423cm" draw:z-index="5"><draw:image/></draw:frame></text:p>
          </table:table-cell>
          <table:table-cell table:style-name="Table12.D5" office:value-type="string">
            <text:p text:style-name="P26"><text:s/></text:p>
          </table:table-cell>
          <table:table-cell table:style-name="Table12.E5" office:value-type="string">
            <text:p text:style-name="P7"><draw:frame draw:style-name="fr1" draw:name="6" text:anchor-type="as-char" svg:width="0.423cm" svg:height="0.423cm" draw:z-index="6"><draw:image/></draw:frame></text:p>
          </table:table-cell>
        </table:table-row>
      </table:table>
      <text:p text:style-name="P10"><text:span text:style-name="T9">and</text:span><text:span text:style-name="T9"> </text:span><text:span text:style-name="T9">therefore</text:span><text:span text:style-name="T9"> </text:span><text:span text:style-name="T9">obtain</text:span><text:span text:style-name="T9"> 4 </text:span><text:span text:style-name="T9">advanced</text:span><text:span text:style-name="T9"> </text:span><text:span text:style-name="T9">indicators</text:span><text:span text:style-name="T9"> </text:span><text:span text:style-name="T9">representing</text:span><text:span text:style-name="T9"> </text:span><text:span text:style-name="T9">the</text:span><text:span text:style-name="T9"> 4 </text:span><text:span text:style-name="T9">axes</text:span><text:span text:style-name="T9"> </text:span><text:span text:style-name="T9">of</text:span><text:span text:style-name="T9"> </text:span><text:span text:style-name="T9">maintainability</text:span><text:span text:style-name="T9"> </text:span><text:span text:style-name="T9">of</text:span><text:span text:style-name="T9"> </text:span><text:span text:style-name="T9">a</text:span><text:span text:style-name="T9"> </text:span><text:span text:style-name="T9">software</text:span><text:span text:style-name="T9">.</text:span></text:p>
      <text:p text:style-name="P10"><text:span text:style-name="T9">Optionally</text:span><text:span text:style-name="T9">, </text:span><text:span text:style-name="T9">the</text:span><text:span text:style-name="T9"> 4 </text:span><text:span text:style-name="T9">indicators</text:span><text:span text:style-name="T9"> </text:span><text:span text:style-name="T9">can</text:span><text:span text:style-name="T9"> </text:span><text:span text:style-name="T9">be</text:span><text:span text:style-name="T9"> </text:span><text:span text:style-name="T9">combined</text:span><text:span text:style-name="T9"> </text:span><text:span text:style-name="T9">by</text:span><text:span text:style-name="T9"> </text:span><text:span text:style-name="T9">doing</text:span><text:span text:style-name="T9"> </text:span><text:span text:style-name="T9">a</text:span><text:span text:style-name="T9"> </text:span><text:span text:style-name="T9">simple</text:span><text:span text:style-name="T9"> </text:span><text:span text:style-name="T9">average</text:span><text:span text:style-name="T9"> </text:span><text:span text:style-name="T9">to</text:span><text:span text:style-name="T9"> </text:span><text:span text:style-name="T9">give</text:span><text:span text:style-name="T9"> </text:span><text:span text:style-name="T9">the</text:span><text:span text:style-name="T9"> </text:span><text:span text:style-name="T9">maintainability</text:span><text:span text:style-name="T9"> </text:span><text:span text:style-name="T9">ranking</text:span><text:span text:style-name="T9">.</text:span></text:p>
      <text:h text:style-name="P39" text:outline-level="10"><text:bookmark-start text:name="h.5dmlwup6zzxg"/><text:bookmark-end text:name="h.5dmlwup6zzxg"/></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Trebuchet MS" svg:font-family="'Trebuchet MS'"/>
    <style:font-face style:name="Verdana" svg:font-family="Verdan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
    <meta:initial-creator/>
    <dc:creator>Thomas Weller</dc:creator>
    <meta:editing-cycles>2</meta:editing-cycles>
    <dc:date>2013-06-06T05:30:58.46</dc:date>
    <meta:editing-duration>PT21M23S</meta:editing-duration>
    <meta:document-statistic meta:table-count="12" meta:image-count="7" meta:object-count="0" meta:page-count="16" meta:paragraph-count="760" meta:word-count="1992" meta:character-count="22505" meta:non-whitespace-character-count="21255"/>
  </office:meta>
</office:document-meta>
</file>